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widows="0" fo:orphans="0" fo:break-before="page" style:text-autospace="none" fo:margin-bottom="0in" fo:line-height="100%"/>
    </style:style>
    <style:style style:name="T2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P3" style:parent-style-name="Обычный" style:family="paragraph">
      <style:paragraph-properties fo:widows="0" fo:orphans="0" style:text-autospace="none" fo:margin-bottom="0in" fo:line-height="100%"/>
    </style:style>
    <style:style style:name="T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" style:parent-style-name="Обычный" style:family="paragraph">
      <style:paragraph-properties fo:widows="0" fo:orphans="0" style:text-autospace="none" fo:margin-bottom="0in" fo:line-height="100%"/>
    </style:style>
    <style:style style:name="T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7" style:parent-style-name="Обычный" style:family="paragraph">
      <style:paragraph-properties fo:widows="0" fo:orphans="0" style:text-autospace="none" fo:margin-bottom="0in" fo:line-height="100%"/>
    </style:style>
    <style:style style:name="T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P10" style:parent-style-name="Обычный" style:family="paragraph">
      <style:paragraph-properties fo:widows="0" fo:orphans="0" style:text-autospace="none" fo:margin-bottom="0in" fo:line-height="100%"/>
    </style:style>
    <style:style style:name="T1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" style:parent-style-name="Обычный" style:family="paragraph">
      <style:paragraph-properties fo:widows="0" fo:orphans="0" style:text-autospace="none" fo:margin-bottom="0in" fo:line-height="100%"/>
    </style:style>
    <style:style style:name="T1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" style:parent-style-name="Обычный" style:family="paragraph">
      <style:paragraph-properties fo:widows="0" fo:orphans="0" style:text-autospace="none" fo:margin-bottom="0in" fo:line-height="100%"/>
    </style:style>
    <style:style style:name="T1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" style:parent-style-name="Обычный" style:family="paragraph">
      <style:paragraph-properties fo:widows="0" fo:orphans="0" style:text-autospace="none" fo:margin-bottom="0in" fo:line-height="100%"/>
    </style:style>
    <style:style style:name="T1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" style:parent-style-name="Обычный" style:family="paragraph">
      <style:paragraph-properties fo:widows="0" fo:orphans="0" style:text-autospace="none" fo:margin-bottom="0in" fo:line-height="100%"/>
    </style:style>
    <style:style style:name="T1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20" style:parent-style-name="Обычный" style:family="paragraph">
      <style:paragraph-properties fo:widows="0" fo:orphans="0" style:text-autospace="none" fo:margin-bottom="0in" fo:line-height="100%"/>
    </style:style>
    <style:style style:name="T2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22" style:parent-style-name="Обычный" style:family="paragraph">
      <style:paragraph-properties fo:widows="0" fo:orphans="0" style:text-autospace="none" fo:margin-bottom="0in" fo:line-height="100%"/>
    </style:style>
    <style:style style:name="T2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24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P25" style:parent-style-name="Обычный" style:family="paragraph">
      <style:paragraph-properties fo:widows="0" fo:orphans="0" style:text-autospace="none" fo:margin-bottom="0in" fo:line-height="100%"/>
    </style:style>
    <style:style style:name="T2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27" style:parent-style-name="Обычный" style:family="paragraph">
      <style:paragraph-properties fo:widows="0" fo:orphans="0" style:text-autospace="none" fo:margin-bottom="0in" fo:line-height="100%"/>
    </style:style>
    <style:style style:name="T2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29" style:parent-style-name="Обычный" style:family="paragraph">
      <style:paragraph-properties fo:widows="0" fo:orphans="0" style:text-autospace="none" fo:margin-bottom="0in" fo:line-height="100%"/>
    </style:style>
    <style:style style:name="T3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1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P32" style:parent-style-name="Обычный" style:family="paragraph">
      <style:paragraph-properties fo:widows="0" fo:orphans="0" style:text-autospace="none" fo:margin-bottom="0in" fo:line-height="100%"/>
    </style:style>
    <style:style style:name="T3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4" style:parent-style-name="Обычный" style:family="paragraph">
      <style:paragraph-properties fo:widows="0" fo:orphans="0" style:text-autospace="none" fo:margin-bottom="0in" fo:line-height="100%"/>
    </style:style>
    <style:style style:name="T3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6" style:parent-style-name="Обычный" style:family="paragraph">
      <style:paragraph-properties fo:widows="0" fo:orphans="0" style:text-autospace="none" fo:margin-bottom="0in" fo:line-height="100%"/>
    </style:style>
    <style:style style:name="T3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8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P39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P40" style:parent-style-name="Обычный" style:family="paragraph">
      <style:paragraph-properties fo:widows="0" fo:orphans="0" style:text-autospace="none" fo:margin-bottom="0in" fo:line-height="100%"/>
    </style:style>
    <style:style style:name="T4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42" style:parent-style-name="Обычный" style:family="paragraph">
      <style:paragraph-properties fo:widows="0" fo:orphans="0" style:text-autospace="none" fo:margin-bottom="0in" fo:line-height="100%"/>
    </style:style>
    <style:style style:name="T4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44" style:parent-style-name="Обычный" style:family="paragraph">
      <style:paragraph-properties fo:widows="0" fo:orphans="0" style:text-autospace="none" fo:margin-bottom="0in" fo:line-height="100%"/>
    </style:style>
    <style:style style:name="T4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46" style:parent-style-name="Обычный" style:family="paragraph">
      <style:paragraph-properties fo:widows="0" fo:orphans="0" style:text-autospace="none" fo:margin-bottom="0in" fo:line-height="100%"/>
    </style:style>
    <style:style style:name="T4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48" style:parent-style-name="Обычный" style:family="paragraph">
      <style:paragraph-properties fo:widows="0" fo:orphans="0" style:text-autospace="none" fo:margin-bottom="0in" fo:line-height="100%"/>
    </style:style>
    <style:style style:name="T4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0" style:parent-style-name="Обычный" style:family="paragraph">
      <style:paragraph-properties fo:widows="0" fo:orphans="0" style:text-autospace="none" fo:margin-bottom="0in" fo:line-height="100%"/>
    </style:style>
    <style:style style:name="T5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2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P53" style:parent-style-name="Обычный" style:family="paragraph">
      <style:paragraph-properties fo:widows="0" fo:orphans="0" style:text-autospace="none" fo:margin-bottom="0in" fo:line-height="100%"/>
    </style:style>
    <style:style style:name="T5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55" style:parent-style-name="Обычный" style:family="paragraph">
      <style:paragraph-properties fo:widows="0" fo:orphans="0" style:text-autospace="none" fo:margin-bottom="0in" fo:line-height="100%"/>
    </style:style>
    <style:style style:name="T5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57" style:parent-style-name="Обычный" style:family="paragraph">
      <style:paragraph-properties fo:widows="0" fo:orphans="0" style:text-autospace="none" fo:margin-bottom="0in" fo:line-height="100%"/>
    </style:style>
    <style:style style:name="T5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5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6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61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6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3" style:parent-style-name="Обычный" style:family="paragraph">
      <style:paragraph-properties fo:widows="0" fo:orphans="0" style:text-autospace="none" fo:margin-bottom="0in" fo:line-height="100%"/>
    </style:style>
    <style:style style:name="T6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6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6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67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6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9" style:parent-style-name="Обычный" style:family="paragraph">
      <style:paragraph-properties fo:widows="0" fo:orphans="0" style:text-autospace="none" fo:margin-bottom="0in" fo:line-height="100%"/>
    </style:style>
    <style:style style:name="T7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7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7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73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7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75" style:parent-style-name="Обычный" style:family="paragraph">
      <style:paragraph-properties fo:widows="0" fo:orphans="0" style:text-autospace="none" fo:margin-bottom="0in" fo:line-height="100%"/>
    </style:style>
    <style:style style:name="T7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7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7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79" style:parent-style-name="Обычный" style:family="paragraph">
      <style:paragraph-properties fo:widows="0" fo:orphans="0" style:text-autospace="none" fo:margin-bottom="0in" fo:line-height="100%"/>
    </style:style>
    <style:style style:name="T8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8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8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83" style:parent-style-name="Обычный" style:family="paragraph">
      <style:paragraph-properties fo:widows="0" fo:orphans="0" style:text-autospace="none" fo:margin-bottom="0in" fo:line-height="100%"/>
    </style:style>
    <style:style style:name="T8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8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8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87" style:parent-style-name="Обычный" style:family="paragraph">
      <style:paragraph-properties fo:widows="0" fo:orphans="0" style:text-autospace="none" fo:margin-bottom="0in" fo:line-height="100%"/>
    </style:style>
    <style:style style:name="T8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8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9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91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9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3" style:parent-style-name="Обычный" style:family="paragraph">
      <style:paragraph-properties fo:widows="0" fo:orphans="0" style:text-autospace="none" fo:margin-bottom="0in" fo:line-height="100%"/>
    </style:style>
    <style:style style:name="T9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9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9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97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9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9" style:parent-style-name="Обычный" style:family="paragraph">
      <style:paragraph-properties fo:widows="0" fo:orphans="0" style:text-autospace="none" fo:margin-bottom="0in" fo:line-height="100%"/>
    </style:style>
    <style:style style:name="T10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0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0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03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10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5" style:parent-style-name="Обычный" style:family="paragraph">
      <style:paragraph-properties fo:widows="0" fo:orphans="0" style:text-autospace="none" fo:margin-bottom="0in" fo:line-height="100%"/>
    </style:style>
    <style:style style:name="T10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0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0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9" style:parent-style-name="Обычный" style:family="paragraph">
      <style:paragraph-properties fo:widows="0" fo:orphans="0" style:text-autospace="none" fo:margin-bottom="0in" fo:line-height="100%"/>
    </style:style>
    <style:style style:name="T11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1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1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13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11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5" style:parent-style-name="Обычный" style:family="paragraph">
      <style:paragraph-properties fo:widows="0" fo:orphans="0" style:text-autospace="none" fo:margin-bottom="0in" fo:line-height="100%"/>
    </style:style>
    <style:style style:name="T11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1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1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9" style:parent-style-name="Обычный" style:family="paragraph">
      <style:paragraph-properties fo:widows="0" fo:orphans="0" style:text-autospace="none" fo:margin-bottom="0in" fo:line-height="100%"/>
    </style:style>
    <style:style style:name="T12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2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2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3" style:parent-style-name="Обычный" style:family="paragraph">
      <style:paragraph-properties fo:widows="0" fo:orphans="0" style:text-autospace="none" fo:margin-bottom="0in" fo:line-height="100%"/>
    </style:style>
    <style:style style:name="T12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2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2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27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12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9" style:parent-style-name="Обычный" style:family="paragraph">
      <style:paragraph-properties fo:widows="0" fo:orphans="0" style:text-autospace="none" fo:margin-bottom="0in" fo:line-height="100%"/>
    </style:style>
    <style:style style:name="T13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3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3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33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13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5" style:parent-style-name="Обычный" style:family="paragraph">
      <style:paragraph-properties fo:widows="0" fo:orphans="0" style:text-autospace="none" fo:margin-bottom="0in" fo:line-height="100%"/>
    </style:style>
    <style:style style:name="T13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3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3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9" style:parent-style-name="Обычный" style:family="paragraph">
      <style:paragraph-properties fo:widows="0" fo:orphans="0" style:text-autospace="none" fo:margin-bottom="0in" fo:line-height="100%"/>
    </style:style>
    <style:style style:name="T14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4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4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43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14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5" style:parent-style-name="Обычный" style:family="paragraph">
      <style:paragraph-properties fo:widows="0" fo:orphans="0" style:text-autospace="none" fo:margin-bottom="0in" fo:line-height="100%"/>
    </style:style>
    <style:style style:name="T14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4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4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49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15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1" style:parent-style-name="Обычный" style:family="paragraph">
      <style:paragraph-properties fo:widows="0" fo:orphans="0" style:text-autospace="none" fo:margin-bottom="0in" fo:line-height="100%"/>
    </style:style>
    <style:style style:name="T15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5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5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55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15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7" style:parent-style-name="Обычный" style:family="paragraph">
      <style:paragraph-properties fo:widows="0" fo:orphans="0" style:text-autospace="none" fo:margin-bottom="0in" fo:line-height="100%"/>
    </style:style>
    <style:style style:name="T15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5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6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1" style:parent-style-name="Обычный" style:family="paragraph">
      <style:paragraph-properties fo:widows="0" fo:orphans="0" style:text-autospace="none" fo:margin-bottom="0in" fo:line-height="100%"/>
    </style:style>
    <style:style style:name="T16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6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6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5" style:parent-style-name="Обычный" style:family="paragraph">
      <style:paragraph-properties fo:widows="0" fo:orphans="0" style:text-autospace="none" fo:margin-bottom="0in" fo:line-height="100%"/>
    </style:style>
    <style:style style:name="T16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6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6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9" style:parent-style-name="Обычный" style:family="paragraph">
      <style:paragraph-properties fo:widows="0" fo:orphans="0" style:text-autospace="none" fo:margin-bottom="0in" fo:line-height="100%"/>
    </style:style>
    <style:style style:name="T17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7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7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3" style:parent-style-name="Обычный" style:family="paragraph">
      <style:paragraph-properties fo:widows="0" fo:orphans="0" style:text-autospace="none" fo:margin-bottom="0in" fo:line-height="100%"/>
    </style:style>
    <style:style style:name="T17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7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7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77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17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9" style:parent-style-name="Обычный" style:family="paragraph">
      <style:paragraph-properties fo:widows="0" fo:orphans="0" style:text-autospace="none" fo:margin-bottom="0in" fo:line-height="100%"/>
    </style:style>
    <style:style style:name="T18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8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8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83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18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5" style:parent-style-name="Обычный" style:family="paragraph">
      <style:paragraph-properties fo:widows="0" fo:orphans="0" style:text-autospace="none" fo:margin-bottom="0in" fo:line-height="100%"/>
    </style:style>
    <style:style style:name="T18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8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8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9" style:parent-style-name="Обычный" style:family="paragraph">
      <style:paragraph-properties fo:widows="0" fo:orphans="0" style:text-autospace="none" fo:margin-bottom="0in" fo:line-height="100%"/>
    </style:style>
    <style:style style:name="T19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9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9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3" style:parent-style-name="Обычный" style:family="paragraph">
      <style:paragraph-properties fo:widows="0" fo:orphans="0" style:text-autospace="none" fo:margin-bottom="0in" fo:line-height="100%"/>
    </style:style>
    <style:style style:name="T19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9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9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97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19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9" style:parent-style-name="Обычный" style:family="paragraph">
      <style:paragraph-properties fo:widows="0" fo:orphans="0" style:text-autospace="none" fo:margin-bottom="0in" fo:line-height="100%"/>
    </style:style>
    <style:style style:name="T20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0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20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03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20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205" style:parent-style-name="Обычный" style:family="paragraph">
      <style:paragraph-properties fo:widows="0" fo:orphans="0" style:text-autospace="none" fo:margin-bottom="0in" fo:line-height="100%"/>
    </style:style>
    <style:style style:name="T20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0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20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209" style:parent-style-name="Обычный" style:family="paragraph">
      <style:paragraph-properties fo:widows="0" fo:orphans="0" style:text-autospace="none" fo:margin-bottom="0in" fo:line-height="100%"/>
    </style:style>
    <style:style style:name="T21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1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21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13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21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215" style:parent-style-name="Обычный" style:family="paragraph">
      <style:paragraph-properties fo:widows="0" fo:orphans="0" style:text-autospace="none" fo:margin-bottom="0in" fo:line-height="100%"/>
    </style:style>
    <style:style style:name="T21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1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21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19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22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221" style:parent-style-name="Обычный" style:family="paragraph">
      <style:paragraph-properties fo:widows="0" fo:orphans="0" style:text-autospace="none" fo:margin-bottom="0in" fo:line-height="100%"/>
    </style:style>
    <style:style style:name="T22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2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22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225" style:parent-style-name="Обычный" style:family="paragraph">
      <style:paragraph-properties fo:widows="0" fo:orphans="0" style:text-autospace="none" fo:margin-bottom="0in" fo:line-height="100%"/>
    </style:style>
    <style:style style:name="T22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2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22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229" style:parent-style-name="Обычный" style:family="paragraph">
      <style:paragraph-properties fo:widows="0" fo:orphans="0" style:text-autospace="none" fo:margin-bottom="0in" fo:line-height="100%"/>
    </style:style>
    <style:style style:name="T23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3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23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33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/>
    </style:style>
    <style:style style:name="T23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235" style:parent-style-name="Обычный" style:family="paragraph">
      <style:paragraph-properties fo:widows="0" fo:orphans="0" style:text-autospace="none" fo:margin-bottom="0in" fo:line-height="100%"/>
    </style:style>
    <style:style style:name="T23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3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23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39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/>
    </style:style>
    <style:style style:name="T24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241" style:parent-style-name="Обычный" style:family="paragraph">
      <style:paragraph-properties fo:widows="0" fo:orphans="0" style:text-autospace="none" fo:margin-bottom="0in" fo:line-height="100%"/>
    </style:style>
    <style:style style:name="T24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4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24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45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/>
    </style:style>
    <style:style style:name="T24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247" style:parent-style-name="Обычный" style:family="paragraph">
      <style:paragraph-properties fo:widows="0" fo:orphans="0" style:text-autospace="none" fo:margin-bottom="0in" fo:line-height="100%"/>
    </style:style>
    <style:style style:name="T24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4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25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51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/>
    </style:style>
    <style:style style:name="T25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253" style:parent-style-name="Обычный" style:family="paragraph">
      <style:paragraph-properties fo:widows="0" fo:orphans="0" style:text-autospace="none" fo:margin-bottom="0in" fo:line-height="100%"/>
    </style:style>
    <style:style style:name="T25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5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25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57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/>
    </style:style>
    <style:style style:name="T25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259" style:parent-style-name="Обычный" style:family="paragraph">
      <style:paragraph-properties fo:widows="0" fo:orphans="0" style:text-autospace="none" fo:margin-bottom="0in" fo:line-height="100%"/>
    </style:style>
    <style:style style:name="T26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6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26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63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/>
    </style:style>
    <style:style style:name="T26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265" style:parent-style-name="Обычный" style:family="paragraph">
      <style:paragraph-properties fo:widows="0" fo:orphans="0" style:text-autospace="none" fo:margin-bottom="0in" fo:line-height="100%"/>
    </style:style>
    <style:style style:name="T26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6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26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69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270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/>
    </style:style>
    <style:style style:name="T271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272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/>
    </style:style>
    <style:style style:name="T273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27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275" style:parent-style-name="Обычный" style:family="paragraph">
      <style:paragraph-properties fo:widows="0" fo:orphans="0" style:text-autospace="none" fo:margin-bottom="0in" fo:line-height="100%"/>
    </style:style>
    <style:style style:name="T27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7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27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79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280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/>
    </style:style>
    <style:style style:name="T281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282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/>
    </style:style>
    <style:style style:name="T283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28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285" style:parent-style-name="Обычный" style:family="paragraph">
      <style:paragraph-properties fo:widows="0" fo:orphans="0" style:text-autospace="none" fo:margin-bottom="0in" fo:line-height="100%"/>
    </style:style>
    <style:style style:name="T28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8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28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89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/>
    </style:style>
    <style:style style:name="T29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291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P292" style:parent-style-name="Обычный" style:family="paragraph">
      <style:paragraph-properties fo:widows="0" fo:orphans="0" style:text-autospace="none" fo:margin-bottom="0in" fo:line-height="100%"/>
    </style:style>
    <style:style style:name="T29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294" style:parent-style-name="Обычный" style:family="paragraph">
      <style:paragraph-properties fo:widows="0" fo:orphans="0" style:text-autospace="none" fo:margin-bottom="0in" fo:line-height="100%"/>
    </style:style>
    <style:style style:name="T29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296" style:parent-style-name="Обычный" style:family="paragraph">
      <style:paragraph-properties fo:widows="0" fo:orphans="0" style:text-autospace="none" fo:margin-bottom="0in" fo:line-height="100%"/>
    </style:style>
    <style:style style:name="T29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298" style:parent-style-name="Обычный" style:family="paragraph">
      <style:paragraph-properties fo:widows="0" fo:orphans="0" style:text-autospace="none" fo:margin-bottom="0in" fo:line-height="100%"/>
    </style:style>
    <style:style style:name="T29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00" style:parent-style-name="Обычный" style:family="paragraph">
      <style:paragraph-properties fo:widows="0" fo:orphans="0" style:text-autospace="none" fo:margin-bottom="0in" fo:line-height="100%"/>
    </style:style>
    <style:style style:name="T30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02" style:parent-style-name="Обычный" style:family="paragraph">
      <style:paragraph-properties fo:widows="0" fo:orphans="0" style:text-autospace="none" fo:margin-bottom="0in" fo:line-height="100%"/>
    </style:style>
    <style:style style:name="T30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04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P305" style:parent-style-name="Обычный" style:family="paragraph">
      <style:paragraph-properties fo:widows="0" fo:orphans="0" style:text-autospace="none" fo:margin-bottom="0in" fo:line-height="100%"/>
    </style:style>
    <style:style style:name="T30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07" style:parent-style-name="Обычный" style:family="paragraph">
      <style:paragraph-properties fo:widows="0" fo:orphans="0" style:text-autospace="none" fo:margin-bottom="0in" fo:line-height="100%"/>
    </style:style>
    <style:style style:name="T30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309" style:parent-style-name="Обычный" style:family="paragraph">
      <style:paragraph-properties fo:widows="0" fo:orphans="0" style:text-autospace="none" fo:margin-bottom="0in" fo:line-height="100%"/>
    </style:style>
    <style:style style:name="T31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11" style:parent-style-name="Обычный" style:family="paragraph">
      <style:paragraph-properties fo:widows="0" fo:orphans="0" style:text-autospace="none" fo:margin-bottom="0in" fo:line-height="100%"/>
    </style:style>
    <style:style style:name="T31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313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P314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P315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P316" style:parent-style-name="Обычный" style:family="paragraph">
      <style:paragraph-properties fo:widows="0" fo:orphans="0" style:text-autospace="none" fo:margin-bottom="0in" fo:line-height="100%"/>
    </style:style>
    <style:style style:name="T31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31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19" style:parent-style-name="Обычный" style:family="paragraph">
      <style:paragraph-properties fo:widows="0" fo:orphans="0" style:text-autospace="none" fo:margin-bottom="0in" fo:line-height="100%"/>
    </style:style>
    <style:style style:name="T32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32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32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323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32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25" style:parent-style-name="Обычный" style:family="paragraph">
      <style:paragraph-properties fo:widows="0" fo:orphans="0" style:text-autospace="none" fo:margin-bottom="0in" fo:line-height="100%"/>
    </style:style>
    <style:style style:name="T32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32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32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329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33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31" style:parent-style-name="Обычный" style:family="paragraph">
      <style:paragraph-properties fo:widows="0" fo:orphans="0" style:text-autospace="none" fo:margin-bottom="0in" fo:line-height="100%"/>
    </style:style>
    <style:style style:name="T33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33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33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35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P336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P337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P338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P339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P340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P341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P342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P343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P344" style:parent-style-name="Обычный" style:family="paragraph">
      <style:paragraph-properties fo:widows="0" fo:orphans="0" style:text-autospace="none" fo:margin-bottom="0in" fo:line-height="100%"/>
    </style:style>
    <style:style style:name="T34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34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47" style:parent-style-name="Обычный" style:family="paragraph">
      <style:paragraph-properties fo:widows="0" fo:orphans="0" style:text-autospace="none" fo:margin-bottom="0in" fo:line-height="100%"/>
    </style:style>
    <style:style style:name="T34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34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50" style:parent-style-name="Обычный" style:family="paragraph">
      <style:paragraph-properties fo:widows="0" fo:orphans="0" style:text-autospace="none" fo:margin-bottom="0in" fo:line-height="100%"/>
    </style:style>
    <style:style style:name="T35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35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35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35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55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color="#141414" style:letter-kerning="false" fo:font-size="10pt" style:font-size-asian="10pt" style:font-size-complex="10pt" fo:background-color="#808080" fo:language="en" fo:country="US"/>
    </style:style>
    <style:style style:name="P356" style:parent-style-name="Обычный" style:family="paragraph">
      <style:paragraph-properties fo:widows="0" fo:orphans="0" style:text-autospace="none" fo:margin-bottom="0in" fo:line-height="100%"/>
    </style:style>
    <style:style style:name="T35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35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35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60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color="#141414" style:letter-kerning="false" fo:font-size="10pt" style:font-size-asian="10pt" style:font-size-complex="10pt" fo:background-color="#808080" fo:language="en" fo:country="US"/>
    </style:style>
    <style:style style:name="P361" style:parent-style-name="Обычный" style:family="paragraph">
      <style:paragraph-properties fo:widows="0" fo:orphans="0" style:text-autospace="none" fo:margin-bottom="0in" fo:line-height="100%"/>
    </style:style>
    <style:style style:name="T36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36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36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65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color="#141414" style:letter-kerning="false" fo:font-size="10pt" style:font-size-asian="10pt" style:font-size-complex="10pt" fo:background-color="#808080" fo:language="en" fo:country="US"/>
    </style:style>
    <style:style style:name="P366" style:parent-style-name="Обычный" style:family="paragraph">
      <style:paragraph-properties fo:widows="0" fo:orphans="0" style:text-autospace="none" fo:margin-bottom="0in" fo:line-height="100%"/>
    </style:style>
    <style:style style:name="T36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68" style:parent-style-name="Обычный" style:family="paragraph">
      <style:paragraph-properties fo:widows="0" fo:orphans="0" style:text-autospace="none" fo:margin-bottom="0in" fo:line-height="100%"/>
    </style:style>
    <style:style style:name="T369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/>
    </style:style>
    <style:style style:name="T37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371" style:parent-style-name="Основнойшрифтабзаца" style:family="text">
      <style:text-properties style:font-name="Consolas" style:font-name-complex="Consolas" fo:color="#94920C" style:letter-kerning="false" fo:font-size="10pt" style:font-size-asian="10pt" style:font-size-complex="10pt"/>
    </style:style>
    <style:style style:name="T37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373" style:parent-style-name="Обычный" style:family="paragraph">
      <style:paragraph-properties fo:widows="0" fo:orphans="0" style:text-autospace="none" fo:margin-bottom="0in" fo:line-height="100%"/>
    </style:style>
    <style:style style:name="T37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375" style:parent-style-name="Обычный" style:family="paragraph">
      <style:paragraph-properties fo:widows="0" fo:orphans="0" style:text-autospace="none" fo:margin-bottom="0in" fo:line-height="100%"/>
    </style:style>
    <style:style style:name="T37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377" style:parent-style-name="Обычный" style:family="paragraph">
      <style:paragraph-properties fo:widows="0" fo:orphans="0" style:text-autospace="none" fo:margin-bottom="0in" fo:line-height="100%"/>
    </style:style>
    <style:style style:name="T37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379" style:parent-style-name="Обычный" style:family="paragraph">
      <style:paragraph-properties fo:widows="0" fo:orphans="0" style:text-autospace="none" fo:margin-bottom="0in" fo:line-height="100%"/>
    </style:style>
    <style:style style:name="T38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381" style:parent-style-name="Обычный" style:family="paragraph">
      <style:paragraph-properties fo:widows="0" fo:orphans="0" style:text-autospace="none" fo:margin-bottom="0in" fo:line-height="100%"/>
    </style:style>
    <style:style style:name="T38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83" style:parent-style-name="Обычный" style:family="paragraph">
      <style:paragraph-properties fo:widows="0" fo:orphans="0" style:text-autospace="none" fo:margin-bottom="0in" fo:line-height="100%"/>
    </style:style>
    <style:style style:name="T38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85" style:parent-style-name="Обычный" style:family="paragraph">
      <style:paragraph-properties fo:widows="0" fo:orphans="0" style:text-autospace="none" fo:margin-bottom="0in" fo:line-height="100%"/>
    </style:style>
    <style:style style:name="T38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87" style:parent-style-name="Обычный" style:family="paragraph">
      <style:paragraph-properties fo:widows="0" fo:orphans="0" style:text-autospace="none" fo:margin-bottom="0in" fo:line-height="100%"/>
    </style:style>
    <style:style style:name="T38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89" style:parent-style-name="Обычный" style:family="paragraph">
      <style:paragraph-properties fo:widows="0" fo:orphans="0" style:text-autospace="none" fo:margin-bottom="0in" fo:line-height="100%"/>
    </style:style>
    <style:style style:name="T39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91" style:parent-style-name="Обычный" style:family="paragraph">
      <style:paragraph-properties fo:widows="0" fo:orphans="0" style:text-autospace="none" fo:margin-bottom="0in" fo:line-height="100%"/>
    </style:style>
    <style:style style:name="T39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393" style:parent-style-name="Обычный" style:family="paragraph">
      <style:paragraph-properties fo:widows="0" fo:orphans="0" style:text-autospace="none" fo:margin-bottom="0in" fo:line-height="100%"/>
    </style:style>
    <style:style style:name="T394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39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396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39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398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P399" style:parent-style-name="Обычный" style:family="paragraph">
      <style:paragraph-properties fo:widows="0" fo:orphans="0" style:text-autospace="none" fo:margin-bottom="0in" fo:line-height="100%"/>
    </style:style>
    <style:style style:name="T400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01" style:parent-style-name="Основнойшрифтабзаца" style:family="text">
      <style:text-properties style:font-name="Consolas" style:font-name-complex="Consolas" fo:color="#AA4040" style:letter-kerning="false" fo:font-size="10pt" style:font-size-asian="10pt" style:font-size-complex="10pt" fo:language="en" fo:country="US"/>
    </style:style>
    <style:style style:name="T40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403" style:parent-style-name="Обычный" style:family="paragraph">
      <style:paragraph-properties fo:widows="0" fo:orphans="0" style:text-autospace="none" fo:margin-bottom="0in" fo:line-height="100%"/>
    </style:style>
    <style:style style:name="T404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05" style:parent-style-name="Основнойшрифтабзаца" style:family="text">
      <style:text-properties style:font-name="Consolas" style:font-name-complex="Consolas" fo:color="#AA4040" style:letter-kerning="false" fo:font-size="10pt" style:font-size-asian="10pt" style:font-size-complex="10pt" fo:language="en" fo:country="US"/>
    </style:style>
    <style:style style:name="T406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0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408" style:parent-style-name="Обычный" style:family="paragraph">
      <style:paragraph-properties fo:widows="0" fo:orphans="0" style:text-autospace="none" fo:margin-bottom="0in" fo:line-height="100%"/>
    </style:style>
    <style:style style:name="T409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10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411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12" style:parent-style-name="Основнойшрифтабзаца" style:family="text">
      <style:text-properties style:font-name="Consolas" style:font-name-complex="Consolas" fo:color="#AA4040" style:letter-kerning="false" fo:font-size="10pt" style:font-size-asian="10pt" style:font-size-complex="10pt" fo:language="en" fo:country="US"/>
    </style:style>
    <style:style style:name="T413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1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415" style:parent-style-name="Обычный" style:family="paragraph">
      <style:paragraph-properties fo:widows="0" fo:orphans="0" style:text-autospace="none" fo:margin-bottom="0in" fo:line-height="100%"/>
    </style:style>
    <style:style style:name="T416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17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418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19" style:parent-style-name="Основнойшрифтабзаца" style:family="text">
      <style:text-properties style:font-name="Consolas" style:font-name-complex="Consolas" fo:color="#AA4040" style:letter-kerning="false" fo:font-size="10pt" style:font-size-asian="10pt" style:font-size-complex="10pt" fo:language="en" fo:country="US"/>
    </style:style>
    <style:style style:name="T420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2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422" style:parent-style-name="Обычный" style:family="paragraph">
      <style:paragraph-properties fo:widows="0" fo:orphans="0" style:text-autospace="none" fo:margin-bottom="0in" fo:line-height="100%"/>
    </style:style>
    <style:style style:name="T423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24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425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26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427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28" style:parent-style-name="Основнойшрифтабзаца" style:family="text">
      <style:text-properties style:font-name="Consolas" style:font-name-complex="Consolas" fo:color="#AA4040" style:letter-kerning="false" fo:font-size="10pt" style:font-size-asian="10pt" style:font-size-complex="10pt" fo:language="en" fo:country="US"/>
    </style:style>
    <style:style style:name="T429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3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431" style:parent-style-name="Обычный" style:family="paragraph">
      <style:paragraph-properties fo:widows="0" fo:orphans="0" style:text-autospace="none" fo:margin-bottom="0in" fo:line-height="100%"/>
    </style:style>
    <style:style style:name="T432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33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434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35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436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37" style:parent-style-name="Основнойшрифтабзаца" style:family="text">
      <style:text-properties style:font-name="Consolas" style:font-name-complex="Consolas" fo:color="#AA4040" style:letter-kerning="false" fo:font-size="10pt" style:font-size-asian="10pt" style:font-size-complex="10pt" fo:language="en" fo:country="US"/>
    </style:style>
    <style:style style:name="T438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3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440" style:parent-style-name="Обычный" style:family="paragraph">
      <style:paragraph-properties fo:widows="0" fo:orphans="0" style:text-autospace="none" fo:margin-bottom="0in" fo:line-height="100%"/>
    </style:style>
    <style:style style:name="T441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42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443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44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445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46" style:parent-style-name="Основнойшрифтабзаца" style:family="text">
      <style:text-properties style:font-name="Consolas" style:font-name-complex="Consolas" fo:color="#AA4040" style:letter-kerning="false" fo:font-size="10pt" style:font-size-asian="10pt" style:font-size-complex="10pt" fo:language="en" fo:country="US"/>
    </style:style>
    <style:style style:name="T447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4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449" style:parent-style-name="Обычный" style:family="paragraph">
      <style:paragraph-properties fo:widows="0" fo:orphans="0" style:text-autospace="none" fo:margin-bottom="0in" fo:line-height="100%"/>
    </style:style>
    <style:style style:name="T450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51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452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53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454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55" style:parent-style-name="Основнойшрифтабзаца" style:family="text">
      <style:text-properties style:font-name="Consolas" style:font-name-complex="Consolas" fo:color="#AA4040" style:letter-kerning="false" fo:font-size="10pt" style:font-size-asian="10pt" style:font-size-complex="10pt" fo:language="en" fo:country="US"/>
    </style:style>
    <style:style style:name="T456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5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458" style:parent-style-name="Обычный" style:family="paragraph">
      <style:paragraph-properties fo:widows="0" fo:orphans="0" style:text-autospace="none" fo:margin-bottom="0in" fo:line-height="100%"/>
    </style:style>
    <style:style style:name="T459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60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461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62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463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64" style:parent-style-name="Основнойшрифтабзаца" style:family="text">
      <style:text-properties style:font-name="Consolas" style:font-name-complex="Consolas" fo:color="#AA4040" style:letter-kerning="false" fo:font-size="10pt" style:font-size-asian="10pt" style:font-size-complex="10pt" fo:language="en" fo:country="US"/>
    </style:style>
    <style:style style:name="T465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6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467" style:parent-style-name="Обычный" style:family="paragraph">
      <style:paragraph-properties fo:widows="0" fo:orphans="0" style:text-autospace="none" fo:margin-bottom="0in" fo:line-height="100%"/>
    </style:style>
    <style:style style:name="T468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69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470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71" style:parent-style-name="Основнойшрифтабзаца" style:family="text">
      <style:text-properties style:font-name="Consolas" style:font-name-complex="Consolas" fo:color="#AA4040" style:letter-kerning="false" fo:font-size="10pt" style:font-size-asian="10pt" style:font-size-complex="10pt" fo:language="en" fo:country="US"/>
    </style:style>
    <style:style style:name="T472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7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474" style:parent-style-name="Обычный" style:family="paragraph">
      <style:paragraph-properties fo:widows="0" fo:orphans="0" style:text-autospace="none" fo:margin-bottom="0in" fo:line-height="100%"/>
    </style:style>
    <style:style style:name="T475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76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477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78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479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80" style:parent-style-name="Основнойшрифтабзаца" style:family="text">
      <style:text-properties style:font-name="Consolas" style:font-name-complex="Consolas" fo:color="#AA4040" style:letter-kerning="false" fo:font-size="10pt" style:font-size-asian="10pt" style:font-size-complex="10pt" fo:language="en" fo:country="US"/>
    </style:style>
    <style:style style:name="T481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8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483" style:parent-style-name="Обычный" style:family="paragraph">
      <style:paragraph-properties fo:widows="0" fo:orphans="0" style:text-autospace="none" fo:margin-bottom="0in" fo:line-height="100%"/>
    </style:style>
    <style:style style:name="T484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85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486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87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488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89" style:parent-style-name="Основнойшрифтабзаца" style:family="text">
      <style:text-properties style:font-name="Consolas" style:font-name-complex="Consolas" fo:color="#AA4040" style:letter-kerning="false" fo:font-size="10pt" style:font-size-asian="10pt" style:font-size-complex="10pt" fo:language="en" fo:country="US"/>
    </style:style>
    <style:style style:name="T490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9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492" style:parent-style-name="Обычный" style:family="paragraph">
      <style:paragraph-properties fo:widows="0" fo:orphans="0" style:text-autospace="none" fo:margin-bottom="0in" fo:line-height="100%"/>
    </style:style>
    <style:style style:name="T493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94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495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96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497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498" style:parent-style-name="Основнойшрифтабзаца" style:family="text">
      <style:text-properties style:font-name="Consolas" style:font-name-complex="Consolas" fo:color="#AA4040" style:letter-kerning="false" fo:font-size="10pt" style:font-size-asian="10pt" style:font-size-complex="10pt" fo:language="en" fo:country="US"/>
    </style:style>
    <style:style style:name="T499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50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01" style:parent-style-name="Обычный" style:family="paragraph">
      <style:paragraph-properties fo:widows="0" fo:orphans="0" style:text-autospace="none" fo:margin-bottom="0in" fo:line-height="100%"/>
    </style:style>
    <style:style style:name="T502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503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504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505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506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507" style:parent-style-name="Основнойшрифтабзаца" style:family="text">
      <style:text-properties style:font-name="Consolas" style:font-name-complex="Consolas" fo:color="#AA4040" style:letter-kerning="false" fo:font-size="10pt" style:font-size-asian="10pt" style:font-size-complex="10pt" fo:language="en" fo:country="US"/>
    </style:style>
    <style:style style:name="T508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50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10" style:parent-style-name="Обычный" style:family="paragraph">
      <style:paragraph-properties fo:widows="0" fo:orphans="0" style:text-autospace="none" fo:margin-bottom="0in" fo:line-height="100%"/>
    </style:style>
    <style:style style:name="T51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12" style:parent-style-name="Обычный" style:family="paragraph">
      <style:paragraph-properties fo:widows="0" fo:orphans="0" style:text-autospace="none" fo:margin-bottom="0in" fo:line-height="100%"/>
    </style:style>
    <style:style style:name="T51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514" style:parent-style-name="Обычный" style:family="paragraph">
      <style:paragraph-properties fo:widows="0" fo:orphans="0" style:text-autospace="none" fo:margin-bottom="0in" fo:line-height="100%"/>
    </style:style>
    <style:style style:name="T51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516" style:parent-style-name="Обычный" style:family="paragraph">
      <style:paragraph-properties fo:widows="0" fo:orphans="0" style:text-autospace="none" fo:margin-bottom="0in" fo:line-height="100%"/>
    </style:style>
    <style:style style:name="T51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518" style:parent-style-name="Обычный" style:family="paragraph">
      <style:paragraph-properties fo:widows="0" fo:orphans="0" style:text-autospace="none" fo:margin-bottom="0in" fo:line-height="100%"/>
    </style:style>
    <style:style style:name="T51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520" style:parent-style-name="Обычный" style:family="paragraph">
      <style:paragraph-properties fo:widows="0" fo:orphans="0" style:text-autospace="none" fo:margin-bottom="0in" fo:line-height="100%"/>
    </style:style>
    <style:style style:name="T52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22" style:parent-style-name="Обычный" style:family="paragraph">
      <style:paragraph-properties fo:widows="0" fo:orphans="0" style:text-autospace="none" fo:margin-bottom="0in" fo:line-height="100%"/>
    </style:style>
    <style:style style:name="T52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24" style:parent-style-name="Обычный" style:family="paragraph">
      <style:paragraph-properties fo:widows="0" fo:orphans="0" style:text-autospace="none" fo:margin-bottom="0in" fo:line-height="100%"/>
    </style:style>
    <style:style style:name="T52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26" style:parent-style-name="Обычный" style:family="paragraph">
      <style:paragraph-properties fo:widows="0" fo:orphans="0" style:text-autospace="none" fo:margin-bottom="0in" fo:line-height="100%"/>
    </style:style>
    <style:style style:name="T52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28" style:parent-style-name="Обычный" style:family="paragraph">
      <style:paragraph-properties fo:widows="0" fo:orphans="0" style:text-autospace="none" fo:margin-bottom="0in" fo:line-height="100%"/>
    </style:style>
    <style:style style:name="T52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30" style:parent-style-name="Обычный" style:family="paragraph">
      <style:paragraph-properties fo:widows="0" fo:orphans="0" style:text-autospace="none" fo:margin-bottom="0in" fo:line-height="100%"/>
    </style:style>
    <style:style style:name="T53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53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33" style:parent-style-name="Обычный" style:family="paragraph">
      <style:paragraph-properties fo:widows="0" fo:orphans="0" style:text-autospace="none" fo:margin-bottom="0in" fo:line-height="100%"/>
    </style:style>
    <style:style style:name="T53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53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53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53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53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53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54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54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42" style:parent-style-name="Обычный" style:family="paragraph">
      <style:paragraph-properties fo:widows="0" fo:orphans="0" style:text-autospace="none" fo:margin-bottom="0in" fo:line-height="100%"/>
    </style:style>
    <style:style style:name="T54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54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45" style:parent-style-name="Обычный" style:family="paragraph">
      <style:paragraph-properties fo:widows="0" fo:orphans="0" style:text-autospace="none" fo:margin-bottom="0in" fo:line-height="100%"/>
    </style:style>
    <style:style style:name="T54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54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54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54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50" style:parent-style-name="Обычный" style:family="paragraph">
      <style:paragraph-properties fo:widows="0" fo:orphans="0" style:text-autospace="none" fo:margin-bottom="0in" fo:line-height="100%"/>
    </style:style>
    <style:style style:name="T55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52" style:parent-style-name="Обычный" style:family="paragraph">
      <style:paragraph-properties fo:widows="0" fo:orphans="0" style:text-autospace="none" fo:margin-bottom="0in" fo:line-height="100%"/>
    </style:style>
    <style:style style:name="T55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55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55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556" style:parent-style-name="Обычный" style:family="paragraph">
      <style:paragraph-properties fo:widows="0" fo:orphans="0" style:text-autospace="none" fo:margin-bottom="0in" fo:line-height="100%"/>
    </style:style>
    <style:style style:name="T55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558" style:parent-style-name="Обычный" style:family="paragraph">
      <style:paragraph-properties fo:widows="0" fo:orphans="0" style:text-autospace="none" fo:margin-bottom="0in" fo:line-height="100%"/>
    </style:style>
    <style:style style:name="T55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56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61" style:parent-style-name="Обычный" style:family="paragraph">
      <style:paragraph-properties fo:widows="0" fo:orphans="0" style:text-autospace="none" fo:margin-bottom="0in" fo:line-height="100%"/>
    </style:style>
    <style:style style:name="T56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56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64" style:parent-style-name="Обычный" style:family="paragraph">
      <style:paragraph-properties fo:widows="0" fo:orphans="0" style:text-autospace="none" fo:margin-bottom="0in" fo:line-height="100%"/>
    </style:style>
    <style:style style:name="T56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566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color="#141414" style:letter-kerning="false" fo:font-size="10pt" style:font-size-asian="10pt" style:font-size-complex="10pt" fo:background-color="#808080"/>
    </style:style>
    <style:style style:name="P567" style:parent-style-name="Обычный" style:family="paragraph">
      <style:paragraph-properties fo:widows="0" fo:orphans="0" style:text-autospace="none" fo:margin-bottom="0in" fo:line-height="100%"/>
    </style:style>
    <style:style style:name="T56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56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57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71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color="#141414" style:letter-kerning="false" fo:font-size="10pt" style:font-size-asian="10pt" style:font-size-complex="10pt" fo:background-color="#808080" fo:language="en" fo:country="US"/>
    </style:style>
    <style:style style:name="P572" style:parent-style-name="Обычный" style:family="paragraph">
      <style:paragraph-properties fo:widows="0" fo:orphans="0" style:text-autospace="none" fo:margin-bottom="0in" fo:line-height="100%"/>
    </style:style>
    <style:style style:name="T57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57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57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76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color="#141414" style:letter-kerning="false" fo:font-size="10pt" style:font-size-asian="10pt" style:font-size-complex="10pt" fo:background-color="#808080" fo:language="en" fo:country="US"/>
    </style:style>
    <style:style style:name="P577" style:parent-style-name="Обычный" style:family="paragraph">
      <style:paragraph-properties fo:widows="0" fo:orphans="0" style:text-autospace="none" fo:margin-bottom="0in" fo:line-height="100%"/>
    </style:style>
    <style:style style:name="T57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79" style:parent-style-name="Обычный" style:family="paragraph">
      <style:paragraph-properties fo:widows="0" fo:orphans="0" style:text-autospace="none" fo:margin-bottom="0in" fo:line-height="100%"/>
    </style:style>
    <style:style style:name="T58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581" style:parent-style-name="Обычный" style:family="paragraph">
      <style:paragraph-properties fo:widows="0" fo:orphans="0" style:text-autospace="none" fo:margin-bottom="0in" fo:line-height="100%"/>
    </style:style>
    <style:style style:name="T58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583" style:parent-style-name="Обычный" style:family="paragraph">
      <style:paragraph-properties fo:widows="0" fo:orphans="0" style:text-autospace="none" fo:margin-bottom="0in" fo:line-height="100%"/>
    </style:style>
    <style:style style:name="T58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585" style:parent-style-name="Обычный" style:family="paragraph">
      <style:paragraph-properties fo:widows="0" fo:orphans="0" style:text-autospace="none" fo:margin-bottom="0in" fo:line-height="100%"/>
    </style:style>
    <style:style style:name="T58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587" style:parent-style-name="Обычный" style:family="paragraph">
      <style:paragraph-properties fo:widows="0" fo:orphans="0" style:text-autospace="none" fo:margin-bottom="0in" fo:line-height="100%"/>
    </style:style>
    <style:style style:name="T58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89" style:parent-style-name="Обычный" style:family="paragraph">
      <style:paragraph-properties fo:widows="0" fo:orphans="0" style:text-autospace="none" fo:margin-bottom="0in" fo:line-height="100%"/>
    </style:style>
    <style:style style:name="T59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91" style:parent-style-name="Обычный" style:family="paragraph">
      <style:paragraph-properties fo:widows="0" fo:orphans="0" style:text-autospace="none" fo:margin-bottom="0in" fo:line-height="100%"/>
    </style:style>
    <style:style style:name="T59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93" style:parent-style-name="Обычный" style:family="paragraph">
      <style:paragraph-properties fo:widows="0" fo:orphans="0" style:text-autospace="none" fo:margin-bottom="0in" fo:line-height="100%"/>
    </style:style>
    <style:style style:name="T59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595" style:parent-style-name="Обычный" style:family="paragraph">
      <style:paragraph-properties fo:widows="0" fo:orphans="0" style:text-autospace="none" fo:margin-bottom="0in" fo:line-height="100%"/>
    </style:style>
    <style:style style:name="T596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59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598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/>
    </style:style>
    <style:style style:name="T599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60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60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60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60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60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60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60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60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60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60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610" style:parent-style-name="Обычный" style:family="paragraph">
      <style:paragraph-properties fo:widows="0" fo:orphans="0" style:text-autospace="none" fo:margin-bottom="0in" fo:line-height="100%"/>
    </style:style>
    <style:style style:name="T61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12" style:parent-style-name="Обычный" style:family="paragraph">
      <style:paragraph-properties fo:widows="0" fo:orphans="0" style:text-autospace="none" fo:margin-bottom="0in" fo:line-height="100%"/>
    </style:style>
    <style:style style:name="T61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61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15" style:parent-style-name="Обычный" style:family="paragraph">
      <style:paragraph-properties fo:widows="0" fo:orphans="0" style:text-autospace="none" fo:margin-bottom="0in" fo:line-height="100%"/>
    </style:style>
    <style:style style:name="T61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61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61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619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62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21" style:parent-style-name="Обычный" style:family="paragraph">
      <style:paragraph-properties fo:widows="0" fo:orphans="0" style:text-autospace="none" fo:margin-bottom="0in" fo:line-height="100%"/>
    </style:style>
    <style:style style:name="T62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62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62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625" style:parent-style-name="Основнойшрифтабзаца" style:family="text">
      <style:text-properties style:font-name="Consolas" style:font-name-complex="Consolas" fo:color="#127C9B" style:letter-kerning="false" fo:font-size="10pt" style:font-size-asian="10pt" style:font-size-complex="10pt" fo:language="en" fo:country="US"/>
    </style:style>
    <style:style style:name="T62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27" style:parent-style-name="Обычный" style:family="paragraph">
      <style:paragraph-properties fo:widows="0" fo:orphans="0" style:text-autospace="none" fo:margin-bottom="0in" fo:line-height="100%"/>
    </style:style>
    <style:style style:name="T62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62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63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31" style:parent-style-name="Обычный" style:family="paragraph">
      <style:paragraph-properties fo:widows="0" fo:orphans="0" style:text-autospace="none" fo:margin-bottom="0in" fo:line-height="100%"/>
    </style:style>
    <style:style style:name="T63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63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63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635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P636" style:parent-style-name="Обычный" style:family="paragraph">
      <style:paragraph-properties fo:widows="0" fo:orphans="0" style:text-autospace="none" fo:margin-bottom="0in" fo:line-height="100%"/>
    </style:style>
    <style:style style:name="T63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63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63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40" style:parent-style-name="Обычный" style:family="paragraph">
      <style:paragraph-properties fo:widows="0" fo:orphans="0" style:text-autospace="none" fo:margin-bottom="0in" fo:line-height="100%"/>
    </style:style>
    <style:style style:name="T64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42" style:parent-style-name="Обычный" style:family="paragraph">
      <style:paragraph-properties fo:widows="0" fo:orphans="0" style:text-autospace="none" fo:margin-bottom="0in" fo:line-height="100%"/>
    </style:style>
    <style:style style:name="T64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644" style:parent-style-name="Обычный" style:family="paragraph">
      <style:paragraph-properties fo:widows="0" fo:orphans="0" style:text-autospace="none" fo:margin-bottom="0in" fo:line-height="100%"/>
    </style:style>
    <style:style style:name="T64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646" style:parent-style-name="Обычный" style:family="paragraph">
      <style:paragraph-properties fo:widows="0" fo:orphans="0" style:text-autospace="none" fo:margin-bottom="0in" fo:line-height="100%"/>
    </style:style>
    <style:style style:name="T64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648" style:parent-style-name="Обычный" style:family="paragraph">
      <style:paragraph-properties fo:widows="0" fo:orphans="0" style:text-autospace="none" fo:margin-bottom="0in" fo:line-height="100%"/>
    </style:style>
    <style:style style:name="T64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650" style:parent-style-name="Обычный" style:family="paragraph">
      <style:paragraph-properties fo:widows="0" fo:orphans="0" style:text-autospace="none" fo:margin-bottom="0in" fo:line-height="100%"/>
    </style:style>
    <style:style style:name="T65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52" style:parent-style-name="Обычный" style:family="paragraph">
      <style:paragraph-properties fo:widows="0" fo:orphans="0" style:text-autospace="none" fo:margin-bottom="0in" fo:line-height="100%"/>
    </style:style>
    <style:style style:name="T65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54" style:parent-style-name="Обычный" style:family="paragraph">
      <style:paragraph-properties fo:widows="0" fo:orphans="0" style:text-autospace="none" fo:margin-bottom="0in" fo:line-height="100%"/>
    </style:style>
    <style:style style:name="T65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56" style:parent-style-name="Обычный" style:family="paragraph">
      <style:paragraph-properties fo:widows="0" fo:orphans="0" style:text-autospace="none" fo:margin-bottom="0in" fo:line-height="100%"/>
    </style:style>
    <style:style style:name="T65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58" style:parent-style-name="Обычный" style:family="paragraph">
      <style:paragraph-properties fo:widows="0" fo:orphans="0" style:text-autospace="none" fo:margin-bottom="0in" fo:line-height="100%"/>
    </style:style>
    <style:style style:name="T65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66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61" style:parent-style-name="Обычный" style:family="paragraph">
      <style:paragraph-properties fo:widows="0" fo:orphans="0" style:text-autospace="none" fo:margin-bottom="0in" fo:line-height="100%"/>
    </style:style>
    <style:style style:name="T66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66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64" style:parent-style-name="Обычный" style:family="paragraph">
      <style:paragraph-properties fo:widows="0" fo:orphans="0" style:text-autospace="none" fo:margin-bottom="0in" fo:line-height="100%"/>
    </style:style>
    <style:style style:name="T66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66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67" style:parent-style-name="Обычный" style:family="paragraph">
      <style:paragraph-properties fo:widows="0" fo:orphans="0" style:text-autospace="none" fo:margin-bottom="0in" fo:line-height="100%"/>
    </style:style>
    <style:style style:name="T66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66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70" style:parent-style-name="Обычный" style:family="paragraph">
      <style:paragraph-properties fo:widows="0" fo:orphans="0" style:text-autospace="none" fo:margin-bottom="0in" fo:line-height="100%"/>
    </style:style>
    <style:style style:name="T67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67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73" style:parent-style-name="Обычный" style:family="paragraph">
      <style:paragraph-properties fo:widows="0" fo:orphans="0" style:text-autospace="none" fo:margin-bottom="0in" fo:line-height="100%"/>
    </style:style>
    <style:style style:name="T67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67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76" style:parent-style-name="Обычный" style:family="paragraph">
      <style:paragraph-properties fo:widows="0" fo:orphans="0" style:text-autospace="none" fo:margin-bottom="0in" fo:line-height="100%"/>
    </style:style>
    <style:style style:name="T67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67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79" style:parent-style-name="Обычный" style:family="paragraph">
      <style:paragraph-properties fo:widows="0" fo:orphans="0" style:text-autospace="none" fo:margin-bottom="0in" fo:line-height="100%"/>
    </style:style>
    <style:style style:name="T68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681" style:parent-style-name="Обычный" style:family="paragraph">
      <style:paragraph-properties fo:widows="0" fo:orphans="0" style:text-autospace="none" fo:margin-bottom="0in" fo:line-height="100%"/>
    </style:style>
    <style:style style:name="T68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683" style:parent-style-name="Обычный" style:family="paragraph">
      <style:paragraph-properties fo:widows="0" fo:orphans="0" style:text-autospace="none" fo:margin-bottom="0in" fo:line-height="100%"/>
    </style:style>
    <style:style style:name="T68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685" style:parent-style-name="Обычный" style:family="paragraph">
      <style:paragraph-properties fo:widows="0" fo:orphans="0" style:text-autospace="none" fo:margin-bottom="0in" fo:line-height="100%"/>
    </style:style>
    <style:style style:name="T68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687" style:parent-style-name="Обычный" style:family="paragraph">
      <style:paragraph-properties fo:widows="0" fo:orphans="0" style:text-autospace="none" fo:margin-bottom="0in" fo:line-height="100%"/>
    </style:style>
    <style:style style:name="T68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689" style:parent-style-name="Обычный" style:family="paragraph">
      <style:paragraph-properties fo:widows="0" fo:orphans="0" style:text-autospace="none" fo:margin-bottom="0in" fo:line-height="100%"/>
    </style:style>
    <style:style style:name="T690" style:parent-style-name="Основнойшрифтабзаца" style:family="text">
      <style:text-properties style:font-name="Consolas" style:font-name-complex="Consolas" fo:color="#94920C" style:letter-kerning="false" fo:font-size="10pt" style:font-size-asian="10pt" style:font-size-complex="10pt" fo:language="en" fo:country="US"/>
    </style:style>
    <style:style style:name="T69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92" style:parent-style-name="Обычный" style:family="paragraph">
      <style:paragraph-properties fo:widows="0" fo:orphans="0" style:text-autospace="none" fo:margin-bottom="0in" fo:line-height="100%"/>
    </style:style>
    <style:style style:name="T693" style:parent-style-name="Основнойшрифтабзаца" style:family="text">
      <style:text-properties style:font-name="Consolas" style:font-name-complex="Consolas" fo:color="#94920C" style:letter-kerning="false" fo:font-size="10pt" style:font-size-asian="10pt" style:font-size-complex="10pt" fo:language="en" fo:country="US"/>
    </style:style>
    <style:style style:name="T69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95" style:parent-style-name="Обычный" style:family="paragraph">
      <style:paragraph-properties fo:widows="0" fo:orphans="0" style:text-autospace="none" fo:margin-bottom="0in" fo:line-height="100%"/>
    </style:style>
    <style:style style:name="T69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97" style:parent-style-name="Обычный" style:family="paragraph">
      <style:paragraph-properties fo:widows="0" fo:orphans="0" style:text-autospace="none" fo:margin-bottom="0in" fo:line-height="100%"/>
    </style:style>
    <style:style style:name="T69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699" style:parent-style-name="Обычный" style:family="paragraph">
      <style:paragraph-properties fo:widows="0" fo:orphans="0" style:text-autospace="none" fo:margin-bottom="0in" fo:line-height="100%"/>
    </style:style>
    <style:style style:name="T70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70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702" style:parent-style-name="Обычный" style:family="paragraph">
      <style:paragraph-properties fo:widows="0" fo:orphans="0" style:text-autospace="none" fo:margin-bottom="0in" fo:line-height="100%"/>
    </style:style>
    <style:style style:name="T70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70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70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70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70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70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70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71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711" style:parent-style-name="Обычный" style:family="paragraph">
      <style:paragraph-properties fo:widows="0" fo:orphans="0" style:text-autospace="none" fo:margin-bottom="0in" fo:line-height="100%"/>
    </style:style>
    <style:style style:name="T71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71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714" style:parent-style-name="Обычный" style:family="paragraph">
      <style:paragraph-properties fo:widows="0" fo:orphans="0" style:text-autospace="none" fo:margin-bottom="0in" fo:line-height="100%"/>
    </style:style>
    <style:style style:name="T71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71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71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718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color="#141414" style:letter-kerning="false" fo:font-size="10pt" style:font-size-asian="10pt" style:font-size-complex="10pt" fo:background-color="#808080" fo:language="en" fo:country="US"/>
    </style:style>
    <style:style style:name="P719" style:parent-style-name="Обычный" style:family="paragraph">
      <style:paragraph-properties fo:widows="0" fo:orphans="0" style:text-autospace="none" fo:margin-bottom="0in" fo:line-height="100%"/>
    </style:style>
    <style:style style:name="T72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721" style:parent-style-name="Обычный" style:family="paragraph">
      <style:paragraph-properties fo:widows="0" fo:orphans="0" style:text-autospace="none" fo:margin-bottom="0in" fo:line-height="100%"/>
    </style:style>
    <style:style style:name="T722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 fo:language="en" fo:country="US"/>
    </style:style>
    <style:style style:name="T72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724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/>
    </style:style>
    <style:style style:name="T725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72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72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72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72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73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73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73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73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73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73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736" style:parent-style-name="Обычный" style:family="paragraph">
      <style:paragraph-properties fo:widows="0" fo:orphans="0" style:text-autospace="none" fo:margin-bottom="0in" fo:line-height="100%"/>
    </style:style>
    <style:style style:name="T73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738" style:parent-style-name="Обычный" style:family="paragraph">
      <style:paragraph-properties fo:widows="0" fo:orphans="0" style:text-autospace="none" fo:margin-bottom="0in" fo:line-height="100%"/>
    </style:style>
    <style:style style:name="T73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740" style:parent-style-name="Обычный" style:family="paragraph">
      <style:paragraph-properties fo:widows="0" fo:orphans="0" style:text-autospace="none" fo:margin-bottom="0in" fo:line-height="100%"/>
    </style:style>
    <style:style style:name="T74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742" style:parent-style-name="Обычный" style:family="paragraph">
      <style:paragraph-properties fo:widows="0" fo:orphans="0" style:text-autospace="none" fo:margin-bottom="0in" fo:line-height="100%"/>
    </style:style>
    <style:style style:name="T74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744" style:parent-style-name="Обычный" style:family="paragraph">
      <style:paragraph-properties fo:widows="0" fo:orphans="0" style:text-autospace="none" fo:margin-bottom="0in" fo:line-height="100%"/>
    </style:style>
    <style:style style:name="T74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746" style:parent-style-name="Обычный" style:family="paragraph">
      <style:paragraph-properties fo:widows="0" fo:orphans="0" style:text-autospace="none" fo:margin-bottom="0in" fo:line-height="100%"/>
    </style:style>
    <style:style style:name="T74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748" style:parent-style-name="Обычный" style:family="paragraph">
      <style:paragraph-properties fo:widows="0" fo:orphans="0" style:text-autospace="none" fo:margin-bottom="0in" fo:line-height="100%"/>
    </style:style>
    <style:style style:name="T74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750" style:parent-style-name="Обычный" style:family="paragraph">
      <style:paragraph-properties fo:widows="0" fo:orphans="0" style:text-autospace="none" fo:margin-bottom="0in" fo:line-height="100%"/>
    </style:style>
    <style:style style:name="T75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752" style:parent-style-name="Обычный" style:family="paragraph">
      <style:paragraph-properties fo:widows="0" fo:orphans="0" style:text-autospace="none" fo:margin-bottom="0in" fo:line-height="100%"/>
    </style:style>
    <style:style style:name="T75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754" style:parent-style-name="Обычный" style:family="paragraph">
      <style:paragraph-properties fo:widows="0" fo:orphans="0" style:text-autospace="none" fo:margin-bottom="0in" fo:line-height="100%"/>
    </style:style>
    <style:style style:name="T75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756" style:parent-style-name="Обычный" style:family="paragraph">
      <style:paragraph-properties fo:widows="0" fo:orphans="0" style:text-autospace="none" fo:margin-bottom="0in" fo:line-height="100%"/>
    </style:style>
    <style:style style:name="T75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758" style:parent-style-name="Обычный" style:family="paragraph">
      <style:paragraph-properties fo:widows="0" fo:orphans="0" style:text-autospace="none" fo:margin-bottom="0in" fo:line-height="100%"/>
    </style:style>
    <style:style style:name="T75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760" style:parent-style-name="Обычный" style:family="paragraph">
      <style:paragraph-properties fo:widows="0" fo:orphans="0" style:text-autospace="none" fo:margin-bottom="0in" fo:line-height="100%"/>
    </style:style>
    <style:style style:name="T76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762" style:parent-style-name="Обычный" style:family="paragraph">
      <style:paragraph-properties fo:widows="0" fo:orphans="0" style:text-autospace="none" fo:margin-bottom="0in" fo:line-height="100%"/>
    </style:style>
    <style:style style:name="T76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764" style:parent-style-name="Обычный" style:family="paragraph">
      <style:paragraph-properties fo:widows="0" fo:orphans="0" style:text-autospace="none" fo:margin-bottom="0in" fo:line-height="100%"/>
    </style:style>
    <style:style style:name="T76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766" style:parent-style-name="Обычный" style:family="paragraph">
      <style:paragraph-properties fo:widows="0" fo:orphans="0" style:text-autospace="none" fo:margin-bottom="0in" fo:line-height="100%"/>
    </style:style>
    <style:style style:name="T76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768" style:parent-style-name="Обычный" style:family="paragraph">
      <style:paragraph-properties fo:widows="0" fo:orphans="0" style:text-autospace="none" fo:margin-bottom="0in" fo:line-height="100%"/>
    </style:style>
    <style:style style:name="T76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770" style:parent-style-name="Обычный" style:family="paragraph">
      <style:paragraph-properties fo:widows="0" fo:orphans="0" style:text-autospace="none" fo:margin-bottom="0in" fo:line-height="100%"/>
    </style:style>
    <style:style style:name="T77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772" style:parent-style-name="Обычный" style:family="paragraph">
      <style:paragraph-properties fo:widows="0" fo:orphans="0" style:text-autospace="none" fo:margin-bottom="0in" fo:line-height="100%"/>
    </style:style>
    <style:style style:name="T77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774" style:parent-style-name="Обычный" style:family="paragraph">
      <style:paragraph-properties fo:widows="0" fo:orphans="0" style:text-autospace="none" fo:margin-bottom="0in" fo:line-height="100%"/>
    </style:style>
    <style:style style:name="T77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776" style:parent-style-name="Обычный" style:family="paragraph">
      <style:paragraph-properties fo:widows="0" fo:orphans="0" style:text-autospace="none" fo:margin-bottom="0in" fo:line-height="100%"/>
    </style:style>
    <style:style style:name="T77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778" style:parent-style-name="Обычный" style:family="paragraph">
      <style:paragraph-properties fo:widows="0" fo:orphans="0" style:text-autospace="none" fo:margin-bottom="0in" fo:line-height="100%"/>
    </style:style>
    <style:style style:name="T77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780" style:parent-style-name="Обычный" style:family="paragraph">
      <style:paragraph-properties fo:widows="0" fo:orphans="0" style:text-autospace="none" fo:margin-bottom="0in" fo:line-height="100%"/>
    </style:style>
    <style:style style:name="T78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782" style:parent-style-name="Обычный" style:family="paragraph">
      <style:paragraph-properties fo:widows="0" fo:orphans="0" style:text-autospace="none" fo:margin-bottom="0in" fo:line-height="100%"/>
    </style:style>
    <style:style style:name="T78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784" style:parent-style-name="Обычный" style:family="paragraph">
      <style:paragraph-properties fo:widows="0" fo:orphans="0" style:text-autospace="none" fo:margin-bottom="0in" fo:line-height="100%"/>
    </style:style>
    <style:style style:name="T78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786" style:parent-style-name="Обычный" style:family="paragraph">
      <style:paragraph-properties fo:widows="0" fo:orphans="0" style:text-autospace="none" fo:margin-bottom="0in" fo:line-height="100%"/>
    </style:style>
    <style:style style:name="T78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788" style:parent-style-name="Обычный" style:family="paragraph">
      <style:paragraph-properties fo:widows="0" fo:orphans="0" style:text-autospace="none" fo:margin-bottom="0in" fo:line-height="100%"/>
    </style:style>
    <style:style style:name="T78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790" style:parent-style-name="Обычный" style:family="paragraph">
      <style:paragraph-properties fo:widows="0" fo:orphans="0" style:text-autospace="none" fo:margin-bottom="0in" fo:line-height="100%"/>
    </style:style>
    <style:style style:name="T79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792" style:parent-style-name="Обычный" style:family="paragraph">
      <style:paragraph-properties fo:widows="0" fo:orphans="0" style:text-autospace="none" fo:margin-bottom="0in" fo:line-height="100%"/>
    </style:style>
    <style:style style:name="T79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794" style:parent-style-name="Обычный" style:family="paragraph">
      <style:paragraph-properties fo:widows="0" fo:orphans="0" style:text-autospace="none" fo:margin-bottom="0in" fo:line-height="100%"/>
    </style:style>
    <style:style style:name="T79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796" style:parent-style-name="Обычный" style:family="paragraph">
      <style:paragraph-properties fo:widows="0" fo:orphans="0" style:text-autospace="none" fo:margin-bottom="0in" fo:line-height="100%"/>
    </style:style>
    <style:style style:name="T79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798" style:parent-style-name="Обычный" style:family="paragraph">
      <style:paragraph-properties fo:widows="0" fo:orphans="0" style:text-autospace="none" fo:margin-bottom="0in" fo:line-height="100%"/>
    </style:style>
    <style:style style:name="T79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800" style:parent-style-name="Обычный" style:family="paragraph">
      <style:paragraph-properties fo:widows="0" fo:orphans="0" style:text-autospace="none" fo:margin-bottom="0in" fo:line-height="100%"/>
    </style:style>
    <style:style style:name="T80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802" style:parent-style-name="Обычный" style:family="paragraph">
      <style:paragraph-properties fo:widows="0" fo:orphans="0" style:text-autospace="none" fo:margin-bottom="0in" fo:line-height="100%"/>
    </style:style>
    <style:style style:name="T80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804" style:parent-style-name="Обычный" style:family="paragraph">
      <style:paragraph-properties fo:widows="0" fo:orphans="0" style:text-autospace="none" fo:margin-bottom="0in" fo:line-height="100%"/>
    </style:style>
    <style:style style:name="T80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806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color="#141414" style:letter-kerning="false" fo:font-size="10pt" style:font-size-asian="10pt" style:font-size-complex="10pt" fo:background-color="#808080" fo:language="en" fo:country="US"/>
    </style:style>
    <style:style style:name="P807" style:parent-style-name="Обычный" style:family="paragraph">
      <style:paragraph-properties fo:widows="0" fo:orphans="0" style:text-autospace="none" fo:margin-bottom="0in" fo:line-height="100%"/>
    </style:style>
    <style:style style:name="T80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809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color="#141414" style:letter-kerning="false" fo:font-size="10pt" style:font-size-asian="10pt" style:font-size-complex="10pt" fo:background-color="#808080" fo:language="en" fo:country="US"/>
    </style:style>
    <style:style style:name="P810" style:parent-style-name="Обычный" style:family="paragraph">
      <style:paragraph-properties fo:widows="0" fo:orphans="0" style:text-autospace="none" fo:margin-bottom="0in" fo:line-height="100%"/>
    </style:style>
    <style:style style:name="T81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812" style:parent-style-name="Обычный" style:family="paragraph">
      <style:paragraph-properties fo:widows="0" fo:orphans="0" style:text-autospace="none" fo:margin-bottom="0in" fo:line-height="100%"/>
    </style:style>
    <style:style style:name="T81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814" style:parent-style-name="Обычный" style:family="paragraph">
      <style:paragraph-properties fo:widows="0" fo:orphans="0" style:text-autospace="none" fo:margin-bottom="0in" fo:line-height="100%"/>
    </style:style>
    <style:style style:name="T81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816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color="#141414" style:letter-kerning="false" fo:font-size="10pt" style:font-size-asian="10pt" style:font-size-complex="10pt" fo:background-color="#808080" fo:language="en" fo:country="US"/>
    </style:style>
    <style:style style:name="P817" style:parent-style-name="Обычный" style:family="paragraph">
      <style:paragraph-properties fo:widows="0" fo:orphans="0" style:text-autospace="none" fo:margin-bottom="0in" fo:line-height="100%"/>
    </style:style>
    <style:style style:name="T81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819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color="#141414" style:letter-kerning="false" fo:font-size="10pt" style:font-size-asian="10pt" style:font-size-complex="10pt" fo:background-color="#808080" fo:language="en" fo:country="US"/>
    </style:style>
    <style:style style:name="P820" style:parent-style-name="Обычный" style:family="paragraph">
      <style:paragraph-properties fo:widows="0" fo:orphans="0" style:text-autospace="none" fo:margin-bottom="0in" fo:line-height="100%"/>
    </style:style>
    <style:style style:name="T82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822" style:parent-style-name="Обычный" style:family="paragraph">
      <style:paragraph-properties fo:widows="0" fo:orphans="0" style:text-autospace="none" fo:margin-bottom="0in" fo:line-height="100%"/>
    </style:style>
    <style:style style:name="T82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824" style:parent-style-name="Обычный" style:family="paragraph">
      <style:paragraph-properties fo:widows="0" fo:orphans="0" style:text-autospace="none" fo:margin-bottom="0in" fo:line-height="100%"/>
    </style:style>
    <style:style style:name="T82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826" style:parent-style-name="Обычный" style:family="paragraph">
      <style:paragraph-properties fo:widows="0" fo:orphans="0" style:text-autospace="none" fo:margin-bottom="0in" fo:line-height="100%"/>
    </style:style>
    <style:style style:name="T82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828" style:parent-style-name="Обычный" style:family="paragraph">
      <style:paragraph-properties fo:widows="0" fo:orphans="0" style:text-autospace="none" fo:margin-bottom="0in" fo:line-height="100%"/>
    </style:style>
    <style:style style:name="T82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830" style:parent-style-name="Обычный" style:family="paragraph">
      <style:paragraph-properties fo:widows="0" fo:orphans="0" style:text-autospace="none" fo:margin-bottom="0in" fo:line-height="100%"/>
    </style:style>
    <style:style style:name="T83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832" style:parent-style-name="Обычный" style:family="paragraph">
      <style:paragraph-properties fo:widows="0" fo:orphans="0" style:text-autospace="none" fo:margin-bottom="0in" fo:line-height="100%"/>
    </style:style>
    <style:style style:name="T83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834" style:parent-style-name="Обычный" style:family="paragraph">
      <style:paragraph-properties fo:widows="0" fo:orphans="0" style:text-autospace="none" fo:margin-bottom="0in" fo:line-height="100%"/>
    </style:style>
    <style:style style:name="T83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836" style:parent-style-name="Обычный" style:family="paragraph">
      <style:paragraph-properties fo:widows="0" fo:orphans="0" style:text-autospace="none" fo:margin-bottom="0in" fo:line-height="100%"/>
    </style:style>
    <style:style style:name="T83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838" style:parent-style-name="Обычный" style:family="paragraph">
      <style:paragraph-properties fo:widows="0" fo:orphans="0" style:text-autospace="none" fo:margin-bottom="0in" fo:line-height="100%"/>
    </style:style>
    <style:style style:name="T83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840" style:parent-style-name="Обычный" style:family="paragraph">
      <style:paragraph-properties fo:widows="0" fo:orphans="0" style:text-autospace="none" fo:margin-bottom="0in" fo:line-height="100%"/>
    </style:style>
    <style:style style:name="T84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842" style:parent-style-name="Обычный" style:family="paragraph">
      <style:paragraph-properties fo:widows="0" fo:orphans="0" style:text-autospace="none" fo:margin-bottom="0in" fo:line-height="100%"/>
    </style:style>
    <style:style style:name="T84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844" style:parent-style-name="Обычный" style:family="paragraph">
      <style:paragraph-properties fo:widows="0" fo:orphans="0" style:text-autospace="none" fo:margin-bottom="0in" fo:line-height="100%"/>
    </style:style>
    <style:style style:name="T84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846" style:parent-style-name="Обычный" style:family="paragraph">
      <style:paragraph-properties fo:widows="0" fo:orphans="0" style:text-autospace="none" fo:margin-bottom="0in" fo:line-height="100%"/>
    </style:style>
    <style:style style:name="T84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848" style:parent-style-name="Обычный" style:family="paragraph">
      <style:paragraph-properties fo:widows="0" fo:orphans="0" style:text-autospace="none" fo:margin-bottom="0in" fo:line-height="100%"/>
    </style:style>
    <style:style style:name="T84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850" style:parent-style-name="Обычный" style:family="paragraph">
      <style:paragraph-properties fo:widows="0" fo:orphans="0" style:text-autospace="none" fo:margin-bottom="0in" fo:line-height="100%"/>
    </style:style>
    <style:style style:name="T85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852" style:parent-style-name="Обычный" style:family="paragraph">
      <style:paragraph-properties fo:widows="0" fo:orphans="0" style:text-autospace="none" fo:margin-bottom="0in" fo:line-height="100%"/>
    </style:style>
    <style:style style:name="T85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854" style:parent-style-name="Обычный" style:family="paragraph">
      <style:paragraph-properties fo:widows="0" fo:orphans="0" style:text-autospace="none" fo:margin-bottom="0in" fo:line-height="100%"/>
    </style:style>
    <style:style style:name="T85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856" style:parent-style-name="Обычный" style:family="paragraph">
      <style:paragraph-properties fo:widows="0" fo:orphans="0" style:text-autospace="none" fo:margin-bottom="0in" fo:line-height="100%"/>
    </style:style>
    <style:style style:name="T85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858" style:parent-style-name="Обычный" style:family="paragraph">
      <style:paragraph-properties fo:widows="0" fo:orphans="0" style:text-autospace="none" fo:margin-bottom="0in" fo:line-height="100%"/>
    </style:style>
    <style:style style:name="T85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860" style:parent-style-name="Обычный" style:family="paragraph">
      <style:paragraph-properties fo:widows="0" fo:orphans="0" style:text-autospace="none" fo:margin-bottom="0in" fo:line-height="100%"/>
    </style:style>
    <style:style style:name="T86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862" style:parent-style-name="Обычный" style:family="paragraph">
      <style:paragraph-properties fo:widows="0" fo:orphans="0" style:text-autospace="none" fo:margin-bottom="0in" fo:line-height="100%"/>
    </style:style>
    <style:style style:name="T86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864" style:parent-style-name="Обычный" style:family="paragraph">
      <style:paragraph-properties fo:widows="0" fo:orphans="0" style:text-autospace="none" fo:margin-bottom="0in" fo:line-height="100%"/>
    </style:style>
    <style:style style:name="T86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866" style:parent-style-name="Обычный" style:family="paragraph">
      <style:paragraph-properties fo:widows="0" fo:orphans="0" style:text-autospace="none" fo:margin-bottom="0in" fo:line-height="100%"/>
    </style:style>
    <style:style style:name="T86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86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869" style:parent-style-name="Обычный" style:family="paragraph">
      <style:paragraph-properties fo:widows="0" fo:orphans="0" style:text-autospace="none" fo:margin-bottom="0in" fo:line-height="100%"/>
    </style:style>
    <style:style style:name="T87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87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87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87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87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87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87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87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878" style:parent-style-name="Обычный" style:family="paragraph">
      <style:paragraph-properties fo:widows="0" fo:orphans="0" style:text-autospace="none" fo:margin-bottom="0in" fo:line-height="100%"/>
    </style:style>
    <style:style style:name="T87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88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881" style:parent-style-name="Обычный" style:family="paragraph">
      <style:paragraph-properties fo:widows="0" fo:orphans="0" style:text-autospace="none" fo:margin-bottom="0in" fo:line-height="100%"/>
    </style:style>
    <style:style style:name="T88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88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884" style:parent-style-name="Обычный" style:family="paragraph">
      <style:paragraph-properties fo:widows="0" fo:orphans="0" style:text-autospace="none" fo:margin-bottom="0in" fo:line-height="100%"/>
    </style:style>
    <style:style style:name="T88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886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color="#141414" style:letter-kerning="false" fo:font-size="10pt" style:font-size-asian="10pt" style:font-size-complex="10pt" fo:background-color="#808080"/>
    </style:style>
    <style:style style:name="P887" style:parent-style-name="Обычный" style:family="paragraph">
      <style:paragraph-properties fo:widows="0" fo:orphans="0" style:text-autospace="none" fo:margin-bottom="0in" fo:line-height="100%"/>
    </style:style>
    <style:style style:name="T88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889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color="#141414" style:letter-kerning="false" fo:font-size="10pt" style:font-size-asian="10pt" style:font-size-complex="10pt" fo:background-color="#808080"/>
    </style:style>
    <style:style style:name="P890" style:parent-style-name="Обычный" style:family="paragraph">
      <style:paragraph-properties fo:widows="0" fo:orphans="0" style:text-autospace="none" fo:margin-bottom="0in" fo:line-height="100%"/>
    </style:style>
    <style:style style:name="T89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89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89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894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color="#141414" style:letter-kerning="false" fo:font-size="10pt" style:font-size-asian="10pt" style:font-size-complex="10pt" fo:background-color="#808080" fo:language="en" fo:country="US"/>
    </style:style>
    <style:style style:name="P895" style:parent-style-name="Обычный" style:family="paragraph">
      <style:paragraph-properties fo:widows="0" fo:orphans="0" style:text-autospace="none" fo:margin-bottom="0in" fo:line-height="100%"/>
    </style:style>
    <style:style style:name="T89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897" style:parent-style-name="Обычный" style:family="paragraph">
      <style:paragraph-properties fo:widows="0" fo:orphans="0" style:text-autospace="none" fo:margin-bottom="0in" fo:line-height="100%"/>
    </style:style>
    <style:style style:name="T89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899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90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901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 fo:language="en" fo:country="US"/>
    </style:style>
    <style:style style:name="T90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03" style:parent-style-name="Обычный" style:family="paragraph">
      <style:paragraph-properties fo:widows="0" fo:orphans="0" style:text-autospace="none" fo:margin-bottom="0in" fo:line-height="100%"/>
    </style:style>
    <style:style style:name="T90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05" style:parent-style-name="Обычный" style:family="paragraph">
      <style:paragraph-properties fo:widows="0" fo:orphans="0" style:text-autospace="none" fo:margin-bottom="0in" fo:line-height="100%"/>
    </style:style>
    <style:style style:name="T90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907" style:parent-style-name="Обычный" style:family="paragraph">
      <style:paragraph-properties fo:widows="0" fo:orphans="0" style:text-autospace="none" fo:margin-bottom="0in" fo:line-height="100%"/>
    </style:style>
    <style:style style:name="T90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09" style:parent-style-name="Обычный" style:family="paragraph">
      <style:paragraph-properties fo:widows="0" fo:orphans="0" style:text-autospace="none" fo:margin-bottom="0in" fo:line-height="100%"/>
    </style:style>
    <style:style style:name="T91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11" style:parent-style-name="Обычный" style:family="paragraph">
      <style:paragraph-properties fo:widows="0" fo:orphans="0" style:text-autospace="none" fo:margin-bottom="0in" fo:line-height="100%"/>
    </style:style>
    <style:style style:name="T91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13" style:parent-style-name="Обычный" style:family="paragraph">
      <style:paragraph-properties fo:widows="0" fo:orphans="0" style:text-autospace="none" fo:margin-bottom="0in" fo:line-height="100%"/>
    </style:style>
    <style:style style:name="T91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15" style:parent-style-name="Обычный" style:family="paragraph">
      <style:paragraph-properties fo:widows="0" fo:orphans="0" style:text-autospace="none" fo:margin-bottom="0in" fo:line-height="100%"/>
    </style:style>
    <style:style style:name="T91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17" style:parent-style-name="Обычный" style:family="paragraph">
      <style:paragraph-properties fo:widows="0" fo:orphans="0" style:text-autospace="none" fo:margin-bottom="0in" fo:line-height="100%"/>
    </style:style>
    <style:style style:name="T91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19" style:parent-style-name="Обычный" style:family="paragraph">
      <style:paragraph-properties fo:widows="0" fo:orphans="0" style:text-autospace="none" fo:margin-bottom="0in" fo:line-height="100%"/>
    </style:style>
    <style:style style:name="T92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21" style:parent-style-name="Обычный" style:family="paragraph">
      <style:paragraph-properties fo:widows="0" fo:orphans="0" style:text-autospace="none" fo:margin-bottom="0in" fo:line-height="100%"/>
    </style:style>
    <style:style style:name="T92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23" style:parent-style-name="Обычный" style:family="paragraph">
      <style:paragraph-properties fo:widows="0" fo:orphans="0" style:text-autospace="none" fo:margin-bottom="0in" fo:line-height="100%"/>
    </style:style>
    <style:style style:name="T92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25" style:parent-style-name="Обычный" style:family="paragraph">
      <style:paragraph-properties fo:widows="0" fo:orphans="0" style:text-autospace="none" fo:margin-bottom="0in" fo:line-height="100%"/>
    </style:style>
    <style:style style:name="T92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27" style:parent-style-name="Обычный" style:family="paragraph">
      <style:paragraph-properties fo:widows="0" fo:orphans="0" style:text-autospace="none" fo:margin-bottom="0in" fo:line-height="100%"/>
    </style:style>
    <style:style style:name="T92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29" style:parent-style-name="Обычный" style:family="paragraph">
      <style:paragraph-properties fo:widows="0" fo:orphans="0" style:text-autospace="none" fo:margin-bottom="0in" fo:line-height="100%"/>
    </style:style>
    <style:style style:name="T93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31" style:parent-style-name="Обычный" style:family="paragraph">
      <style:paragraph-properties fo:widows="0" fo:orphans="0" style:text-autospace="none" fo:margin-bottom="0in" fo:line-height="100%"/>
    </style:style>
    <style:style style:name="T93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33" style:parent-style-name="Обычный" style:family="paragraph">
      <style:paragraph-properties fo:widows="0" fo:orphans="0" style:text-autospace="none" fo:margin-bottom="0in" fo:line-height="100%"/>
    </style:style>
    <style:style style:name="T93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35" style:parent-style-name="Обычный" style:family="paragraph">
      <style:paragraph-properties fo:widows="0" fo:orphans="0" style:text-autospace="none" fo:margin-bottom="0in" fo:line-height="100%"/>
    </style:style>
    <style:style style:name="T93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37" style:parent-style-name="Обычный" style:family="paragraph">
      <style:paragraph-properties fo:widows="0" fo:orphans="0" style:text-autospace="none" fo:margin-bottom="0in" fo:line-height="100%"/>
    </style:style>
    <style:style style:name="T93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39" style:parent-style-name="Обычный" style:family="paragraph">
      <style:paragraph-properties fo:widows="0" fo:orphans="0" style:text-autospace="none" fo:margin-bottom="0in" fo:line-height="100%"/>
    </style:style>
    <style:style style:name="T94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41" style:parent-style-name="Обычный" style:family="paragraph">
      <style:paragraph-properties fo:widows="0" fo:orphans="0" style:text-autospace="none" fo:margin-bottom="0in" fo:line-height="100%"/>
    </style:style>
    <style:style style:name="T94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43" style:parent-style-name="Обычный" style:family="paragraph">
      <style:paragraph-properties fo:widows="0" fo:orphans="0" style:text-autospace="none" fo:margin-bottom="0in" fo:line-height="100%"/>
    </style:style>
    <style:style style:name="T94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45" style:parent-style-name="Обычный" style:family="paragraph">
      <style:paragraph-properties fo:widows="0" fo:orphans="0" style:text-autospace="none" fo:margin-bottom="0in" fo:line-height="100%"/>
    </style:style>
    <style:style style:name="T94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47" style:parent-style-name="Обычный" style:family="paragraph">
      <style:paragraph-properties fo:widows="0" fo:orphans="0" style:text-autospace="none" fo:margin-bottom="0in" fo:line-height="100%"/>
    </style:style>
    <style:style style:name="T94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49" style:parent-style-name="Обычный" style:family="paragraph">
      <style:paragraph-properties fo:widows="0" fo:orphans="0" style:text-autospace="none" fo:margin-bottom="0in" fo:line-height="100%"/>
    </style:style>
    <style:style style:name="T95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51" style:parent-style-name="Обычный" style:family="paragraph">
      <style:paragraph-properties fo:widows="0" fo:orphans="0" style:text-autospace="none" fo:margin-bottom="0in" fo:line-height="100%"/>
    </style:style>
    <style:style style:name="T95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53" style:parent-style-name="Обычный" style:family="paragraph">
      <style:paragraph-properties fo:widows="0" fo:orphans="0" style:text-autospace="none" fo:margin-bottom="0in" fo:line-height="100%"/>
    </style:style>
    <style:style style:name="T95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55" style:parent-style-name="Обычный" style:family="paragraph">
      <style:paragraph-properties fo:widows="0" fo:orphans="0" style:text-autospace="none" fo:margin-bottom="0in" fo:line-height="100%"/>
    </style:style>
    <style:style style:name="T95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57" style:parent-style-name="Обычный" style:family="paragraph">
      <style:paragraph-properties fo:widows="0" fo:orphans="0" style:text-autospace="none" fo:margin-bottom="0in" fo:line-height="100%"/>
    </style:style>
    <style:style style:name="T95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59" style:parent-style-name="Обычный" style:family="paragraph">
      <style:paragraph-properties fo:widows="0" fo:orphans="0" style:text-autospace="none" fo:margin-bottom="0in" fo:line-height="100%"/>
    </style:style>
    <style:style style:name="T96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61" style:parent-style-name="Обычный" style:family="paragraph">
      <style:paragraph-properties fo:widows="0" fo:orphans="0" style:text-autospace="none" fo:margin-bottom="0in" fo:line-height="100%"/>
    </style:style>
    <style:style style:name="T96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63" style:parent-style-name="Обычный" style:family="paragraph">
      <style:paragraph-properties fo:widows="0" fo:orphans="0" style:text-autospace="none" fo:margin-bottom="0in" fo:line-height="100%"/>
    </style:style>
    <style:style style:name="T96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65" style:parent-style-name="Обычный" style:family="paragraph">
      <style:paragraph-properties fo:widows="0" fo:orphans="0" style:text-autospace="none" fo:margin-bottom="0in" fo:line-height="100%"/>
    </style:style>
    <style:style style:name="T96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67" style:parent-style-name="Обычный" style:family="paragraph">
      <style:paragraph-properties fo:widows="0" fo:orphans="0" style:text-autospace="none" fo:margin-bottom="0in" fo:line-height="100%"/>
    </style:style>
    <style:style style:name="T96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69" style:parent-style-name="Обычный" style:family="paragraph">
      <style:paragraph-properties fo:widows="0" fo:orphans="0" style:text-autospace="none" fo:margin-bottom="0in" fo:line-height="100%"/>
    </style:style>
    <style:style style:name="T97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71" style:parent-style-name="Обычный" style:family="paragraph">
      <style:paragraph-properties fo:widows="0" fo:orphans="0" style:text-autospace="none" fo:margin-bottom="0in" fo:line-height="100%"/>
    </style:style>
    <style:style style:name="T97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73" style:parent-style-name="Обычный" style:family="paragraph">
      <style:paragraph-properties fo:widows="0" fo:orphans="0" style:text-autospace="none" fo:margin-bottom="0in" fo:line-height="100%"/>
    </style:style>
    <style:style style:name="T97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75" style:parent-style-name="Обычный" style:family="paragraph">
      <style:paragraph-properties fo:widows="0" fo:orphans="0" style:text-autospace="none" fo:margin-bottom="0in" fo:line-height="100%"/>
    </style:style>
    <style:style style:name="T97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77" style:parent-style-name="Обычный" style:family="paragraph">
      <style:paragraph-properties fo:widows="0" fo:orphans="0" style:text-autospace="none" fo:margin-bottom="0in" fo:line-height="100%"/>
    </style:style>
    <style:style style:name="T97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79" style:parent-style-name="Обычный" style:family="paragraph">
      <style:paragraph-properties fo:widows="0" fo:orphans="0" style:text-autospace="none" fo:margin-bottom="0in" fo:line-height="100%"/>
    </style:style>
    <style:style style:name="T98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81" style:parent-style-name="Обычный" style:family="paragraph">
      <style:paragraph-properties fo:widows="0" fo:orphans="0" style:text-autospace="none" fo:margin-bottom="0in" fo:line-height="100%"/>
    </style:style>
    <style:style style:name="T98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83" style:parent-style-name="Обычный" style:family="paragraph">
      <style:paragraph-properties fo:widows="0" fo:orphans="0" style:text-autospace="none" fo:margin-bottom="0in" fo:line-height="100%"/>
    </style:style>
    <style:style style:name="T98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85" style:parent-style-name="Обычный" style:family="paragraph">
      <style:paragraph-properties fo:widows="0" fo:orphans="0" style:text-autospace="none" fo:margin-bottom="0in" fo:line-height="100%"/>
    </style:style>
    <style:style style:name="T98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87" style:parent-style-name="Обычный" style:family="paragraph">
      <style:paragraph-properties fo:widows="0" fo:orphans="0" style:text-autospace="none" fo:margin-bottom="0in" fo:line-height="100%"/>
    </style:style>
    <style:style style:name="T98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89" style:parent-style-name="Обычный" style:family="paragraph">
      <style:paragraph-properties fo:widows="0" fo:orphans="0" style:text-autospace="none" fo:margin-bottom="0in" fo:line-height="100%"/>
    </style:style>
    <style:style style:name="T99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91" style:parent-style-name="Обычный" style:family="paragraph">
      <style:paragraph-properties fo:widows="0" fo:orphans="0" style:text-autospace="none" fo:margin-bottom="0in" fo:line-height="100%"/>
    </style:style>
    <style:style style:name="T99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93" style:parent-style-name="Обычный" style:family="paragraph">
      <style:paragraph-properties fo:widows="0" fo:orphans="0" style:text-autospace="none" fo:margin-bottom="0in" fo:line-height="100%"/>
    </style:style>
    <style:style style:name="T99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95" style:parent-style-name="Обычный" style:family="paragraph">
      <style:paragraph-properties fo:widows="0" fo:orphans="0" style:text-autospace="none" fo:margin-bottom="0in" fo:line-height="100%"/>
    </style:style>
    <style:style style:name="T99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97" style:parent-style-name="Обычный" style:family="paragraph">
      <style:paragraph-properties fo:widows="0" fo:orphans="0" style:text-autospace="none" fo:margin-bottom="0in" fo:line-height="100%"/>
    </style:style>
    <style:style style:name="T99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999" style:parent-style-name="Обычный" style:family="paragraph">
      <style:paragraph-properties fo:widows="0" fo:orphans="0" style:text-autospace="none" fo:margin-bottom="0in" fo:line-height="100%"/>
    </style:style>
    <style:style style:name="T100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01" style:parent-style-name="Обычный" style:family="paragraph">
      <style:paragraph-properties fo:widows="0" fo:orphans="0" style:text-autospace="none" fo:margin-bottom="0in" fo:line-height="100%"/>
    </style:style>
    <style:style style:name="T100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03" style:parent-style-name="Обычный" style:family="paragraph">
      <style:paragraph-properties fo:widows="0" fo:orphans="0" style:text-autospace="none" fo:margin-bottom="0in" fo:line-height="100%"/>
    </style:style>
    <style:style style:name="T100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05" style:parent-style-name="Обычный" style:family="paragraph">
      <style:paragraph-properties fo:widows="0" fo:orphans="0" style:text-autospace="none" fo:margin-bottom="0in" fo:line-height="100%"/>
    </style:style>
    <style:style style:name="T100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07" style:parent-style-name="Обычный" style:family="paragraph">
      <style:paragraph-properties fo:widows="0" fo:orphans="0" style:text-autospace="none" fo:margin-bottom="0in" fo:line-height="100%"/>
    </style:style>
    <style:style style:name="T100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09" style:parent-style-name="Обычный" style:family="paragraph">
      <style:paragraph-properties fo:widows="0" fo:orphans="0" style:text-autospace="none" fo:margin-bottom="0in" fo:line-height="100%"/>
    </style:style>
    <style:style style:name="T101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11" style:parent-style-name="Обычный" style:family="paragraph">
      <style:paragraph-properties fo:widows="0" fo:orphans="0" style:text-autospace="none" fo:margin-bottom="0in" fo:line-height="100%"/>
    </style:style>
    <style:style style:name="T101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13" style:parent-style-name="Обычный" style:family="paragraph">
      <style:paragraph-properties fo:widows="0" fo:orphans="0" style:text-autospace="none" fo:margin-bottom="0in" fo:line-height="100%"/>
    </style:style>
    <style:style style:name="T101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15" style:parent-style-name="Обычный" style:family="paragraph">
      <style:paragraph-properties fo:widows="0" fo:orphans="0" style:text-autospace="none" fo:margin-bottom="0in" fo:line-height="100%"/>
    </style:style>
    <style:style style:name="T101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17" style:parent-style-name="Обычный" style:family="paragraph">
      <style:paragraph-properties fo:widows="0" fo:orphans="0" style:text-autospace="none" fo:margin-bottom="0in" fo:line-height="100%"/>
    </style:style>
    <style:style style:name="T101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19" style:parent-style-name="Обычный" style:family="paragraph">
      <style:paragraph-properties fo:widows="0" fo:orphans="0" style:text-autospace="none" fo:margin-bottom="0in" fo:line-height="100%"/>
    </style:style>
    <style:style style:name="T102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21" style:parent-style-name="Обычный" style:family="paragraph">
      <style:paragraph-properties fo:widows="0" fo:orphans="0" style:text-autospace="none" fo:margin-bottom="0in" fo:line-height="100%"/>
    </style:style>
    <style:style style:name="T102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23" style:parent-style-name="Обычный" style:family="paragraph">
      <style:paragraph-properties fo:widows="0" fo:orphans="0" style:text-autospace="none" fo:margin-bottom="0in" fo:line-height="100%"/>
    </style:style>
    <style:style style:name="T102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25" style:parent-style-name="Обычный" style:family="paragraph">
      <style:paragraph-properties fo:widows="0" fo:orphans="0" style:text-autospace="none" fo:margin-bottom="0in" fo:line-height="100%"/>
    </style:style>
    <style:style style:name="T102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27" style:parent-style-name="Обычный" style:family="paragraph">
      <style:paragraph-properties fo:widows="0" fo:orphans="0" style:text-autospace="none" fo:margin-bottom="0in" fo:line-height="100%"/>
    </style:style>
    <style:style style:name="T102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29" style:parent-style-name="Обычный" style:family="paragraph">
      <style:paragraph-properties fo:widows="0" fo:orphans="0" style:text-autospace="none" fo:margin-bottom="0in" fo:line-height="100%"/>
    </style:style>
    <style:style style:name="T103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31" style:parent-style-name="Обычный" style:family="paragraph">
      <style:paragraph-properties fo:widows="0" fo:orphans="0" style:text-autospace="none" fo:margin-bottom="0in" fo:line-height="100%"/>
    </style:style>
    <style:style style:name="T103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33" style:parent-style-name="Обычный" style:family="paragraph">
      <style:paragraph-properties fo:widows="0" fo:orphans="0" style:text-autospace="none" fo:margin-bottom="0in" fo:line-height="100%"/>
    </style:style>
    <style:style style:name="T103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35" style:parent-style-name="Обычный" style:family="paragraph">
      <style:paragraph-properties fo:widows="0" fo:orphans="0" style:text-autospace="none" fo:margin-bottom="0in" fo:line-height="100%"/>
    </style:style>
    <style:style style:name="T103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37" style:parent-style-name="Обычный" style:family="paragraph">
      <style:paragraph-properties fo:widows="0" fo:orphans="0" style:text-autospace="none" fo:margin-bottom="0in" fo:line-height="100%"/>
    </style:style>
    <style:style style:name="T103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39" style:parent-style-name="Обычный" style:family="paragraph">
      <style:paragraph-properties fo:widows="0" fo:orphans="0" style:text-autospace="none" fo:margin-bottom="0in" fo:line-height="100%"/>
    </style:style>
    <style:style style:name="T104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41" style:parent-style-name="Обычный" style:family="paragraph">
      <style:paragraph-properties fo:widows="0" fo:orphans="0" style:text-autospace="none" fo:margin-bottom="0in" fo:line-height="100%"/>
    </style:style>
    <style:style style:name="T104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43" style:parent-style-name="Обычный" style:family="paragraph">
      <style:paragraph-properties fo:widows="0" fo:orphans="0" style:text-autospace="none" fo:margin-bottom="0in" fo:line-height="100%"/>
    </style:style>
    <style:style style:name="T104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45" style:parent-style-name="Обычный" style:family="paragraph">
      <style:paragraph-properties fo:widows="0" fo:orphans="0" style:text-autospace="none" fo:margin-bottom="0in" fo:line-height="100%"/>
    </style:style>
    <style:style style:name="T104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47" style:parent-style-name="Обычный" style:family="paragraph">
      <style:paragraph-properties fo:widows="0" fo:orphans="0" style:text-autospace="none" fo:margin-bottom="0in" fo:line-height="100%"/>
    </style:style>
    <style:style style:name="T104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49" style:parent-style-name="Обычный" style:family="paragraph">
      <style:paragraph-properties fo:widows="0" fo:orphans="0" style:text-autospace="none" fo:margin-bottom="0in" fo:line-height="100%"/>
    </style:style>
    <style:style style:name="T105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51" style:parent-style-name="Обычный" style:family="paragraph">
      <style:paragraph-properties fo:widows="0" fo:orphans="0" style:text-autospace="none" fo:margin-bottom="0in" fo:line-height="100%"/>
    </style:style>
    <style:style style:name="T105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53" style:parent-style-name="Обычный" style:family="paragraph">
      <style:paragraph-properties fo:widows="0" fo:orphans="0" style:text-autospace="none" fo:margin-bottom="0in" fo:line-height="100%"/>
    </style:style>
    <style:style style:name="T105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55" style:parent-style-name="Обычный" style:family="paragraph">
      <style:paragraph-properties fo:widows="0" fo:orphans="0" style:text-autospace="none" fo:margin-bottom="0in" fo:line-height="100%"/>
    </style:style>
    <style:style style:name="T105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57" style:parent-style-name="Обычный" style:family="paragraph">
      <style:paragraph-properties fo:widows="0" fo:orphans="0" style:text-autospace="none" fo:margin-bottom="0in" fo:line-height="100%"/>
    </style:style>
    <style:style style:name="T105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59" style:parent-style-name="Обычный" style:family="paragraph">
      <style:paragraph-properties fo:widows="0" fo:orphans="0" style:text-autospace="none" fo:margin-bottom="0in" fo:line-height="100%"/>
    </style:style>
    <style:style style:name="T106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61" style:parent-style-name="Обычный" style:family="paragraph">
      <style:paragraph-properties fo:widows="0" fo:orphans="0" style:text-autospace="none" fo:margin-bottom="0in" fo:line-height="100%"/>
    </style:style>
    <style:style style:name="T106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63" style:parent-style-name="Обычный" style:family="paragraph">
      <style:paragraph-properties fo:widows="0" fo:orphans="0" style:text-autospace="none" fo:margin-bottom="0in" fo:line-height="100%"/>
    </style:style>
    <style:style style:name="T106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65" style:parent-style-name="Обычный" style:family="paragraph">
      <style:paragraph-properties fo:widows="0" fo:orphans="0" style:text-autospace="none" fo:margin-bottom="0in" fo:line-height="100%"/>
    </style:style>
    <style:style style:name="T106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67" style:parent-style-name="Обычный" style:family="paragraph">
      <style:paragraph-properties fo:widows="0" fo:orphans="0" style:text-autospace="none" fo:margin-bottom="0in" fo:line-height="100%"/>
    </style:style>
    <style:style style:name="T106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69" style:parent-style-name="Обычный" style:family="paragraph">
      <style:paragraph-properties fo:widows="0" fo:orphans="0" style:text-autospace="none" fo:margin-bottom="0in" fo:line-height="100%"/>
    </style:style>
    <style:style style:name="T107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71" style:parent-style-name="Обычный" style:family="paragraph">
      <style:paragraph-properties fo:widows="0" fo:orphans="0" style:text-autospace="none" fo:margin-bottom="0in" fo:line-height="100%"/>
    </style:style>
    <style:style style:name="T107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73" style:parent-style-name="Обычный" style:family="paragraph">
      <style:paragraph-properties fo:widows="0" fo:orphans="0" style:text-autospace="none" fo:margin-bottom="0in" fo:line-height="100%"/>
    </style:style>
    <style:style style:name="T107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75" style:parent-style-name="Обычный" style:family="paragraph">
      <style:paragraph-properties fo:widows="0" fo:orphans="0" style:text-autospace="none" fo:margin-bottom="0in" fo:line-height="100%"/>
    </style:style>
    <style:style style:name="T107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77" style:parent-style-name="Обычный" style:family="paragraph">
      <style:paragraph-properties fo:widows="0" fo:orphans="0" style:text-autospace="none" fo:margin-bottom="0in" fo:line-height="100%"/>
    </style:style>
    <style:style style:name="T107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79" style:parent-style-name="Обычный" style:family="paragraph">
      <style:paragraph-properties fo:widows="0" fo:orphans="0" style:text-autospace="none" fo:margin-bottom="0in" fo:line-height="100%"/>
    </style:style>
    <style:style style:name="T108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81" style:parent-style-name="Обычный" style:family="paragraph">
      <style:paragraph-properties fo:widows="0" fo:orphans="0" style:text-autospace="none" fo:margin-bottom="0in" fo:line-height="100%"/>
    </style:style>
    <style:style style:name="T108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83" style:parent-style-name="Обычный" style:family="paragraph">
      <style:paragraph-properties fo:widows="0" fo:orphans="0" style:text-autospace="none" fo:margin-bottom="0in" fo:line-height="100%"/>
    </style:style>
    <style:style style:name="T108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85" style:parent-style-name="Обычный" style:family="paragraph">
      <style:paragraph-properties fo:widows="0" fo:orphans="0" style:text-autospace="none" fo:margin-bottom="0in" fo:line-height="100%"/>
    </style:style>
    <style:style style:name="T108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87" style:parent-style-name="Обычный" style:family="paragraph">
      <style:paragraph-properties fo:widows="0" fo:orphans="0" style:text-autospace="none" fo:margin-bottom="0in" fo:line-height="100%"/>
    </style:style>
    <style:style style:name="T108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89" style:parent-style-name="Обычный" style:family="paragraph">
      <style:paragraph-properties fo:widows="0" fo:orphans="0" style:text-autospace="none" fo:margin-bottom="0in" fo:line-height="100%"/>
    </style:style>
    <style:style style:name="T109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91" style:parent-style-name="Обычный" style:family="paragraph">
      <style:paragraph-properties fo:widows="0" fo:orphans="0" style:text-autospace="none" fo:margin-bottom="0in" fo:line-height="100%"/>
    </style:style>
    <style:style style:name="T109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93" style:parent-style-name="Обычный" style:family="paragraph">
      <style:paragraph-properties fo:widows="0" fo:orphans="0" style:text-autospace="none" fo:margin-bottom="0in" fo:line-height="100%"/>
    </style:style>
    <style:style style:name="T109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95" style:parent-style-name="Обычный" style:family="paragraph">
      <style:paragraph-properties fo:widows="0" fo:orphans="0" style:text-autospace="none" fo:margin-bottom="0in" fo:line-height="100%"/>
    </style:style>
    <style:style style:name="T109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97" style:parent-style-name="Обычный" style:family="paragraph">
      <style:paragraph-properties fo:widows="0" fo:orphans="0" style:text-autospace="none" fo:margin-bottom="0in" fo:line-height="100%"/>
    </style:style>
    <style:style style:name="T109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099" style:parent-style-name="Обычный" style:family="paragraph">
      <style:paragraph-properties fo:widows="0" fo:orphans="0" style:text-autospace="none" fo:margin-bottom="0in" fo:line-height="100%"/>
    </style:style>
    <style:style style:name="T110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01" style:parent-style-name="Обычный" style:family="paragraph">
      <style:paragraph-properties fo:widows="0" fo:orphans="0" style:text-autospace="none" fo:margin-bottom="0in" fo:line-height="100%"/>
    </style:style>
    <style:style style:name="T110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03" style:parent-style-name="Обычный" style:family="paragraph">
      <style:paragraph-properties fo:widows="0" fo:orphans="0" style:text-autospace="none" fo:margin-bottom="0in" fo:line-height="100%"/>
    </style:style>
    <style:style style:name="T110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05" style:parent-style-name="Обычный" style:family="paragraph">
      <style:paragraph-properties fo:widows="0" fo:orphans="0" style:text-autospace="none" fo:margin-bottom="0in" fo:line-height="100%"/>
    </style:style>
    <style:style style:name="T110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07" style:parent-style-name="Обычный" style:family="paragraph">
      <style:paragraph-properties fo:widows="0" fo:orphans="0" style:text-autospace="none" fo:margin-bottom="0in" fo:line-height="100%"/>
    </style:style>
    <style:style style:name="T110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09" style:parent-style-name="Обычный" style:family="paragraph">
      <style:paragraph-properties fo:widows="0" fo:orphans="0" style:text-autospace="none" fo:margin-bottom="0in" fo:line-height="100%"/>
    </style:style>
    <style:style style:name="T111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11" style:parent-style-name="Обычный" style:family="paragraph">
      <style:paragraph-properties fo:widows="0" fo:orphans="0" style:text-autospace="none" fo:margin-bottom="0in" fo:line-height="100%"/>
    </style:style>
    <style:style style:name="T111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13" style:parent-style-name="Обычный" style:family="paragraph">
      <style:paragraph-properties fo:widows="0" fo:orphans="0" style:text-autospace="none" fo:margin-bottom="0in" fo:line-height="100%"/>
    </style:style>
    <style:style style:name="T111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15" style:parent-style-name="Обычный" style:family="paragraph">
      <style:paragraph-properties fo:widows="0" fo:orphans="0" style:text-autospace="none" fo:margin-bottom="0in" fo:line-height="100%"/>
    </style:style>
    <style:style style:name="T111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17" style:parent-style-name="Обычный" style:family="paragraph">
      <style:paragraph-properties fo:widows="0" fo:orphans="0" style:text-autospace="none" fo:margin-bottom="0in" fo:line-height="100%"/>
    </style:style>
    <style:style style:name="T111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19" style:parent-style-name="Обычный" style:family="paragraph">
      <style:paragraph-properties fo:widows="0" fo:orphans="0" style:text-autospace="none" fo:margin-bottom="0in" fo:line-height="100%"/>
    </style:style>
    <style:style style:name="T112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21" style:parent-style-name="Обычный" style:family="paragraph">
      <style:paragraph-properties fo:widows="0" fo:orphans="0" style:text-autospace="none" fo:margin-bottom="0in" fo:line-height="100%"/>
    </style:style>
    <style:style style:name="T112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23" style:parent-style-name="Обычный" style:family="paragraph">
      <style:paragraph-properties fo:widows="0" fo:orphans="0" style:text-autospace="none" fo:margin-bottom="0in" fo:line-height="100%"/>
    </style:style>
    <style:style style:name="T112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25" style:parent-style-name="Обычный" style:family="paragraph">
      <style:paragraph-properties fo:widows="0" fo:orphans="0" style:text-autospace="none" fo:margin-bottom="0in" fo:line-height="100%"/>
    </style:style>
    <style:style style:name="T112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27" style:parent-style-name="Обычный" style:family="paragraph">
      <style:paragraph-properties fo:widows="0" fo:orphans="0" style:text-autospace="none" fo:margin-bottom="0in" fo:line-height="100%"/>
    </style:style>
    <style:style style:name="T112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29" style:parent-style-name="Обычный" style:family="paragraph">
      <style:paragraph-properties fo:widows="0" fo:orphans="0" style:text-autospace="none" fo:margin-bottom="0in" fo:line-height="100%"/>
    </style:style>
    <style:style style:name="T113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31" style:parent-style-name="Обычный" style:family="paragraph">
      <style:paragraph-properties fo:widows="0" fo:orphans="0" style:text-autospace="none" fo:margin-bottom="0in" fo:line-height="100%"/>
    </style:style>
    <style:style style:name="T113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33" style:parent-style-name="Обычный" style:family="paragraph">
      <style:paragraph-properties fo:widows="0" fo:orphans="0" style:text-autospace="none" fo:margin-bottom="0in" fo:line-height="100%"/>
    </style:style>
    <style:style style:name="T113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13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36" style:parent-style-name="Обычный" style:family="paragraph">
      <style:paragraph-properties fo:widows="0" fo:orphans="0" style:text-autospace="none" fo:margin-bottom="0in" fo:line-height="100%"/>
    </style:style>
    <style:style style:name="T113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38" style:parent-style-name="Обычный" style:family="paragraph">
      <style:paragraph-properties fo:widows="0" fo:orphans="0" style:text-autospace="none" fo:margin-bottom="0in" fo:line-height="100%"/>
    </style:style>
    <style:style style:name="T113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40" style:parent-style-name="Обычный" style:family="paragraph">
      <style:paragraph-properties fo:widows="0" fo:orphans="0" style:text-autospace="none" fo:margin-bottom="0in" fo:line-height="100%"/>
    </style:style>
    <style:style style:name="T114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42" style:parent-style-name="Обычный" style:family="paragraph">
      <style:paragraph-properties fo:widows="0" fo:orphans="0" style:text-autospace="none" fo:margin-bottom="0in" fo:line-height="100%"/>
    </style:style>
    <style:style style:name="T114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44" style:parent-style-name="Обычный" style:family="paragraph">
      <style:paragraph-properties fo:widows="0" fo:orphans="0" style:text-autospace="none" fo:margin-bottom="0in" fo:line-height="100%"/>
    </style:style>
    <style:style style:name="T114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46" style:parent-style-name="Обычный" style:family="paragraph">
      <style:paragraph-properties fo:widows="0" fo:orphans="0" style:text-autospace="none" fo:margin-bottom="0in" fo:line-height="100%"/>
    </style:style>
    <style:style style:name="T114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48" style:parent-style-name="Обычный" style:family="paragraph">
      <style:paragraph-properties fo:widows="0" fo:orphans="0" style:text-autospace="none" fo:margin-bottom="0in" fo:line-height="100%"/>
    </style:style>
    <style:style style:name="T114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50" style:parent-style-name="Обычный" style:family="paragraph">
      <style:paragraph-properties fo:widows="0" fo:orphans="0" style:text-autospace="none" fo:margin-bottom="0in" fo:line-height="100%"/>
    </style:style>
    <style:style style:name="T115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52" style:parent-style-name="Обычный" style:family="paragraph">
      <style:paragraph-properties fo:widows="0" fo:orphans="0" style:text-autospace="none" fo:margin-bottom="0in" fo:line-height="100%"/>
    </style:style>
    <style:style style:name="T115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54" style:parent-style-name="Обычный" style:family="paragraph">
      <style:paragraph-properties fo:widows="0" fo:orphans="0" style:text-autospace="none" fo:margin-bottom="0in" fo:line-height="100%"/>
    </style:style>
    <style:style style:name="T115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56" style:parent-style-name="Обычный" style:family="paragraph">
      <style:paragraph-properties fo:widows="0" fo:orphans="0" style:text-autospace="none" fo:margin-bottom="0in" fo:line-height="100%"/>
    </style:style>
    <style:style style:name="T115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58" style:parent-style-name="Обычный" style:family="paragraph">
      <style:paragraph-properties fo:widows="0" fo:orphans="0" style:text-autospace="none" fo:margin-bottom="0in" fo:line-height="100%"/>
    </style:style>
    <style:style style:name="T115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60" style:parent-style-name="Обычный" style:family="paragraph">
      <style:paragraph-properties fo:widows="0" fo:orphans="0" style:text-autospace="none" fo:margin-bottom="0in" fo:line-height="100%"/>
    </style:style>
    <style:style style:name="T116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62" style:parent-style-name="Обычный" style:family="paragraph">
      <style:paragraph-properties fo:widows="0" fo:orphans="0" style:text-autospace="none" fo:margin-bottom="0in" fo:line-height="100%"/>
    </style:style>
    <style:style style:name="T116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64" style:parent-style-name="Обычный" style:family="paragraph">
      <style:paragraph-properties fo:widows="0" fo:orphans="0" style:text-autospace="none" fo:margin-bottom="0in" fo:line-height="100%"/>
    </style:style>
    <style:style style:name="T116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66" style:parent-style-name="Обычный" style:family="paragraph">
      <style:paragraph-properties fo:widows="0" fo:orphans="0" style:text-autospace="none" fo:margin-bottom="0in" fo:line-height="100%"/>
    </style:style>
    <style:style style:name="T116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68" style:parent-style-name="Обычный" style:family="paragraph">
      <style:paragraph-properties fo:widows="0" fo:orphans="0" style:text-autospace="none" fo:margin-bottom="0in" fo:line-height="100%"/>
    </style:style>
    <style:style style:name="T116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70" style:parent-style-name="Обычный" style:family="paragraph">
      <style:paragraph-properties fo:widows="0" fo:orphans="0" style:text-autospace="none" fo:margin-bottom="0in" fo:line-height="100%"/>
    </style:style>
    <style:style style:name="T117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72" style:parent-style-name="Обычный" style:family="paragraph">
      <style:paragraph-properties fo:widows="0" fo:orphans="0" style:text-autospace="none" fo:margin-bottom="0in" fo:line-height="100%"/>
    </style:style>
    <style:style style:name="T117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74" style:parent-style-name="Обычный" style:family="paragraph">
      <style:paragraph-properties fo:widows="0" fo:orphans="0" style:text-autospace="none" fo:margin-bottom="0in" fo:line-height="100%"/>
    </style:style>
    <style:style style:name="T117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76" style:parent-style-name="Обычный" style:family="paragraph">
      <style:paragraph-properties fo:widows="0" fo:orphans="0" style:text-autospace="none" fo:margin-bottom="0in" fo:line-height="100%"/>
    </style:style>
    <style:style style:name="T117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78" style:parent-style-name="Обычный" style:family="paragraph">
      <style:paragraph-properties fo:widows="0" fo:orphans="0" style:text-autospace="none" fo:margin-bottom="0in" fo:line-height="100%"/>
    </style:style>
    <style:style style:name="T117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80" style:parent-style-name="Обычный" style:family="paragraph">
      <style:paragraph-properties fo:widows="0" fo:orphans="0" style:text-autospace="none" fo:margin-bottom="0in" fo:line-height="100%"/>
    </style:style>
    <style:style style:name="T118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82" style:parent-style-name="Обычный" style:family="paragraph">
      <style:paragraph-properties fo:widows="0" fo:orphans="0" style:text-autospace="none" fo:margin-bottom="0in" fo:line-height="100%"/>
    </style:style>
    <style:style style:name="T118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84" style:parent-style-name="Обычный" style:family="paragraph">
      <style:paragraph-properties fo:widows="0" fo:orphans="0" style:text-autospace="none" fo:margin-bottom="0in" fo:line-height="100%"/>
    </style:style>
    <style:style style:name="T118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86" style:parent-style-name="Обычный" style:family="paragraph">
      <style:paragraph-properties fo:widows="0" fo:orphans="0" style:text-autospace="none" fo:margin-bottom="0in" fo:line-height="100%"/>
    </style:style>
    <style:style style:name="T118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88" style:parent-style-name="Обычный" style:family="paragraph">
      <style:paragraph-properties fo:widows="0" fo:orphans="0" style:text-autospace="none" fo:margin-bottom="0in" fo:line-height="100%"/>
    </style:style>
    <style:style style:name="T118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90" style:parent-style-name="Обычный" style:family="paragraph">
      <style:paragraph-properties fo:widows="0" fo:orphans="0" style:text-autospace="none" fo:margin-bottom="0in" fo:line-height="100%"/>
    </style:style>
    <style:style style:name="T119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92" style:parent-style-name="Обычный" style:family="paragraph">
      <style:paragraph-properties fo:widows="0" fo:orphans="0" style:text-autospace="none" fo:margin-bottom="0in" fo:line-height="100%"/>
    </style:style>
    <style:style style:name="T119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94" style:parent-style-name="Обычный" style:family="paragraph">
      <style:paragraph-properties fo:widows="0" fo:orphans="0" style:text-autospace="none" fo:margin-bottom="0in" fo:line-height="100%"/>
    </style:style>
    <style:style style:name="T119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96" style:parent-style-name="Обычный" style:family="paragraph">
      <style:paragraph-properties fo:widows="0" fo:orphans="0" style:text-autospace="none" fo:margin-bottom="0in" fo:line-height="100%"/>
    </style:style>
    <style:style style:name="T119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198" style:parent-style-name="Обычный" style:family="paragraph">
      <style:paragraph-properties fo:widows="0" fo:orphans="0" style:text-autospace="none" fo:margin-bottom="0in" fo:line-height="100%"/>
    </style:style>
    <style:style style:name="T119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00" style:parent-style-name="Обычный" style:family="paragraph">
      <style:paragraph-properties fo:widows="0" fo:orphans="0" style:text-autospace="none" fo:margin-bottom="0in" fo:line-height="100%"/>
    </style:style>
    <style:style style:name="T120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02" style:parent-style-name="Обычный" style:family="paragraph">
      <style:paragraph-properties fo:widows="0" fo:orphans="0" style:text-autospace="none" fo:margin-bottom="0in" fo:line-height="100%"/>
    </style:style>
    <style:style style:name="T120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04" style:parent-style-name="Обычный" style:family="paragraph">
      <style:paragraph-properties fo:widows="0" fo:orphans="0" style:text-autospace="none" fo:margin-bottom="0in" fo:line-height="100%"/>
    </style:style>
    <style:style style:name="T120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06" style:parent-style-name="Обычный" style:family="paragraph">
      <style:paragraph-properties fo:widows="0" fo:orphans="0" style:text-autospace="none" fo:margin-bottom="0in" fo:line-height="100%"/>
    </style:style>
    <style:style style:name="T120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08" style:parent-style-name="Обычный" style:family="paragraph">
      <style:paragraph-properties fo:widows="0" fo:orphans="0" style:text-autospace="none" fo:margin-bottom="0in" fo:line-height="100%"/>
    </style:style>
    <style:style style:name="T120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10" style:parent-style-name="Обычный" style:family="paragraph">
      <style:paragraph-properties fo:widows="0" fo:orphans="0" style:text-autospace="none" fo:margin-bottom="0in" fo:line-height="100%"/>
    </style:style>
    <style:style style:name="T121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12" style:parent-style-name="Обычный" style:family="paragraph">
      <style:paragraph-properties fo:widows="0" fo:orphans="0" style:text-autospace="none" fo:margin-bottom="0in" fo:line-height="100%"/>
    </style:style>
    <style:style style:name="T121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14" style:parent-style-name="Обычный" style:family="paragraph">
      <style:paragraph-properties fo:widows="0" fo:orphans="0" style:text-autospace="none" fo:margin-bottom="0in" fo:line-height="100%"/>
    </style:style>
    <style:style style:name="T121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16" style:parent-style-name="Обычный" style:family="paragraph">
      <style:paragraph-properties fo:widows="0" fo:orphans="0" style:text-autospace="none" fo:margin-bottom="0in" fo:line-height="100%"/>
    </style:style>
    <style:style style:name="T121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18" style:parent-style-name="Обычный" style:family="paragraph">
      <style:paragraph-properties fo:widows="0" fo:orphans="0" style:text-autospace="none" fo:margin-bottom="0in" fo:line-height="100%"/>
    </style:style>
    <style:style style:name="T121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20" style:parent-style-name="Обычный" style:family="paragraph">
      <style:paragraph-properties fo:widows="0" fo:orphans="0" style:text-autospace="none" fo:margin-bottom="0in" fo:line-height="100%"/>
    </style:style>
    <style:style style:name="T122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22" style:parent-style-name="Обычный" style:family="paragraph">
      <style:paragraph-properties fo:widows="0" fo:orphans="0" style:text-autospace="none" fo:margin-bottom="0in" fo:line-height="100%"/>
    </style:style>
    <style:style style:name="T122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24" style:parent-style-name="Обычный" style:family="paragraph">
      <style:paragraph-properties fo:widows="0" fo:orphans="0" style:text-autospace="none" fo:margin-bottom="0in" fo:line-height="100%"/>
    </style:style>
    <style:style style:name="T122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26" style:parent-style-name="Обычный" style:family="paragraph">
      <style:paragraph-properties fo:widows="0" fo:orphans="0" style:text-autospace="none" fo:margin-bottom="0in" fo:line-height="100%"/>
    </style:style>
    <style:style style:name="T122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28" style:parent-style-name="Обычный" style:family="paragraph">
      <style:paragraph-properties fo:widows="0" fo:orphans="0" style:text-autospace="none" fo:margin-bottom="0in" fo:line-height="100%"/>
    </style:style>
    <style:style style:name="T122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30" style:parent-style-name="Обычный" style:family="paragraph">
      <style:paragraph-properties fo:widows="0" fo:orphans="0" style:text-autospace="none" fo:margin-bottom="0in" fo:line-height="100%"/>
    </style:style>
    <style:style style:name="T123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32" style:parent-style-name="Обычный" style:family="paragraph">
      <style:paragraph-properties fo:widows="0" fo:orphans="0" style:text-autospace="none" fo:margin-bottom="0in" fo:line-height="100%"/>
    </style:style>
    <style:style style:name="T123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34" style:parent-style-name="Обычный" style:family="paragraph">
      <style:paragraph-properties fo:widows="0" fo:orphans="0" style:text-autospace="none" fo:margin-bottom="0in" fo:line-height="100%"/>
    </style:style>
    <style:style style:name="T123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36" style:parent-style-name="Обычный" style:family="paragraph">
      <style:paragraph-properties fo:widows="0" fo:orphans="0" style:text-autospace="none" fo:margin-bottom="0in" fo:line-height="100%"/>
    </style:style>
    <style:style style:name="T123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38" style:parent-style-name="Обычный" style:family="paragraph">
      <style:paragraph-properties fo:widows="0" fo:orphans="0" style:text-autospace="none" fo:margin-bottom="0in" fo:line-height="100%"/>
    </style:style>
    <style:style style:name="T123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40" style:parent-style-name="Обычный" style:family="paragraph">
      <style:paragraph-properties fo:widows="0" fo:orphans="0" style:text-autospace="none" fo:margin-bottom="0in" fo:line-height="100%"/>
    </style:style>
    <style:style style:name="T124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42" style:parent-style-name="Обычный" style:family="paragraph">
      <style:paragraph-properties fo:widows="0" fo:orphans="0" style:text-autospace="none" fo:margin-bottom="0in" fo:line-height="100%"/>
    </style:style>
    <style:style style:name="T124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44" style:parent-style-name="Обычный" style:family="paragraph">
      <style:paragraph-properties fo:widows="0" fo:orphans="0" style:text-autospace="none" fo:margin-bottom="0in" fo:line-height="100%"/>
    </style:style>
    <style:style style:name="T124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46" style:parent-style-name="Обычный" style:family="paragraph">
      <style:paragraph-properties fo:widows="0" fo:orphans="0" style:text-autospace="none" fo:margin-bottom="0in" fo:line-height="100%"/>
    </style:style>
    <style:style style:name="T124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48" style:parent-style-name="Обычный" style:family="paragraph">
      <style:paragraph-properties fo:widows="0" fo:orphans="0" style:text-autospace="none" fo:margin-bottom="0in" fo:line-height="100%"/>
    </style:style>
    <style:style style:name="T124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50" style:parent-style-name="Обычный" style:family="paragraph">
      <style:paragraph-properties fo:widows="0" fo:orphans="0" style:text-autospace="none" fo:margin-bottom="0in" fo:line-height="100%"/>
    </style:style>
    <style:style style:name="T125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52" style:parent-style-name="Обычный" style:family="paragraph">
      <style:paragraph-properties fo:widows="0" fo:orphans="0" style:text-autospace="none" fo:margin-bottom="0in" fo:line-height="100%"/>
    </style:style>
    <style:style style:name="T125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54" style:parent-style-name="Обычный" style:family="paragraph">
      <style:paragraph-properties fo:widows="0" fo:orphans="0" style:text-autospace="none" fo:margin-bottom="0in" fo:line-height="100%"/>
    </style:style>
    <style:style style:name="T125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56" style:parent-style-name="Обычный" style:family="paragraph">
      <style:paragraph-properties fo:widows="0" fo:orphans="0" style:text-autospace="none" fo:margin-bottom="0in" fo:line-height="100%"/>
    </style:style>
    <style:style style:name="T125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58" style:parent-style-name="Обычный" style:family="paragraph">
      <style:paragraph-properties fo:widows="0" fo:orphans="0" style:text-autospace="none" fo:margin-bottom="0in" fo:line-height="100%"/>
    </style:style>
    <style:style style:name="T125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60" style:parent-style-name="Обычный" style:family="paragraph">
      <style:paragraph-properties fo:widows="0" fo:orphans="0" style:text-autospace="none" fo:margin-bottom="0in" fo:line-height="100%"/>
    </style:style>
    <style:style style:name="T126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62" style:parent-style-name="Обычный" style:family="paragraph">
      <style:paragraph-properties fo:widows="0" fo:orphans="0" style:text-autospace="none" fo:margin-bottom="0in" fo:line-height="100%"/>
    </style:style>
    <style:style style:name="T126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64" style:parent-style-name="Обычный" style:family="paragraph">
      <style:paragraph-properties fo:widows="0" fo:orphans="0" style:text-autospace="none" fo:margin-bottom="0in" fo:line-height="100%"/>
    </style:style>
    <style:style style:name="T126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66" style:parent-style-name="Обычный" style:family="paragraph">
      <style:paragraph-properties fo:widows="0" fo:orphans="0" style:text-autospace="none" fo:margin-bottom="0in" fo:line-height="100%"/>
    </style:style>
    <style:style style:name="T126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68" style:parent-style-name="Обычный" style:family="paragraph">
      <style:paragraph-properties fo:widows="0" fo:orphans="0" style:text-autospace="none" fo:margin-bottom="0in" fo:line-height="100%"/>
    </style:style>
    <style:style style:name="T126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70" style:parent-style-name="Обычный" style:family="paragraph">
      <style:paragraph-properties fo:widows="0" fo:orphans="0" style:text-autospace="none" fo:margin-bottom="0in" fo:line-height="100%"/>
    </style:style>
    <style:style style:name="T127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72" style:parent-style-name="Обычный" style:family="paragraph">
      <style:paragraph-properties fo:widows="0" fo:orphans="0" style:text-autospace="none" fo:margin-bottom="0in" fo:line-height="100%"/>
    </style:style>
    <style:style style:name="T127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74" style:parent-style-name="Обычный" style:family="paragraph">
      <style:paragraph-properties fo:widows="0" fo:orphans="0" style:text-autospace="none" fo:margin-bottom="0in" fo:line-height="100%"/>
    </style:style>
    <style:style style:name="T127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76" style:parent-style-name="Обычный" style:family="paragraph">
      <style:paragraph-properties fo:widows="0" fo:orphans="0" style:text-autospace="none" fo:margin-bottom="0in" fo:line-height="100%"/>
    </style:style>
    <style:style style:name="T127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78" style:parent-style-name="Обычный" style:family="paragraph">
      <style:paragraph-properties fo:widows="0" fo:orphans="0" style:text-autospace="none" fo:margin-bottom="0in" fo:line-height="100%"/>
    </style:style>
    <style:style style:name="T127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80" style:parent-style-name="Обычный" style:family="paragraph">
      <style:paragraph-properties fo:widows="0" fo:orphans="0" style:text-autospace="none" fo:margin-bottom="0in" fo:line-height="100%"/>
    </style:style>
    <style:style style:name="T128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82" style:parent-style-name="Обычный" style:family="paragraph">
      <style:paragraph-properties fo:widows="0" fo:orphans="0" style:text-autospace="none" fo:margin-bottom="0in" fo:line-height="100%"/>
    </style:style>
    <style:style style:name="T128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84" style:parent-style-name="Обычный" style:family="paragraph">
      <style:paragraph-properties fo:widows="0" fo:orphans="0" style:text-autospace="none" fo:margin-bottom="0in" fo:line-height="100%"/>
    </style:style>
    <style:style style:name="T128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86" style:parent-style-name="Обычный" style:family="paragraph">
      <style:paragraph-properties fo:widows="0" fo:orphans="0" style:text-autospace="none" fo:margin-bottom="0in" fo:line-height="100%"/>
    </style:style>
    <style:style style:name="T128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88" style:parent-style-name="Обычный" style:family="paragraph">
      <style:paragraph-properties fo:widows="0" fo:orphans="0" style:text-autospace="none" fo:margin-bottom="0in" fo:line-height="100%"/>
    </style:style>
    <style:style style:name="T128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90" style:parent-style-name="Обычный" style:family="paragraph">
      <style:paragraph-properties fo:widows="0" fo:orphans="0" style:text-autospace="none" fo:margin-bottom="0in" fo:line-height="100%"/>
    </style:style>
    <style:style style:name="T129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92" style:parent-style-name="Обычный" style:family="paragraph">
      <style:paragraph-properties fo:widows="0" fo:orphans="0" style:text-autospace="none" fo:margin-bottom="0in" fo:line-height="100%"/>
    </style:style>
    <style:style style:name="T129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94" style:parent-style-name="Обычный" style:family="paragraph">
      <style:paragraph-properties fo:widows="0" fo:orphans="0" style:text-autospace="none" fo:margin-bottom="0in" fo:line-height="100%"/>
    </style:style>
    <style:style style:name="T129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96" style:parent-style-name="Обычный" style:family="paragraph">
      <style:paragraph-properties fo:widows="0" fo:orphans="0" style:text-autospace="none" fo:margin-bottom="0in" fo:line-height="100%"/>
    </style:style>
    <style:style style:name="T129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298" style:parent-style-name="Обычный" style:family="paragraph">
      <style:paragraph-properties fo:widows="0" fo:orphans="0" style:text-autospace="none" fo:margin-bottom="0in" fo:line-height="100%"/>
    </style:style>
    <style:style style:name="T129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00" style:parent-style-name="Обычный" style:family="paragraph">
      <style:paragraph-properties fo:widows="0" fo:orphans="0" style:text-autospace="none" fo:margin-bottom="0in" fo:line-height="100%"/>
    </style:style>
    <style:style style:name="T130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02" style:parent-style-name="Обычный" style:family="paragraph">
      <style:paragraph-properties fo:widows="0" fo:orphans="0" style:text-autospace="none" fo:margin-bottom="0in" fo:line-height="100%"/>
    </style:style>
    <style:style style:name="T130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04" style:parent-style-name="Обычный" style:family="paragraph">
      <style:paragraph-properties fo:widows="0" fo:orphans="0" style:text-autospace="none" fo:margin-bottom="0in" fo:line-height="100%"/>
    </style:style>
    <style:style style:name="T130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06" style:parent-style-name="Обычный" style:family="paragraph">
      <style:paragraph-properties fo:widows="0" fo:orphans="0" style:text-autospace="none" fo:margin-bottom="0in" fo:line-height="100%"/>
    </style:style>
    <style:style style:name="T130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08" style:parent-style-name="Обычный" style:family="paragraph">
      <style:paragraph-properties fo:widows="0" fo:orphans="0" style:text-autospace="none" fo:margin-bottom="0in" fo:line-height="100%"/>
    </style:style>
    <style:style style:name="T130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10" style:parent-style-name="Обычный" style:family="paragraph">
      <style:paragraph-properties fo:widows="0" fo:orphans="0" style:text-autospace="none" fo:margin-bottom="0in" fo:line-height="100%"/>
    </style:style>
    <style:style style:name="T131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12" style:parent-style-name="Обычный" style:family="paragraph">
      <style:paragraph-properties fo:widows="0" fo:orphans="0" style:text-autospace="none" fo:margin-bottom="0in" fo:line-height="100%"/>
    </style:style>
    <style:style style:name="T131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14" style:parent-style-name="Обычный" style:family="paragraph">
      <style:paragraph-properties fo:widows="0" fo:orphans="0" style:text-autospace="none" fo:margin-bottom="0in" fo:line-height="100%"/>
    </style:style>
    <style:style style:name="T131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16" style:parent-style-name="Обычный" style:family="paragraph">
      <style:paragraph-properties fo:widows="0" fo:orphans="0" style:text-autospace="none" fo:margin-bottom="0in" fo:line-height="100%"/>
    </style:style>
    <style:style style:name="T131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18" style:parent-style-name="Обычный" style:family="paragraph">
      <style:paragraph-properties fo:widows="0" fo:orphans="0" style:text-autospace="none" fo:margin-bottom="0in" fo:line-height="100%"/>
    </style:style>
    <style:style style:name="T131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20" style:parent-style-name="Обычный" style:family="paragraph">
      <style:paragraph-properties fo:widows="0" fo:orphans="0" style:text-autospace="none" fo:margin-bottom="0in" fo:line-height="100%"/>
    </style:style>
    <style:style style:name="T132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22" style:parent-style-name="Обычный" style:family="paragraph">
      <style:paragraph-properties fo:widows="0" fo:orphans="0" style:text-autospace="none" fo:margin-bottom="0in" fo:line-height="100%"/>
    </style:style>
    <style:style style:name="T132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24" style:parent-style-name="Обычный" style:family="paragraph">
      <style:paragraph-properties fo:widows="0" fo:orphans="0" style:text-autospace="none" fo:margin-bottom="0in" fo:line-height="100%"/>
    </style:style>
    <style:style style:name="T132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26" style:parent-style-name="Обычный" style:family="paragraph">
      <style:paragraph-properties fo:widows="0" fo:orphans="0" style:text-autospace="none" fo:margin-bottom="0in" fo:line-height="100%"/>
    </style:style>
    <style:style style:name="T132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28" style:parent-style-name="Обычный" style:family="paragraph">
      <style:paragraph-properties fo:widows="0" fo:orphans="0" style:text-autospace="none" fo:margin-bottom="0in" fo:line-height="100%"/>
    </style:style>
    <style:style style:name="T132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30" style:parent-style-name="Обычный" style:family="paragraph">
      <style:paragraph-properties fo:widows="0" fo:orphans="0" style:text-autospace="none" fo:margin-bottom="0in" fo:line-height="100%"/>
    </style:style>
    <style:style style:name="T133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32" style:parent-style-name="Обычный" style:family="paragraph">
      <style:paragraph-properties fo:widows="0" fo:orphans="0" style:text-autospace="none" fo:margin-bottom="0in" fo:line-height="100%"/>
    </style:style>
    <style:style style:name="T133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34" style:parent-style-name="Обычный" style:family="paragraph">
      <style:paragraph-properties fo:widows="0" fo:orphans="0" style:text-autospace="none" fo:margin-bottom="0in" fo:line-height="100%"/>
    </style:style>
    <style:style style:name="T133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36" style:parent-style-name="Обычный" style:family="paragraph">
      <style:paragraph-properties fo:widows="0" fo:orphans="0" style:text-autospace="none" fo:margin-bottom="0in" fo:line-height="100%"/>
    </style:style>
    <style:style style:name="T133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38" style:parent-style-name="Обычный" style:family="paragraph">
      <style:paragraph-properties fo:widows="0" fo:orphans="0" style:text-autospace="none" fo:margin-bottom="0in" fo:line-height="100%"/>
    </style:style>
    <style:style style:name="T133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40" style:parent-style-name="Обычный" style:family="paragraph">
      <style:paragraph-properties fo:widows="0" fo:orphans="0" style:text-autospace="none" fo:margin-bottom="0in" fo:line-height="100%"/>
    </style:style>
    <style:style style:name="T134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42" style:parent-style-name="Обычный" style:family="paragraph">
      <style:paragraph-properties fo:widows="0" fo:orphans="0" style:text-autospace="none" fo:margin-bottom="0in" fo:line-height="100%"/>
    </style:style>
    <style:style style:name="T134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44" style:parent-style-name="Обычный" style:family="paragraph">
      <style:paragraph-properties fo:widows="0" fo:orphans="0" style:text-autospace="none" fo:margin-bottom="0in" fo:line-height="100%"/>
    </style:style>
    <style:style style:name="T134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46" style:parent-style-name="Обычный" style:family="paragraph">
      <style:paragraph-properties fo:widows="0" fo:orphans="0" style:text-autospace="none" fo:margin-bottom="0in" fo:line-height="100%"/>
    </style:style>
    <style:style style:name="T134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48" style:parent-style-name="Обычный" style:family="paragraph">
      <style:paragraph-properties fo:widows="0" fo:orphans="0" style:text-autospace="none" fo:margin-bottom="0in" fo:line-height="100%"/>
    </style:style>
    <style:style style:name="T134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50" style:parent-style-name="Обычный" style:family="paragraph">
      <style:paragraph-properties fo:widows="0" fo:orphans="0" style:text-autospace="none" fo:margin-bottom="0in" fo:line-height="100%"/>
    </style:style>
    <style:style style:name="T135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52" style:parent-style-name="Обычный" style:family="paragraph">
      <style:paragraph-properties fo:widows="0" fo:orphans="0" style:text-autospace="none" fo:margin-bottom="0in" fo:line-height="100%"/>
    </style:style>
    <style:style style:name="T135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54" style:parent-style-name="Обычный" style:family="paragraph">
      <style:paragraph-properties fo:widows="0" fo:orphans="0" style:text-autospace="none" fo:margin-bottom="0in" fo:line-height="100%"/>
    </style:style>
    <style:style style:name="T135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56" style:parent-style-name="Обычный" style:family="paragraph">
      <style:paragraph-properties fo:widows="0" fo:orphans="0" style:text-autospace="none" fo:margin-bottom="0in" fo:line-height="100%"/>
    </style:style>
    <style:style style:name="T135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58" style:parent-style-name="Обычный" style:family="paragraph">
      <style:paragraph-properties fo:widows="0" fo:orphans="0" style:text-autospace="none" fo:margin-bottom="0in" fo:line-height="100%"/>
    </style:style>
    <style:style style:name="T135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60" style:parent-style-name="Обычный" style:family="paragraph">
      <style:paragraph-properties fo:widows="0" fo:orphans="0" style:text-autospace="none" fo:margin-bottom="0in" fo:line-height="100%"/>
    </style:style>
    <style:style style:name="T136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62" style:parent-style-name="Обычный" style:family="paragraph">
      <style:paragraph-properties fo:widows="0" fo:orphans="0" style:text-autospace="none" fo:margin-bottom="0in" fo:line-height="100%"/>
    </style:style>
    <style:style style:name="T136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64" style:parent-style-name="Обычный" style:family="paragraph">
      <style:paragraph-properties fo:widows="0" fo:orphans="0" style:text-autospace="none" fo:margin-bottom="0in" fo:line-height="100%"/>
    </style:style>
    <style:style style:name="T136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66" style:parent-style-name="Обычный" style:family="paragraph">
      <style:paragraph-properties fo:widows="0" fo:orphans="0" style:text-autospace="none" fo:margin-bottom="0in" fo:line-height="100%"/>
    </style:style>
    <style:style style:name="T136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68" style:parent-style-name="Обычный" style:family="paragraph">
      <style:paragraph-properties fo:widows="0" fo:orphans="0" style:text-autospace="none" fo:margin-bottom="0in" fo:line-height="100%"/>
    </style:style>
    <style:style style:name="T136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70" style:parent-style-name="Обычный" style:family="paragraph">
      <style:paragraph-properties fo:widows="0" fo:orphans="0" style:text-autospace="none" fo:margin-bottom="0in" fo:line-height="100%"/>
    </style:style>
    <style:style style:name="T137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72" style:parent-style-name="Обычный" style:family="paragraph">
      <style:paragraph-properties fo:widows="0" fo:orphans="0" style:text-autospace="none" fo:margin-bottom="0in" fo:line-height="100%"/>
    </style:style>
    <style:style style:name="T137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74" style:parent-style-name="Обычный" style:family="paragraph">
      <style:paragraph-properties fo:widows="0" fo:orphans="0" style:text-autospace="none" fo:margin-bottom="0in" fo:line-height="100%"/>
    </style:style>
    <style:style style:name="T137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76" style:parent-style-name="Обычный" style:family="paragraph">
      <style:paragraph-properties fo:widows="0" fo:orphans="0" style:text-autospace="none" fo:margin-bottom="0in" fo:line-height="100%"/>
    </style:style>
    <style:style style:name="T137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78" style:parent-style-name="Обычный" style:family="paragraph">
      <style:paragraph-properties fo:widows="0" fo:orphans="0" style:text-autospace="none" fo:margin-bottom="0in" fo:line-height="100%"/>
    </style:style>
    <style:style style:name="T137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80" style:parent-style-name="Обычный" style:family="paragraph">
      <style:paragraph-properties fo:widows="0" fo:orphans="0" style:text-autospace="none" fo:margin-bottom="0in" fo:line-height="100%"/>
    </style:style>
    <style:style style:name="T138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82" style:parent-style-name="Обычный" style:family="paragraph">
      <style:paragraph-properties fo:widows="0" fo:orphans="0" style:text-autospace="none" fo:margin-bottom="0in" fo:line-height="100%"/>
    </style:style>
    <style:style style:name="T138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84" style:parent-style-name="Обычный" style:family="paragraph">
      <style:paragraph-properties fo:widows="0" fo:orphans="0" style:text-autospace="none" fo:margin-bottom="0in" fo:line-height="100%"/>
    </style:style>
    <style:style style:name="T138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86" style:parent-style-name="Обычный" style:family="paragraph">
      <style:paragraph-properties fo:widows="0" fo:orphans="0" style:text-autospace="none" fo:margin-bottom="0in" fo:line-height="100%"/>
    </style:style>
    <style:style style:name="T138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88" style:parent-style-name="Обычный" style:family="paragraph">
      <style:paragraph-properties fo:widows="0" fo:orphans="0" style:text-autospace="none" fo:margin-bottom="0in" fo:line-height="100%"/>
    </style:style>
    <style:style style:name="T138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90" style:parent-style-name="Обычный" style:family="paragraph">
      <style:paragraph-properties fo:widows="0" fo:orphans="0" style:text-autospace="none" fo:margin-bottom="0in" fo:line-height="100%"/>
    </style:style>
    <style:style style:name="T139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92" style:parent-style-name="Обычный" style:family="paragraph">
      <style:paragraph-properties fo:widows="0" fo:orphans="0" style:text-autospace="none" fo:margin-bottom="0in" fo:line-height="100%"/>
    </style:style>
    <style:style style:name="T139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94" style:parent-style-name="Обычный" style:family="paragraph">
      <style:paragraph-properties fo:widows="0" fo:orphans="0" style:text-autospace="none" fo:margin-bottom="0in" fo:line-height="100%"/>
    </style:style>
    <style:style style:name="T139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96" style:parent-style-name="Обычный" style:family="paragraph">
      <style:paragraph-properties fo:widows="0" fo:orphans="0" style:text-autospace="none" fo:margin-bottom="0in" fo:line-height="100%"/>
    </style:style>
    <style:style style:name="T139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398" style:parent-style-name="Обычный" style:family="paragraph">
      <style:paragraph-properties fo:widows="0" fo:orphans="0" style:text-autospace="none" fo:margin-bottom="0in" fo:line-height="100%"/>
    </style:style>
    <style:style style:name="T139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00" style:parent-style-name="Обычный" style:family="paragraph">
      <style:paragraph-properties fo:widows="0" fo:orphans="0" style:text-autospace="none" fo:margin-bottom="0in" fo:line-height="100%"/>
    </style:style>
    <style:style style:name="T140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02" style:parent-style-name="Обычный" style:family="paragraph">
      <style:paragraph-properties fo:widows="0" fo:orphans="0" style:text-autospace="none" fo:margin-bottom="0in" fo:line-height="100%"/>
    </style:style>
    <style:style style:name="T140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04" style:parent-style-name="Обычный" style:family="paragraph">
      <style:paragraph-properties fo:widows="0" fo:orphans="0" style:text-autospace="none" fo:margin-bottom="0in" fo:line-height="100%"/>
    </style:style>
    <style:style style:name="T140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06" style:parent-style-name="Обычный" style:family="paragraph">
      <style:paragraph-properties fo:widows="0" fo:orphans="0" style:text-autospace="none" fo:margin-bottom="0in" fo:line-height="100%"/>
    </style:style>
    <style:style style:name="T140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08" style:parent-style-name="Обычный" style:family="paragraph">
      <style:paragraph-properties fo:widows="0" fo:orphans="0" style:text-autospace="none" fo:margin-bottom="0in" fo:line-height="100%"/>
    </style:style>
    <style:style style:name="T140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10" style:parent-style-name="Обычный" style:family="paragraph">
      <style:paragraph-properties fo:widows="0" fo:orphans="0" style:text-autospace="none" fo:margin-bottom="0in" fo:line-height="100%"/>
    </style:style>
    <style:style style:name="T141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12" style:parent-style-name="Обычный" style:family="paragraph">
      <style:paragraph-properties fo:widows="0" fo:orphans="0" style:text-autospace="none" fo:margin-bottom="0in" fo:line-height="100%"/>
    </style:style>
    <style:style style:name="T141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14" style:parent-style-name="Обычный" style:family="paragraph">
      <style:paragraph-properties fo:widows="0" fo:orphans="0" style:text-autospace="none" fo:margin-bottom="0in" fo:line-height="100%"/>
    </style:style>
    <style:style style:name="T141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16" style:parent-style-name="Обычный" style:family="paragraph">
      <style:paragraph-properties fo:widows="0" fo:orphans="0" style:text-autospace="none" fo:margin-bottom="0in" fo:line-height="100%"/>
    </style:style>
    <style:style style:name="T141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18" style:parent-style-name="Обычный" style:family="paragraph">
      <style:paragraph-properties fo:widows="0" fo:orphans="0" style:text-autospace="none" fo:margin-bottom="0in" fo:line-height="100%"/>
    </style:style>
    <style:style style:name="T141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20" style:parent-style-name="Обычный" style:family="paragraph">
      <style:paragraph-properties fo:widows="0" fo:orphans="0" style:text-autospace="none" fo:margin-bottom="0in" fo:line-height="100%"/>
    </style:style>
    <style:style style:name="T142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22" style:parent-style-name="Обычный" style:family="paragraph">
      <style:paragraph-properties fo:widows="0" fo:orphans="0" style:text-autospace="none" fo:margin-bottom="0in" fo:line-height="100%"/>
    </style:style>
    <style:style style:name="T142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24" style:parent-style-name="Обычный" style:family="paragraph">
      <style:paragraph-properties fo:widows="0" fo:orphans="0" style:text-autospace="none" fo:margin-bottom="0in" fo:line-height="100%"/>
    </style:style>
    <style:style style:name="T142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26" style:parent-style-name="Обычный" style:family="paragraph">
      <style:paragraph-properties fo:widows="0" fo:orphans="0" style:text-autospace="none" fo:margin-bottom="0in" fo:line-height="100%"/>
    </style:style>
    <style:style style:name="T142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28" style:parent-style-name="Обычный" style:family="paragraph">
      <style:paragraph-properties fo:widows="0" fo:orphans="0" style:text-autospace="none" fo:margin-bottom="0in" fo:line-height="100%"/>
    </style:style>
    <style:style style:name="T142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30" style:parent-style-name="Обычный" style:family="paragraph">
      <style:paragraph-properties fo:widows="0" fo:orphans="0" style:text-autospace="none" fo:margin-bottom="0in" fo:line-height="100%"/>
    </style:style>
    <style:style style:name="T143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32" style:parent-style-name="Обычный" style:family="paragraph">
      <style:paragraph-properties fo:widows="0" fo:orphans="0" style:text-autospace="none" fo:margin-bottom="0in" fo:line-height="100%"/>
    </style:style>
    <style:style style:name="T143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34" style:parent-style-name="Обычный" style:family="paragraph">
      <style:paragraph-properties fo:widows="0" fo:orphans="0" style:text-autospace="none" fo:margin-bottom="0in" fo:line-height="100%"/>
    </style:style>
    <style:style style:name="T143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36" style:parent-style-name="Обычный" style:family="paragraph">
      <style:paragraph-properties fo:widows="0" fo:orphans="0" style:text-autospace="none" fo:margin-bottom="0in" fo:line-height="100%"/>
    </style:style>
    <style:style style:name="T143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38" style:parent-style-name="Обычный" style:family="paragraph">
      <style:paragraph-properties fo:widows="0" fo:orphans="0" style:text-autospace="none" fo:margin-bottom="0in" fo:line-height="100%"/>
    </style:style>
    <style:style style:name="T143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40" style:parent-style-name="Обычный" style:family="paragraph">
      <style:paragraph-properties fo:widows="0" fo:orphans="0" style:text-autospace="none" fo:margin-bottom="0in" fo:line-height="100%"/>
    </style:style>
    <style:style style:name="T144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42" style:parent-style-name="Обычный" style:family="paragraph">
      <style:paragraph-properties fo:widows="0" fo:orphans="0" style:text-autospace="none" fo:margin-bottom="0in" fo:line-height="100%"/>
    </style:style>
    <style:style style:name="T144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44" style:parent-style-name="Обычный" style:family="paragraph">
      <style:paragraph-properties fo:widows="0" fo:orphans="0" style:text-autospace="none" fo:margin-bottom="0in" fo:line-height="100%"/>
    </style:style>
    <style:style style:name="T144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46" style:parent-style-name="Обычный" style:family="paragraph">
      <style:paragraph-properties fo:widows="0" fo:orphans="0" style:text-autospace="none" fo:margin-bottom="0in" fo:line-height="100%"/>
    </style:style>
    <style:style style:name="T144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48" style:parent-style-name="Обычный" style:family="paragraph">
      <style:paragraph-properties fo:widows="0" fo:orphans="0" style:text-autospace="none" fo:margin-bottom="0in" fo:line-height="100%"/>
    </style:style>
    <style:style style:name="T144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50" style:parent-style-name="Обычный" style:family="paragraph">
      <style:paragraph-properties fo:widows="0" fo:orphans="0" style:text-autospace="none" fo:margin-bottom="0in" fo:line-height="100%"/>
    </style:style>
    <style:style style:name="T145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52" style:parent-style-name="Обычный" style:family="paragraph">
      <style:paragraph-properties fo:widows="0" fo:orphans="0" style:text-autospace="none" fo:margin-bottom="0in" fo:line-height="100%"/>
    </style:style>
    <style:style style:name="T145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54" style:parent-style-name="Обычный" style:family="paragraph">
      <style:paragraph-properties fo:widows="0" fo:orphans="0" style:text-autospace="none" fo:margin-bottom="0in" fo:line-height="100%"/>
    </style:style>
    <style:style style:name="T145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56" style:parent-style-name="Обычный" style:family="paragraph">
      <style:paragraph-properties fo:widows="0" fo:orphans="0" style:text-autospace="none" fo:margin-bottom="0in" fo:line-height="100%"/>
    </style:style>
    <style:style style:name="T145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58" style:parent-style-name="Обычный" style:family="paragraph">
      <style:paragraph-properties fo:widows="0" fo:orphans="0" style:text-autospace="none" fo:margin-bottom="0in" fo:line-height="100%"/>
    </style:style>
    <style:style style:name="T145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60" style:parent-style-name="Обычный" style:family="paragraph">
      <style:paragraph-properties fo:widows="0" fo:orphans="0" style:text-autospace="none" fo:margin-bottom="0in" fo:line-height="100%"/>
    </style:style>
    <style:style style:name="T146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62" style:parent-style-name="Обычный" style:family="paragraph">
      <style:paragraph-properties fo:widows="0" fo:orphans="0" style:text-autospace="none" fo:margin-bottom="0in" fo:line-height="100%"/>
    </style:style>
    <style:style style:name="T146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64" style:parent-style-name="Обычный" style:family="paragraph">
      <style:paragraph-properties fo:widows="0" fo:orphans="0" style:text-autospace="none" fo:margin-bottom="0in" fo:line-height="100%"/>
    </style:style>
    <style:style style:name="T146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66" style:parent-style-name="Обычный" style:family="paragraph">
      <style:paragraph-properties fo:widows="0" fo:orphans="0" style:text-autospace="none" fo:margin-bottom="0in" fo:line-height="100%"/>
    </style:style>
    <style:style style:name="T146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68" style:parent-style-name="Обычный" style:family="paragraph">
      <style:paragraph-properties fo:widows="0" fo:orphans="0" style:text-autospace="none" fo:margin-bottom="0in" fo:line-height="100%"/>
    </style:style>
    <style:style style:name="T146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70" style:parent-style-name="Обычный" style:family="paragraph">
      <style:paragraph-properties fo:widows="0" fo:orphans="0" style:text-autospace="none" fo:margin-bottom="0in" fo:line-height="100%"/>
    </style:style>
    <style:style style:name="T147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72" style:parent-style-name="Обычный" style:family="paragraph">
      <style:paragraph-properties fo:widows="0" fo:orphans="0" style:text-autospace="none" fo:margin-bottom="0in" fo:line-height="100%"/>
    </style:style>
    <style:style style:name="T147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74" style:parent-style-name="Обычный" style:family="paragraph">
      <style:paragraph-properties fo:widows="0" fo:orphans="0" style:text-autospace="none" fo:margin-bottom="0in" fo:line-height="100%"/>
    </style:style>
    <style:style style:name="T147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76" style:parent-style-name="Обычный" style:family="paragraph">
      <style:paragraph-properties fo:widows="0" fo:orphans="0" style:text-autospace="none" fo:margin-bottom="0in" fo:line-height="100%"/>
    </style:style>
    <style:style style:name="T147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78" style:parent-style-name="Обычный" style:family="paragraph">
      <style:paragraph-properties fo:widows="0" fo:orphans="0" style:text-autospace="none" fo:margin-bottom="0in" fo:line-height="100%"/>
    </style:style>
    <style:style style:name="T147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80" style:parent-style-name="Обычный" style:family="paragraph">
      <style:paragraph-properties fo:widows="0" fo:orphans="0" style:text-autospace="none" fo:margin-bottom="0in" fo:line-height="100%"/>
    </style:style>
    <style:style style:name="T148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82" style:parent-style-name="Обычный" style:family="paragraph">
      <style:paragraph-properties fo:widows="0" fo:orphans="0" style:text-autospace="none" fo:margin-bottom="0in" fo:line-height="100%"/>
    </style:style>
    <style:style style:name="T148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84" style:parent-style-name="Обычный" style:family="paragraph">
      <style:paragraph-properties fo:widows="0" fo:orphans="0" style:text-autospace="none" fo:margin-bottom="0in" fo:line-height="100%"/>
    </style:style>
    <style:style style:name="T148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86" style:parent-style-name="Обычный" style:family="paragraph">
      <style:paragraph-properties fo:widows="0" fo:orphans="0" style:text-autospace="none" fo:margin-bottom="0in" fo:line-height="100%"/>
    </style:style>
    <style:style style:name="T148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88" style:parent-style-name="Обычный" style:family="paragraph">
      <style:paragraph-properties fo:widows="0" fo:orphans="0" style:text-autospace="none" fo:margin-bottom="0in" fo:line-height="100%"/>
    </style:style>
    <style:style style:name="T148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90" style:parent-style-name="Обычный" style:family="paragraph">
      <style:paragraph-properties fo:widows="0" fo:orphans="0" style:text-autospace="none" fo:margin-bottom="0in" fo:line-height="100%"/>
    </style:style>
    <style:style style:name="T149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92" style:parent-style-name="Обычный" style:family="paragraph">
      <style:paragraph-properties fo:widows="0" fo:orphans="0" style:text-autospace="none" fo:margin-bottom="0in" fo:line-height="100%"/>
    </style:style>
    <style:style style:name="T149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94" style:parent-style-name="Обычный" style:family="paragraph">
      <style:paragraph-properties fo:widows="0" fo:orphans="0" style:text-autospace="none" fo:margin-bottom="0in" fo:line-height="100%"/>
    </style:style>
    <style:style style:name="T149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96" style:parent-style-name="Обычный" style:family="paragraph">
      <style:paragraph-properties fo:widows="0" fo:orphans="0" style:text-autospace="none" fo:margin-bottom="0in" fo:line-height="100%"/>
    </style:style>
    <style:style style:name="T149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498" style:parent-style-name="Обычный" style:family="paragraph">
      <style:paragraph-properties fo:widows="0" fo:orphans="0" style:text-autospace="none" fo:margin-bottom="0in" fo:line-height="100%"/>
    </style:style>
    <style:style style:name="T149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00" style:parent-style-name="Обычный" style:family="paragraph">
      <style:paragraph-properties fo:widows="0" fo:orphans="0" style:text-autospace="none" fo:margin-bottom="0in" fo:line-height="100%"/>
    </style:style>
    <style:style style:name="T150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02" style:parent-style-name="Обычный" style:family="paragraph">
      <style:paragraph-properties fo:widows="0" fo:orphans="0" style:text-autospace="none" fo:margin-bottom="0in" fo:line-height="100%"/>
    </style:style>
    <style:style style:name="T150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04" style:parent-style-name="Обычный" style:family="paragraph">
      <style:paragraph-properties fo:widows="0" fo:orphans="0" style:text-autospace="none" fo:margin-bottom="0in" fo:line-height="100%"/>
    </style:style>
    <style:style style:name="T150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06" style:parent-style-name="Обычный" style:family="paragraph">
      <style:paragraph-properties fo:widows="0" fo:orphans="0" style:text-autospace="none" fo:margin-bottom="0in" fo:line-height="100%"/>
    </style:style>
    <style:style style:name="T150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08" style:parent-style-name="Обычный" style:family="paragraph">
      <style:paragraph-properties fo:widows="0" fo:orphans="0" style:text-autospace="none" fo:margin-bottom="0in" fo:line-height="100%"/>
    </style:style>
    <style:style style:name="T150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10" style:parent-style-name="Обычный" style:family="paragraph">
      <style:paragraph-properties fo:widows="0" fo:orphans="0" style:text-autospace="none" fo:margin-bottom="0in" fo:line-height="100%"/>
    </style:style>
    <style:style style:name="T151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12" style:parent-style-name="Обычный" style:family="paragraph">
      <style:paragraph-properties fo:widows="0" fo:orphans="0" style:text-autospace="none" fo:margin-bottom="0in" fo:line-height="100%"/>
    </style:style>
    <style:style style:name="T151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14" style:parent-style-name="Обычный" style:family="paragraph">
      <style:paragraph-properties fo:widows="0" fo:orphans="0" style:text-autospace="none" fo:margin-bottom="0in" fo:line-height="100%"/>
    </style:style>
    <style:style style:name="T151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16" style:parent-style-name="Обычный" style:family="paragraph">
      <style:paragraph-properties fo:widows="0" fo:orphans="0" style:text-autospace="none" fo:margin-bottom="0in" fo:line-height="100%"/>
    </style:style>
    <style:style style:name="T151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18" style:parent-style-name="Обычный" style:family="paragraph">
      <style:paragraph-properties fo:widows="0" fo:orphans="0" style:text-autospace="none" fo:margin-bottom="0in" fo:line-height="100%"/>
    </style:style>
    <style:style style:name="T151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20" style:parent-style-name="Обычный" style:family="paragraph">
      <style:paragraph-properties fo:widows="0" fo:orphans="0" style:text-autospace="none" fo:margin-bottom="0in" fo:line-height="100%"/>
    </style:style>
    <style:style style:name="T152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22" style:parent-style-name="Обычный" style:family="paragraph">
      <style:paragraph-properties fo:widows="0" fo:orphans="0" style:text-autospace="none" fo:margin-bottom="0in" fo:line-height="100%"/>
    </style:style>
    <style:style style:name="T152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24" style:parent-style-name="Обычный" style:family="paragraph">
      <style:paragraph-properties fo:widows="0" fo:orphans="0" style:text-autospace="none" fo:margin-bottom="0in" fo:line-height="100%"/>
    </style:style>
    <style:style style:name="T152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26" style:parent-style-name="Обычный" style:family="paragraph">
      <style:paragraph-properties fo:widows="0" fo:orphans="0" style:text-autospace="none" fo:margin-bottom="0in" fo:line-height="100%"/>
    </style:style>
    <style:style style:name="T152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28" style:parent-style-name="Обычный" style:family="paragraph">
      <style:paragraph-properties fo:widows="0" fo:orphans="0" style:text-autospace="none" fo:margin-bottom="0in" fo:line-height="100%"/>
    </style:style>
    <style:style style:name="T152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30" style:parent-style-name="Обычный" style:family="paragraph">
      <style:paragraph-properties fo:widows="0" fo:orphans="0" style:text-autospace="none" fo:margin-bottom="0in" fo:line-height="100%"/>
    </style:style>
    <style:style style:name="T153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32" style:parent-style-name="Обычный" style:family="paragraph">
      <style:paragraph-properties fo:widows="0" fo:orphans="0" style:text-autospace="none" fo:margin-bottom="0in" fo:line-height="100%"/>
    </style:style>
    <style:style style:name="T153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34" style:parent-style-name="Обычный" style:family="paragraph">
      <style:paragraph-properties fo:widows="0" fo:orphans="0" style:text-autospace="none" fo:margin-bottom="0in" fo:line-height="100%"/>
    </style:style>
    <style:style style:name="T153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36" style:parent-style-name="Обычный" style:family="paragraph">
      <style:paragraph-properties fo:widows="0" fo:orphans="0" style:text-autospace="none" fo:margin-bottom="0in" fo:line-height="100%"/>
    </style:style>
    <style:style style:name="T153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38" style:parent-style-name="Обычный" style:family="paragraph">
      <style:paragraph-properties fo:widows="0" fo:orphans="0" style:text-autospace="none" fo:margin-bottom="0in" fo:line-height="100%"/>
    </style:style>
    <style:style style:name="T153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40" style:parent-style-name="Обычный" style:family="paragraph">
      <style:paragraph-properties fo:widows="0" fo:orphans="0" style:text-autospace="none" fo:margin-bottom="0in" fo:line-height="100%"/>
    </style:style>
    <style:style style:name="T154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42" style:parent-style-name="Обычный" style:family="paragraph">
      <style:paragraph-properties fo:widows="0" fo:orphans="0" style:text-autospace="none" fo:margin-bottom="0in" fo:line-height="100%"/>
    </style:style>
    <style:style style:name="T154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44" style:parent-style-name="Обычный" style:family="paragraph">
      <style:paragraph-properties fo:widows="0" fo:orphans="0" style:text-autospace="none" fo:margin-bottom="0in" fo:line-height="100%"/>
    </style:style>
    <style:style style:name="T154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46" style:parent-style-name="Обычный" style:family="paragraph">
      <style:paragraph-properties fo:widows="0" fo:orphans="0" style:text-autospace="none" fo:margin-bottom="0in" fo:line-height="100%"/>
    </style:style>
    <style:style style:name="T154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48" style:parent-style-name="Обычный" style:family="paragraph">
      <style:paragraph-properties fo:widows="0" fo:orphans="0" style:text-autospace="none" fo:margin-bottom="0in" fo:line-height="100%"/>
    </style:style>
    <style:style style:name="T154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50" style:parent-style-name="Обычный" style:family="paragraph">
      <style:paragraph-properties fo:widows="0" fo:orphans="0" style:text-autospace="none" fo:margin-bottom="0in" fo:line-height="100%"/>
    </style:style>
    <style:style style:name="T155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52" style:parent-style-name="Обычный" style:family="paragraph">
      <style:paragraph-properties fo:widows="0" fo:orphans="0" style:text-autospace="none" fo:margin-bottom="0in" fo:line-height="100%"/>
    </style:style>
    <style:style style:name="T155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54" style:parent-style-name="Обычный" style:family="paragraph">
      <style:paragraph-properties fo:widows="0" fo:orphans="0" style:text-autospace="none" fo:margin-bottom="0in" fo:line-height="100%"/>
    </style:style>
    <style:style style:name="T155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56" style:parent-style-name="Обычный" style:family="paragraph">
      <style:paragraph-properties fo:widows="0" fo:orphans="0" style:text-autospace="none" fo:margin-bottom="0in" fo:line-height="100%"/>
    </style:style>
    <style:style style:name="T155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58" style:parent-style-name="Обычный" style:family="paragraph">
      <style:paragraph-properties fo:widows="0" fo:orphans="0" style:text-autospace="none" fo:margin-bottom="0in" fo:line-height="100%"/>
    </style:style>
    <style:style style:name="T155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60" style:parent-style-name="Обычный" style:family="paragraph">
      <style:paragraph-properties fo:widows="0" fo:orphans="0" style:text-autospace="none" fo:margin-bottom="0in" fo:line-height="100%"/>
    </style:style>
    <style:style style:name="T156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62" style:parent-style-name="Обычный" style:family="paragraph">
      <style:paragraph-properties fo:widows="0" fo:orphans="0" style:text-autospace="none" fo:margin-bottom="0in" fo:line-height="100%"/>
    </style:style>
    <style:style style:name="T156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64" style:parent-style-name="Обычный" style:family="paragraph">
      <style:paragraph-properties fo:widows="0" fo:orphans="0" style:text-autospace="none" fo:margin-bottom="0in" fo:line-height="100%"/>
    </style:style>
    <style:style style:name="T156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66" style:parent-style-name="Обычный" style:family="paragraph">
      <style:paragraph-properties fo:widows="0" fo:orphans="0" style:text-autospace="none" fo:margin-bottom="0in" fo:line-height="100%"/>
    </style:style>
    <style:style style:name="T156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68" style:parent-style-name="Обычный" style:family="paragraph">
      <style:paragraph-properties fo:widows="0" fo:orphans="0" style:text-autospace="none" fo:margin-bottom="0in" fo:line-height="100%"/>
    </style:style>
    <style:style style:name="T156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70" style:parent-style-name="Обычный" style:family="paragraph">
      <style:paragraph-properties fo:widows="0" fo:orphans="0" style:text-autospace="none" fo:margin-bottom="0in" fo:line-height="100%"/>
    </style:style>
    <style:style style:name="T157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72" style:parent-style-name="Обычный" style:family="paragraph">
      <style:paragraph-properties fo:widows="0" fo:orphans="0" style:text-autospace="none" fo:margin-bottom="0in" fo:line-height="100%"/>
    </style:style>
    <style:style style:name="T157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74" style:parent-style-name="Обычный" style:family="paragraph">
      <style:paragraph-properties fo:widows="0" fo:orphans="0" style:text-autospace="none" fo:margin-bottom="0in" fo:line-height="100%"/>
    </style:style>
    <style:style style:name="T157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57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77" style:parent-style-name="Обычный" style:family="paragraph">
      <style:paragraph-properties fo:widows="0" fo:orphans="0" style:text-autospace="none" fo:margin-bottom="0in" fo:line-height="100%"/>
    </style:style>
    <style:style style:name="T157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79" style:parent-style-name="Обычный" style:family="paragraph">
      <style:paragraph-properties fo:widows="0" fo:orphans="0" style:text-autospace="none" fo:margin-bottom="0in" fo:line-height="100%"/>
    </style:style>
    <style:style style:name="T158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58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82" style:parent-style-name="Обычный" style:family="paragraph">
      <style:paragraph-properties fo:widows="0" fo:orphans="0" style:text-autospace="none" fo:margin-bottom="0in" fo:line-height="100%"/>
    </style:style>
    <style:style style:name="T158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84" style:parent-style-name="Обычный" style:family="paragraph">
      <style:paragraph-properties fo:widows="0" fo:orphans="0" style:text-autospace="none" fo:margin-bottom="0in" fo:line-height="100%"/>
    </style:style>
    <style:style style:name="T158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86" style:parent-style-name="Обычный" style:family="paragraph">
      <style:paragraph-properties fo:widows="0" fo:orphans="0" style:text-autospace="none" fo:margin-bottom="0in" fo:line-height="100%"/>
    </style:style>
    <style:style style:name="T158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88" style:parent-style-name="Обычный" style:family="paragraph">
      <style:paragraph-properties fo:widows="0" fo:orphans="0" style:text-autospace="none" fo:margin-bottom="0in" fo:line-height="100%"/>
    </style:style>
    <style:style style:name="T158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90" style:parent-style-name="Обычный" style:family="paragraph">
      <style:paragraph-properties fo:widows="0" fo:orphans="0" style:text-autospace="none" fo:margin-bottom="0in" fo:line-height="100%"/>
    </style:style>
    <style:style style:name="T159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92" style:parent-style-name="Обычный" style:family="paragraph">
      <style:paragraph-properties fo:widows="0" fo:orphans="0" style:text-autospace="none" fo:margin-bottom="0in" fo:line-height="100%"/>
    </style:style>
    <style:style style:name="T159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94" style:parent-style-name="Обычный" style:family="paragraph">
      <style:paragraph-properties fo:widows="0" fo:orphans="0" style:text-autospace="none" fo:margin-bottom="0in" fo:line-height="100%"/>
    </style:style>
    <style:style style:name="T159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96" style:parent-style-name="Обычный" style:family="paragraph">
      <style:paragraph-properties fo:widows="0" fo:orphans="0" style:text-autospace="none" fo:margin-bottom="0in" fo:line-height="100%"/>
    </style:style>
    <style:style style:name="T159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598" style:parent-style-name="Обычный" style:family="paragraph">
      <style:paragraph-properties fo:widows="0" fo:orphans="0" style:text-autospace="none" fo:margin-bottom="0in" fo:line-height="100%"/>
    </style:style>
    <style:style style:name="T159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00" style:parent-style-name="Обычный" style:family="paragraph">
      <style:paragraph-properties fo:widows="0" fo:orphans="0" style:text-autospace="none" fo:margin-bottom="0in" fo:line-height="100%"/>
    </style:style>
    <style:style style:name="T160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02" style:parent-style-name="Обычный" style:family="paragraph">
      <style:paragraph-properties fo:widows="0" fo:orphans="0" style:text-autospace="none" fo:margin-bottom="0in" fo:line-height="100%"/>
    </style:style>
    <style:style style:name="T160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04" style:parent-style-name="Обычный" style:family="paragraph">
      <style:paragraph-properties fo:widows="0" fo:orphans="0" style:text-autospace="none" fo:margin-bottom="0in" fo:line-height="100%"/>
    </style:style>
    <style:style style:name="T160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06" style:parent-style-name="Обычный" style:family="paragraph">
      <style:paragraph-properties fo:widows="0" fo:orphans="0" style:text-autospace="none" fo:margin-bottom="0in" fo:line-height="100%"/>
    </style:style>
    <style:style style:name="T160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08" style:parent-style-name="Обычный" style:family="paragraph">
      <style:paragraph-properties fo:widows="0" fo:orphans="0" style:text-autospace="none" fo:margin-bottom="0in" fo:line-height="100%"/>
    </style:style>
    <style:style style:name="T160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10" style:parent-style-name="Обычный" style:family="paragraph">
      <style:paragraph-properties fo:widows="0" fo:orphans="0" style:text-autospace="none" fo:margin-bottom="0in" fo:line-height="100%"/>
    </style:style>
    <style:style style:name="T161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12" style:parent-style-name="Обычный" style:family="paragraph">
      <style:paragraph-properties fo:widows="0" fo:orphans="0" style:text-autospace="none" fo:margin-bottom="0in" fo:line-height="100%"/>
    </style:style>
    <style:style style:name="T161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14" style:parent-style-name="Обычный" style:family="paragraph">
      <style:paragraph-properties fo:widows="0" fo:orphans="0" style:text-autospace="none" fo:margin-bottom="0in" fo:line-height="100%"/>
    </style:style>
    <style:style style:name="T161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16" style:parent-style-name="Обычный" style:family="paragraph">
      <style:paragraph-properties fo:widows="0" fo:orphans="0" style:text-autospace="none" fo:margin-bottom="0in" fo:line-height="100%"/>
    </style:style>
    <style:style style:name="T161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18" style:parent-style-name="Обычный" style:family="paragraph">
      <style:paragraph-properties fo:widows="0" fo:orphans="0" style:text-autospace="none" fo:margin-bottom="0in" fo:line-height="100%"/>
    </style:style>
    <style:style style:name="T161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20" style:parent-style-name="Обычный" style:family="paragraph">
      <style:paragraph-properties fo:widows="0" fo:orphans="0" style:text-autospace="none" fo:margin-bottom="0in" fo:line-height="100%"/>
    </style:style>
    <style:style style:name="T162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22" style:parent-style-name="Обычный" style:family="paragraph">
      <style:paragraph-properties fo:widows="0" fo:orphans="0" style:text-autospace="none" fo:margin-bottom="0in" fo:line-height="100%"/>
    </style:style>
    <style:style style:name="T162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24" style:parent-style-name="Обычный" style:family="paragraph">
      <style:paragraph-properties fo:widows="0" fo:orphans="0" style:text-autospace="none" fo:margin-bottom="0in" fo:line-height="100%"/>
    </style:style>
    <style:style style:name="T162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26" style:parent-style-name="Обычный" style:family="paragraph">
      <style:paragraph-properties fo:widows="0" fo:orphans="0" style:text-autospace="none" fo:margin-bottom="0in" fo:line-height="100%"/>
    </style:style>
    <style:style style:name="T162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28" style:parent-style-name="Обычный" style:family="paragraph">
      <style:paragraph-properties fo:widows="0" fo:orphans="0" style:text-autospace="none" fo:margin-bottom="0in" fo:line-height="100%"/>
    </style:style>
    <style:style style:name="T162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30" style:parent-style-name="Обычный" style:family="paragraph">
      <style:paragraph-properties fo:widows="0" fo:orphans="0" style:text-autospace="none" fo:margin-bottom="0in" fo:line-height="100%"/>
    </style:style>
    <style:style style:name="T163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32" style:parent-style-name="Обычный" style:family="paragraph">
      <style:paragraph-properties fo:widows="0" fo:orphans="0" style:text-autospace="none" fo:margin-bottom="0in" fo:line-height="100%"/>
    </style:style>
    <style:style style:name="T163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34" style:parent-style-name="Обычный" style:family="paragraph">
      <style:paragraph-properties fo:widows="0" fo:orphans="0" style:text-autospace="none" fo:margin-bottom="0in" fo:line-height="100%"/>
    </style:style>
    <style:style style:name="T163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36" style:parent-style-name="Обычный" style:family="paragraph">
      <style:paragraph-properties fo:widows="0" fo:orphans="0" style:text-autospace="none" fo:margin-bottom="0in" fo:line-height="100%"/>
    </style:style>
    <style:style style:name="T163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38" style:parent-style-name="Обычный" style:family="paragraph">
      <style:paragraph-properties fo:widows="0" fo:orphans="0" style:text-autospace="none" fo:margin-bottom="0in" fo:line-height="100%"/>
    </style:style>
    <style:style style:name="T163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40" style:parent-style-name="Обычный" style:family="paragraph">
      <style:paragraph-properties fo:widows="0" fo:orphans="0" style:text-autospace="none" fo:margin-bottom="0in" fo:line-height="100%"/>
    </style:style>
    <style:style style:name="T164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42" style:parent-style-name="Обычный" style:family="paragraph">
      <style:paragraph-properties fo:widows="0" fo:orphans="0" style:text-autospace="none" fo:margin-bottom="0in" fo:line-height="100%"/>
    </style:style>
    <style:style style:name="T164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44" style:parent-style-name="Обычный" style:family="paragraph">
      <style:paragraph-properties fo:widows="0" fo:orphans="0" style:text-autospace="none" fo:margin-bottom="0in" fo:line-height="100%"/>
    </style:style>
    <style:style style:name="T164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46" style:parent-style-name="Обычный" style:family="paragraph">
      <style:paragraph-properties fo:widows="0" fo:orphans="0" style:text-autospace="none" fo:margin-bottom="0in" fo:line-height="100%"/>
    </style:style>
    <style:style style:name="T164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48" style:parent-style-name="Обычный" style:family="paragraph">
      <style:paragraph-properties fo:widows="0" fo:orphans="0" style:text-autospace="none" fo:margin-bottom="0in" fo:line-height="100%"/>
    </style:style>
    <style:style style:name="T164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50" style:parent-style-name="Обычный" style:family="paragraph">
      <style:paragraph-properties fo:widows="0" fo:orphans="0" style:text-autospace="none" fo:margin-bottom="0in" fo:line-height="100%"/>
    </style:style>
    <style:style style:name="T165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52" style:parent-style-name="Обычный" style:family="paragraph">
      <style:paragraph-properties fo:widows="0" fo:orphans="0" style:text-autospace="none" fo:margin-bottom="0in" fo:line-height="100%"/>
    </style:style>
    <style:style style:name="T165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54" style:parent-style-name="Обычный" style:family="paragraph">
      <style:paragraph-properties fo:widows="0" fo:orphans="0" style:text-autospace="none" fo:margin-bottom="0in" fo:line-height="100%"/>
    </style:style>
    <style:style style:name="T165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56" style:parent-style-name="Обычный" style:family="paragraph">
      <style:paragraph-properties fo:widows="0" fo:orphans="0" style:text-autospace="none" fo:margin-bottom="0in" fo:line-height="100%"/>
    </style:style>
    <style:style style:name="T165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58" style:parent-style-name="Обычный" style:family="paragraph">
      <style:paragraph-properties fo:widows="0" fo:orphans="0" style:text-autospace="none" fo:margin-bottom="0in" fo:line-height="100%"/>
    </style:style>
    <style:style style:name="T165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60" style:parent-style-name="Обычный" style:family="paragraph">
      <style:paragraph-properties fo:widows="0" fo:orphans="0" style:text-autospace="none" fo:margin-bottom="0in" fo:line-height="100%"/>
    </style:style>
    <style:style style:name="T166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62" style:parent-style-name="Обычный" style:family="paragraph">
      <style:paragraph-properties fo:widows="0" fo:orphans="0" style:text-autospace="none" fo:margin-bottom="0in" fo:line-height="100%"/>
    </style:style>
    <style:style style:name="T166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64" style:parent-style-name="Обычный" style:family="paragraph">
      <style:paragraph-properties fo:widows="0" fo:orphans="0" style:text-autospace="none" fo:margin-bottom="0in" fo:line-height="100%"/>
    </style:style>
    <style:style style:name="T166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66" style:parent-style-name="Обычный" style:family="paragraph">
      <style:paragraph-properties fo:widows="0" fo:orphans="0" style:text-autospace="none" fo:margin-bottom="0in" fo:line-height="100%"/>
    </style:style>
    <style:style style:name="T166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68" style:parent-style-name="Обычный" style:family="paragraph">
      <style:paragraph-properties fo:widows="0" fo:orphans="0" style:text-autospace="none" fo:margin-bottom="0in" fo:line-height="100%"/>
    </style:style>
    <style:style style:name="T166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70" style:parent-style-name="Обычный" style:family="paragraph">
      <style:paragraph-properties fo:widows="0" fo:orphans="0" style:text-autospace="none" fo:margin-bottom="0in" fo:line-height="100%"/>
    </style:style>
    <style:style style:name="T167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72" style:parent-style-name="Обычный" style:family="paragraph">
      <style:paragraph-properties fo:widows="0" fo:orphans="0" style:text-autospace="none" fo:margin-bottom="0in" fo:line-height="100%"/>
    </style:style>
    <style:style style:name="T167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74" style:parent-style-name="Обычный" style:family="paragraph">
      <style:paragraph-properties fo:widows="0" fo:orphans="0" style:text-autospace="none" fo:margin-bottom="0in" fo:line-height="100%"/>
    </style:style>
    <style:style style:name="T167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76" style:parent-style-name="Обычный" style:family="paragraph">
      <style:paragraph-properties fo:widows="0" fo:orphans="0" style:text-autospace="none" fo:margin-bottom="0in" fo:line-height="100%"/>
    </style:style>
    <style:style style:name="T167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78" style:parent-style-name="Обычный" style:family="paragraph">
      <style:paragraph-properties fo:widows="0" fo:orphans="0" style:text-autospace="none" fo:margin-bottom="0in" fo:line-height="100%"/>
    </style:style>
    <style:style style:name="T167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80" style:parent-style-name="Обычный" style:family="paragraph">
      <style:paragraph-properties fo:widows="0" fo:orphans="0" style:text-autospace="none" fo:margin-bottom="0in" fo:line-height="100%"/>
    </style:style>
    <style:style style:name="T168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82" style:parent-style-name="Обычный" style:family="paragraph">
      <style:paragraph-properties fo:widows="0" fo:orphans="0" style:text-autospace="none" fo:margin-bottom="0in" fo:line-height="100%"/>
    </style:style>
    <style:style style:name="T168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84" style:parent-style-name="Обычный" style:family="paragraph">
      <style:paragraph-properties fo:widows="0" fo:orphans="0" style:text-autospace="none" fo:margin-bottom="0in" fo:line-height="100%"/>
    </style:style>
    <style:style style:name="T168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86" style:parent-style-name="Обычный" style:family="paragraph">
      <style:paragraph-properties fo:widows="0" fo:orphans="0" style:text-autospace="none" fo:margin-bottom="0in" fo:line-height="100%"/>
    </style:style>
    <style:style style:name="T168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88" style:parent-style-name="Обычный" style:family="paragraph">
      <style:paragraph-properties fo:widows="0" fo:orphans="0" style:text-autospace="none" fo:margin-bottom="0in" fo:line-height="100%"/>
    </style:style>
    <style:style style:name="T168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90" style:parent-style-name="Обычный" style:family="paragraph">
      <style:paragraph-properties fo:widows="0" fo:orphans="0" style:text-autospace="none" fo:margin-bottom="0in" fo:line-height="100%"/>
    </style:style>
    <style:style style:name="T169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92" style:parent-style-name="Обычный" style:family="paragraph">
      <style:paragraph-properties fo:widows="0" fo:orphans="0" style:text-autospace="none" fo:margin-bottom="0in" fo:line-height="100%"/>
    </style:style>
    <style:style style:name="T169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94" style:parent-style-name="Обычный" style:family="paragraph">
      <style:paragraph-properties fo:widows="0" fo:orphans="0" style:text-autospace="none" fo:margin-bottom="0in" fo:line-height="100%"/>
    </style:style>
    <style:style style:name="T169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96" style:parent-style-name="Обычный" style:family="paragraph">
      <style:paragraph-properties fo:widows="0" fo:orphans="0" style:text-autospace="none" fo:margin-bottom="0in" fo:line-height="100%"/>
    </style:style>
    <style:style style:name="T169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698" style:parent-style-name="Обычный" style:family="paragraph">
      <style:paragraph-properties fo:widows="0" fo:orphans="0" style:text-autospace="none" fo:margin-bottom="0in" fo:line-height="100%"/>
    </style:style>
    <style:style style:name="T169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00" style:parent-style-name="Обычный" style:family="paragraph">
      <style:paragraph-properties fo:widows="0" fo:orphans="0" style:text-autospace="none" fo:margin-bottom="0in" fo:line-height="100%"/>
    </style:style>
    <style:style style:name="T170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02" style:parent-style-name="Обычный" style:family="paragraph">
      <style:paragraph-properties fo:widows="0" fo:orphans="0" style:text-autospace="none" fo:margin-bottom="0in" fo:line-height="100%"/>
    </style:style>
    <style:style style:name="T170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04" style:parent-style-name="Обычный" style:family="paragraph">
      <style:paragraph-properties fo:widows="0" fo:orphans="0" style:text-autospace="none" fo:margin-bottom="0in" fo:line-height="100%"/>
    </style:style>
    <style:style style:name="T170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06" style:parent-style-name="Обычный" style:family="paragraph">
      <style:paragraph-properties fo:widows="0" fo:orphans="0" style:text-autospace="none" fo:margin-bottom="0in" fo:line-height="100%"/>
    </style:style>
    <style:style style:name="T170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08" style:parent-style-name="Обычный" style:family="paragraph">
      <style:paragraph-properties fo:widows="0" fo:orphans="0" style:text-autospace="none" fo:margin-bottom="0in" fo:line-height="100%"/>
    </style:style>
    <style:style style:name="T170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10" style:parent-style-name="Обычный" style:family="paragraph">
      <style:paragraph-properties fo:widows="0" fo:orphans="0" style:text-autospace="none" fo:margin-bottom="0in" fo:line-height="100%"/>
    </style:style>
    <style:style style:name="T171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12" style:parent-style-name="Обычный" style:family="paragraph">
      <style:paragraph-properties fo:widows="0" fo:orphans="0" style:text-autospace="none" fo:margin-bottom="0in" fo:line-height="100%"/>
    </style:style>
    <style:style style:name="T171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14" style:parent-style-name="Обычный" style:family="paragraph">
      <style:paragraph-properties fo:widows="0" fo:orphans="0" style:text-autospace="none" fo:margin-bottom="0in" fo:line-height="100%"/>
    </style:style>
    <style:style style:name="T171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16" style:parent-style-name="Обычный" style:family="paragraph">
      <style:paragraph-properties fo:widows="0" fo:orphans="0" style:text-autospace="none" fo:margin-bottom="0in" fo:line-height="100%"/>
    </style:style>
    <style:style style:name="T171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18" style:parent-style-name="Обычный" style:family="paragraph">
      <style:paragraph-properties fo:widows="0" fo:orphans="0" style:text-autospace="none" fo:margin-bottom="0in" fo:line-height="100%"/>
    </style:style>
    <style:style style:name="T171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20" style:parent-style-name="Обычный" style:family="paragraph">
      <style:paragraph-properties fo:widows="0" fo:orphans="0" style:text-autospace="none" fo:margin-bottom="0in" fo:line-height="100%"/>
    </style:style>
    <style:style style:name="T172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22" style:parent-style-name="Обычный" style:family="paragraph">
      <style:paragraph-properties fo:widows="0" fo:orphans="0" style:text-autospace="none" fo:margin-bottom="0in" fo:line-height="100%"/>
    </style:style>
    <style:style style:name="T172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24" style:parent-style-name="Обычный" style:family="paragraph">
      <style:paragraph-properties fo:widows="0" fo:orphans="0" style:text-autospace="none" fo:margin-bottom="0in" fo:line-height="100%"/>
    </style:style>
    <style:style style:name="T172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26" style:parent-style-name="Обычный" style:family="paragraph">
      <style:paragraph-properties fo:widows="0" fo:orphans="0" style:text-autospace="none" fo:margin-bottom="0in" fo:line-height="100%"/>
    </style:style>
    <style:style style:name="T172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28" style:parent-style-name="Обычный" style:family="paragraph">
      <style:paragraph-properties fo:widows="0" fo:orphans="0" style:text-autospace="none" fo:margin-bottom="0in" fo:line-height="100%"/>
    </style:style>
    <style:style style:name="T172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30" style:parent-style-name="Обычный" style:family="paragraph">
      <style:paragraph-properties fo:widows="0" fo:orphans="0" style:text-autospace="none" fo:margin-bottom="0in" fo:line-height="100%"/>
    </style:style>
    <style:style style:name="T173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32" style:parent-style-name="Обычный" style:family="paragraph">
      <style:paragraph-properties fo:widows="0" fo:orphans="0" style:text-autospace="none" fo:margin-bottom="0in" fo:line-height="100%"/>
    </style:style>
    <style:style style:name="T173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34" style:parent-style-name="Обычный" style:family="paragraph">
      <style:paragraph-properties fo:widows="0" fo:orphans="0" style:text-autospace="none" fo:margin-bottom="0in" fo:line-height="100%"/>
    </style:style>
    <style:style style:name="T173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36" style:parent-style-name="Обычный" style:family="paragraph">
      <style:paragraph-properties fo:widows="0" fo:orphans="0" style:text-autospace="none" fo:margin-bottom="0in" fo:line-height="100%"/>
    </style:style>
    <style:style style:name="T173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38" style:parent-style-name="Обычный" style:family="paragraph">
      <style:paragraph-properties fo:widows="0" fo:orphans="0" style:text-autospace="none" fo:margin-bottom="0in" fo:line-height="100%"/>
    </style:style>
    <style:style style:name="T173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40" style:parent-style-name="Обычный" style:family="paragraph">
      <style:paragraph-properties fo:widows="0" fo:orphans="0" style:text-autospace="none" fo:margin-bottom="0in" fo:line-height="100%"/>
    </style:style>
    <style:style style:name="T174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42" style:parent-style-name="Обычный" style:family="paragraph">
      <style:paragraph-properties fo:widows="0" fo:orphans="0" style:text-autospace="none" fo:margin-bottom="0in" fo:line-height="100%"/>
    </style:style>
    <style:style style:name="T174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44" style:parent-style-name="Обычный" style:family="paragraph">
      <style:paragraph-properties fo:widows="0" fo:orphans="0" style:text-autospace="none" fo:margin-bottom="0in" fo:line-height="100%"/>
    </style:style>
    <style:style style:name="T174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46" style:parent-style-name="Обычный" style:family="paragraph">
      <style:paragraph-properties fo:widows="0" fo:orphans="0" style:text-autospace="none" fo:margin-bottom="0in" fo:line-height="100%"/>
    </style:style>
    <style:style style:name="T174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48" style:parent-style-name="Обычный" style:family="paragraph">
      <style:paragraph-properties fo:widows="0" fo:orphans="0" style:text-autospace="none" fo:margin-bottom="0in" fo:line-height="100%"/>
    </style:style>
    <style:style style:name="T174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50" style:parent-style-name="Обычный" style:family="paragraph">
      <style:paragraph-properties fo:widows="0" fo:orphans="0" style:text-autospace="none" fo:margin-bottom="0in" fo:line-height="100%"/>
    </style:style>
    <style:style style:name="T175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52" style:parent-style-name="Обычный" style:family="paragraph">
      <style:paragraph-properties fo:widows="0" fo:orphans="0" style:text-autospace="none" fo:margin-bottom="0in" fo:line-height="100%"/>
    </style:style>
    <style:style style:name="T175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54" style:parent-style-name="Обычный" style:family="paragraph">
      <style:paragraph-properties fo:widows="0" fo:orphans="0" style:text-autospace="none" fo:margin-bottom="0in" fo:line-height="100%"/>
    </style:style>
    <style:style style:name="T175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56" style:parent-style-name="Обычный" style:family="paragraph">
      <style:paragraph-properties fo:widows="0" fo:orphans="0" style:text-autospace="none" fo:margin-bottom="0in" fo:line-height="100%"/>
    </style:style>
    <style:style style:name="T175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58" style:parent-style-name="Обычный" style:family="paragraph">
      <style:paragraph-properties fo:widows="0" fo:orphans="0" style:text-autospace="none" fo:margin-bottom="0in" fo:line-height="100%"/>
    </style:style>
    <style:style style:name="T175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60" style:parent-style-name="Обычный" style:family="paragraph">
      <style:paragraph-properties fo:widows="0" fo:orphans="0" style:text-autospace="none" fo:margin-bottom="0in" fo:line-height="100%"/>
    </style:style>
    <style:style style:name="T176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62" style:parent-style-name="Обычный" style:family="paragraph">
      <style:paragraph-properties fo:widows="0" fo:orphans="0" style:text-autospace="none" fo:margin-bottom="0in" fo:line-height="100%"/>
    </style:style>
    <style:style style:name="T176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64" style:parent-style-name="Обычный" style:family="paragraph">
      <style:paragraph-properties fo:widows="0" fo:orphans="0" style:text-autospace="none" fo:margin-bottom="0in" fo:line-height="100%"/>
    </style:style>
    <style:style style:name="T176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66" style:parent-style-name="Обычный" style:family="paragraph">
      <style:paragraph-properties fo:widows="0" fo:orphans="0" style:text-autospace="none" fo:margin-bottom="0in" fo:line-height="100%"/>
    </style:style>
    <style:style style:name="T176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68" style:parent-style-name="Обычный" style:family="paragraph">
      <style:paragraph-properties fo:widows="0" fo:orphans="0" style:text-autospace="none" fo:margin-bottom="0in" fo:line-height="100%"/>
    </style:style>
    <style:style style:name="T176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70" style:parent-style-name="Обычный" style:family="paragraph">
      <style:paragraph-properties fo:widows="0" fo:orphans="0" style:text-autospace="none" fo:margin-bottom="0in" fo:line-height="100%"/>
    </style:style>
    <style:style style:name="T177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72" style:parent-style-name="Обычный" style:family="paragraph">
      <style:paragraph-properties fo:widows="0" fo:orphans="0" style:text-autospace="none" fo:margin-bottom="0in" fo:line-height="100%"/>
    </style:style>
    <style:style style:name="T177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74" style:parent-style-name="Обычный" style:family="paragraph">
      <style:paragraph-properties fo:widows="0" fo:orphans="0" style:text-autospace="none" fo:margin-bottom="0in" fo:line-height="100%"/>
    </style:style>
    <style:style style:name="T177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76" style:parent-style-name="Обычный" style:family="paragraph">
      <style:paragraph-properties fo:widows="0" fo:orphans="0" style:text-autospace="none" fo:margin-bottom="0in" fo:line-height="100%"/>
    </style:style>
    <style:style style:name="T177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78" style:parent-style-name="Обычный" style:family="paragraph">
      <style:paragraph-properties fo:widows="0" fo:orphans="0" style:text-autospace="none" fo:margin-bottom="0in" fo:line-height="100%"/>
    </style:style>
    <style:style style:name="T177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80" style:parent-style-name="Обычный" style:family="paragraph">
      <style:paragraph-properties fo:widows="0" fo:orphans="0" style:text-autospace="none" fo:margin-bottom="0in" fo:line-height="100%"/>
    </style:style>
    <style:style style:name="T178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82" style:parent-style-name="Обычный" style:family="paragraph">
      <style:paragraph-properties fo:widows="0" fo:orphans="0" style:text-autospace="none" fo:margin-bottom="0in" fo:line-height="100%"/>
    </style:style>
    <style:style style:name="T178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84" style:parent-style-name="Обычный" style:family="paragraph">
      <style:paragraph-properties fo:widows="0" fo:orphans="0" style:text-autospace="none" fo:margin-bottom="0in" fo:line-height="100%"/>
    </style:style>
    <style:style style:name="T178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86" style:parent-style-name="Обычный" style:family="paragraph">
      <style:paragraph-properties fo:widows="0" fo:orphans="0" style:text-autospace="none" fo:margin-bottom="0in" fo:line-height="100%"/>
    </style:style>
    <style:style style:name="T178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88" style:parent-style-name="Обычный" style:family="paragraph">
      <style:paragraph-properties fo:widows="0" fo:orphans="0" style:text-autospace="none" fo:margin-bottom="0in" fo:line-height="100%"/>
    </style:style>
    <style:style style:name="T178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90" style:parent-style-name="Обычный" style:family="paragraph">
      <style:paragraph-properties fo:widows="0" fo:orphans="0" style:text-autospace="none" fo:margin-bottom="0in" fo:line-height="100%"/>
    </style:style>
    <style:style style:name="T179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92" style:parent-style-name="Обычный" style:family="paragraph">
      <style:paragraph-properties fo:widows="0" fo:orphans="0" style:text-autospace="none" fo:margin-bottom="0in" fo:line-height="100%"/>
    </style:style>
    <style:style style:name="T179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94" style:parent-style-name="Обычный" style:family="paragraph">
      <style:paragraph-properties fo:widows="0" fo:orphans="0" style:text-autospace="none" fo:margin-bottom="0in" fo:line-height="100%"/>
    </style:style>
    <style:style style:name="T179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96" style:parent-style-name="Обычный" style:family="paragraph">
      <style:paragraph-properties fo:widows="0" fo:orphans="0" style:text-autospace="none" fo:margin-bottom="0in" fo:line-height="100%"/>
    </style:style>
    <style:style style:name="T179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798" style:parent-style-name="Обычный" style:family="paragraph">
      <style:paragraph-properties fo:widows="0" fo:orphans="0" style:text-autospace="none" fo:margin-bottom="0in" fo:line-height="100%"/>
    </style:style>
    <style:style style:name="T179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00" style:parent-style-name="Обычный" style:family="paragraph">
      <style:paragraph-properties fo:widows="0" fo:orphans="0" style:text-autospace="none" fo:margin-bottom="0in" fo:line-height="100%"/>
    </style:style>
    <style:style style:name="T180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02" style:parent-style-name="Обычный" style:family="paragraph">
      <style:paragraph-properties fo:widows="0" fo:orphans="0" style:text-autospace="none" fo:margin-bottom="0in" fo:line-height="100%"/>
    </style:style>
    <style:style style:name="T180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04" style:parent-style-name="Обычный" style:family="paragraph">
      <style:paragraph-properties fo:widows="0" fo:orphans="0" style:text-autospace="none" fo:margin-bottom="0in" fo:line-height="100%"/>
    </style:style>
    <style:style style:name="T180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06" style:parent-style-name="Обычный" style:family="paragraph">
      <style:paragraph-properties fo:widows="0" fo:orphans="0" style:text-autospace="none" fo:margin-bottom="0in" fo:line-height="100%"/>
    </style:style>
    <style:style style:name="T180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08" style:parent-style-name="Обычный" style:family="paragraph">
      <style:paragraph-properties fo:widows="0" fo:orphans="0" style:text-autospace="none" fo:margin-bottom="0in" fo:line-height="100%"/>
    </style:style>
    <style:style style:name="T180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10" style:parent-style-name="Обычный" style:family="paragraph">
      <style:paragraph-properties fo:widows="0" fo:orphans="0" style:text-autospace="none" fo:margin-bottom="0in" fo:line-height="100%"/>
    </style:style>
    <style:style style:name="T181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12" style:parent-style-name="Обычный" style:family="paragraph">
      <style:paragraph-properties fo:widows="0" fo:orphans="0" style:text-autospace="none" fo:margin-bottom="0in" fo:line-height="100%"/>
    </style:style>
    <style:style style:name="T181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14" style:parent-style-name="Обычный" style:family="paragraph">
      <style:paragraph-properties fo:widows="0" fo:orphans="0" style:text-autospace="none" fo:margin-bottom="0in" fo:line-height="100%"/>
    </style:style>
    <style:style style:name="T181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16" style:parent-style-name="Обычный" style:family="paragraph">
      <style:paragraph-properties fo:widows="0" fo:orphans="0" style:text-autospace="none" fo:margin-bottom="0in" fo:line-height="100%"/>
    </style:style>
    <style:style style:name="T181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18" style:parent-style-name="Обычный" style:family="paragraph">
      <style:paragraph-properties fo:widows="0" fo:orphans="0" style:text-autospace="none" fo:margin-bottom="0in" fo:line-height="100%"/>
    </style:style>
    <style:style style:name="T181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20" style:parent-style-name="Обычный" style:family="paragraph">
      <style:paragraph-properties fo:widows="0" fo:orphans="0" style:text-autospace="none" fo:margin-bottom="0in" fo:line-height="100%"/>
    </style:style>
    <style:style style:name="T182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22" style:parent-style-name="Обычный" style:family="paragraph">
      <style:paragraph-properties fo:widows="0" fo:orphans="0" style:text-autospace="none" fo:margin-bottom="0in" fo:line-height="100%"/>
    </style:style>
    <style:style style:name="T182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24" style:parent-style-name="Обычный" style:family="paragraph">
      <style:paragraph-properties fo:widows="0" fo:orphans="0" style:text-autospace="none" fo:margin-bottom="0in" fo:line-height="100%"/>
    </style:style>
    <style:style style:name="T182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26" style:parent-style-name="Обычный" style:family="paragraph">
      <style:paragraph-properties fo:widows="0" fo:orphans="0" style:text-autospace="none" fo:margin-bottom="0in" fo:line-height="100%"/>
    </style:style>
    <style:style style:name="T182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28" style:parent-style-name="Обычный" style:family="paragraph">
      <style:paragraph-properties fo:widows="0" fo:orphans="0" style:text-autospace="none" fo:margin-bottom="0in" fo:line-height="100%"/>
    </style:style>
    <style:style style:name="T182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30" style:parent-style-name="Обычный" style:family="paragraph">
      <style:paragraph-properties fo:widows="0" fo:orphans="0" style:text-autospace="none" fo:margin-bottom="0in" fo:line-height="100%"/>
    </style:style>
    <style:style style:name="T183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32" style:parent-style-name="Обычный" style:family="paragraph">
      <style:paragraph-properties fo:widows="0" fo:orphans="0" style:text-autospace="none" fo:margin-bottom="0in" fo:line-height="100%"/>
    </style:style>
    <style:style style:name="T183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34" style:parent-style-name="Обычный" style:family="paragraph">
      <style:paragraph-properties fo:widows="0" fo:orphans="0" style:text-autospace="none" fo:margin-bottom="0in" fo:line-height="100%"/>
    </style:style>
    <style:style style:name="T183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36" style:parent-style-name="Обычный" style:family="paragraph">
      <style:paragraph-properties fo:widows="0" fo:orphans="0" style:text-autospace="none" fo:margin-bottom="0in" fo:line-height="100%"/>
    </style:style>
    <style:style style:name="T183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38" style:parent-style-name="Обычный" style:family="paragraph">
      <style:paragraph-properties fo:widows="0" fo:orphans="0" style:text-autospace="none" fo:margin-bottom="0in" fo:line-height="100%"/>
    </style:style>
    <style:style style:name="T183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40" style:parent-style-name="Обычный" style:family="paragraph">
      <style:paragraph-properties fo:widows="0" fo:orphans="0" style:text-autospace="none" fo:margin-bottom="0in" fo:line-height="100%"/>
    </style:style>
    <style:style style:name="T184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42" style:parent-style-name="Обычный" style:family="paragraph">
      <style:paragraph-properties fo:widows="0" fo:orphans="0" style:text-autospace="none" fo:margin-bottom="0in" fo:line-height="100%"/>
    </style:style>
    <style:style style:name="T184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44" style:parent-style-name="Обычный" style:family="paragraph">
      <style:paragraph-properties fo:widows="0" fo:orphans="0" style:text-autospace="none" fo:margin-bottom="0in" fo:line-height="100%"/>
    </style:style>
    <style:style style:name="T184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46" style:parent-style-name="Обычный" style:family="paragraph">
      <style:paragraph-properties fo:widows="0" fo:orphans="0" style:text-autospace="none" fo:margin-bottom="0in" fo:line-height="100%"/>
    </style:style>
    <style:style style:name="T184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48" style:parent-style-name="Обычный" style:family="paragraph">
      <style:paragraph-properties fo:widows="0" fo:orphans="0" style:text-autospace="none" fo:margin-bottom="0in" fo:line-height="100%"/>
    </style:style>
    <style:style style:name="T184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50" style:parent-style-name="Обычный" style:family="paragraph">
      <style:paragraph-properties fo:widows="0" fo:orphans="0" style:text-autospace="none" fo:margin-bottom="0in" fo:line-height="100%"/>
    </style:style>
    <style:style style:name="T185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52" style:parent-style-name="Обычный" style:family="paragraph">
      <style:paragraph-properties fo:widows="0" fo:orphans="0" style:text-autospace="none" fo:margin-bottom="0in" fo:line-height="100%"/>
    </style:style>
    <style:style style:name="T185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54" style:parent-style-name="Обычный" style:family="paragraph">
      <style:paragraph-properties fo:widows="0" fo:orphans="0" style:text-autospace="none" fo:margin-bottom="0in" fo:line-height="100%"/>
    </style:style>
    <style:style style:name="T185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56" style:parent-style-name="Обычный" style:family="paragraph">
      <style:paragraph-properties fo:widows="0" fo:orphans="0" style:text-autospace="none" fo:margin-bottom="0in" fo:line-height="100%"/>
    </style:style>
    <style:style style:name="T185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58" style:parent-style-name="Обычный" style:family="paragraph">
      <style:paragraph-properties fo:widows="0" fo:orphans="0" style:text-autospace="none" fo:margin-bottom="0in" fo:line-height="100%"/>
    </style:style>
    <style:style style:name="T185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60" style:parent-style-name="Обычный" style:family="paragraph">
      <style:paragraph-properties fo:widows="0" fo:orphans="0" style:text-autospace="none" fo:margin-bottom="0in" fo:line-height="100%"/>
    </style:style>
    <style:style style:name="T186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62" style:parent-style-name="Обычный" style:family="paragraph">
      <style:paragraph-properties fo:widows="0" fo:orphans="0" style:text-autospace="none" fo:margin-bottom="0in" fo:line-height="100%"/>
    </style:style>
    <style:style style:name="T186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64" style:parent-style-name="Обычный" style:family="paragraph">
      <style:paragraph-properties fo:widows="0" fo:orphans="0" style:text-autospace="none" fo:margin-bottom="0in" fo:line-height="100%"/>
    </style:style>
    <style:style style:name="T186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66" style:parent-style-name="Обычный" style:family="paragraph">
      <style:paragraph-properties fo:widows="0" fo:orphans="0" style:text-autospace="none" fo:margin-bottom="0in" fo:line-height="100%"/>
    </style:style>
    <style:style style:name="T186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68" style:parent-style-name="Обычный" style:family="paragraph">
      <style:paragraph-properties fo:widows="0" fo:orphans="0" style:text-autospace="none" fo:margin-bottom="0in" fo:line-height="100%"/>
    </style:style>
    <style:style style:name="T186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70" style:parent-style-name="Обычный" style:family="paragraph">
      <style:paragraph-properties fo:widows="0" fo:orphans="0" style:text-autospace="none" fo:margin-bottom="0in" fo:line-height="100%"/>
    </style:style>
    <style:style style:name="T187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72" style:parent-style-name="Обычный" style:family="paragraph">
      <style:paragraph-properties fo:widows="0" fo:orphans="0" style:text-autospace="none" fo:margin-bottom="0in" fo:line-height="100%"/>
    </style:style>
    <style:style style:name="T187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74" style:parent-style-name="Обычный" style:family="paragraph">
      <style:paragraph-properties fo:widows="0" fo:orphans="0" style:text-autospace="none" fo:margin-bottom="0in" fo:line-height="100%"/>
    </style:style>
    <style:style style:name="T187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76" style:parent-style-name="Обычный" style:family="paragraph">
      <style:paragraph-properties fo:widows="0" fo:orphans="0" style:text-autospace="none" fo:margin-bottom="0in" fo:line-height="100%"/>
    </style:style>
    <style:style style:name="T187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78" style:parent-style-name="Обычный" style:family="paragraph">
      <style:paragraph-properties fo:widows="0" fo:orphans="0" style:text-autospace="none" fo:margin-bottom="0in" fo:line-height="100%"/>
    </style:style>
    <style:style style:name="T187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80" style:parent-style-name="Обычный" style:family="paragraph">
      <style:paragraph-properties fo:widows="0" fo:orphans="0" style:text-autospace="none" fo:margin-bottom="0in" fo:line-height="100%"/>
    </style:style>
    <style:style style:name="T188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82" style:parent-style-name="Обычный" style:family="paragraph">
      <style:paragraph-properties fo:widows="0" fo:orphans="0" style:text-autospace="none" fo:margin-bottom="0in" fo:line-height="100%"/>
    </style:style>
    <style:style style:name="T188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84" style:parent-style-name="Обычный" style:family="paragraph">
      <style:paragraph-properties fo:widows="0" fo:orphans="0" style:text-autospace="none" fo:margin-bottom="0in" fo:line-height="100%"/>
    </style:style>
    <style:style style:name="T188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86" style:parent-style-name="Обычный" style:family="paragraph">
      <style:paragraph-properties fo:widows="0" fo:orphans="0" style:text-autospace="none" fo:margin-bottom="0in" fo:line-height="100%"/>
    </style:style>
    <style:style style:name="T188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88" style:parent-style-name="Обычный" style:family="paragraph">
      <style:paragraph-properties fo:widows="0" fo:orphans="0" style:text-autospace="none" fo:margin-bottom="0in" fo:line-height="100%"/>
    </style:style>
    <style:style style:name="T188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90" style:parent-style-name="Обычный" style:family="paragraph">
      <style:paragraph-properties fo:widows="0" fo:orphans="0" style:text-autospace="none" fo:margin-bottom="0in" fo:line-height="100%"/>
    </style:style>
    <style:style style:name="T189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92" style:parent-style-name="Обычный" style:family="paragraph">
      <style:paragraph-properties fo:widows="0" fo:orphans="0" style:text-autospace="none" fo:margin-bottom="0in" fo:line-height="100%"/>
    </style:style>
    <style:style style:name="T189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94" style:parent-style-name="Обычный" style:family="paragraph">
      <style:paragraph-properties fo:widows="0" fo:orphans="0" style:text-autospace="none" fo:margin-bottom="0in" fo:line-height="100%"/>
    </style:style>
    <style:style style:name="T189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96" style:parent-style-name="Обычный" style:family="paragraph">
      <style:paragraph-properties fo:widows="0" fo:orphans="0" style:text-autospace="none" fo:margin-bottom="0in" fo:line-height="100%"/>
    </style:style>
    <style:style style:name="T189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898" style:parent-style-name="Обычный" style:family="paragraph">
      <style:paragraph-properties fo:widows="0" fo:orphans="0" style:text-autospace="none" fo:margin-bottom="0in" fo:line-height="100%"/>
    </style:style>
    <style:style style:name="T189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00" style:parent-style-name="Обычный" style:family="paragraph">
      <style:paragraph-properties fo:widows="0" fo:orphans="0" style:text-autospace="none" fo:margin-bottom="0in" fo:line-height="100%"/>
    </style:style>
    <style:style style:name="T190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02" style:parent-style-name="Обычный" style:family="paragraph">
      <style:paragraph-properties fo:widows="0" fo:orphans="0" style:text-autospace="none" fo:margin-bottom="0in" fo:line-height="100%"/>
    </style:style>
    <style:style style:name="T190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04" style:parent-style-name="Обычный" style:family="paragraph">
      <style:paragraph-properties fo:widows="0" fo:orphans="0" style:text-autospace="none" fo:margin-bottom="0in" fo:line-height="100%"/>
    </style:style>
    <style:style style:name="T190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06" style:parent-style-name="Обычный" style:family="paragraph">
      <style:paragraph-properties fo:widows="0" fo:orphans="0" style:text-autospace="none" fo:margin-bottom="0in" fo:line-height="100%"/>
    </style:style>
    <style:style style:name="T190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08" style:parent-style-name="Обычный" style:family="paragraph">
      <style:paragraph-properties fo:widows="0" fo:orphans="0" style:text-autospace="none" fo:margin-bottom="0in" fo:line-height="100%"/>
    </style:style>
    <style:style style:name="T190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10" style:parent-style-name="Обычный" style:family="paragraph">
      <style:paragraph-properties fo:widows="0" fo:orphans="0" style:text-autospace="none" fo:margin-bottom="0in" fo:line-height="100%"/>
    </style:style>
    <style:style style:name="T191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12" style:parent-style-name="Обычный" style:family="paragraph">
      <style:paragraph-properties fo:widows="0" fo:orphans="0" style:text-autospace="none" fo:margin-bottom="0in" fo:line-height="100%"/>
    </style:style>
    <style:style style:name="T191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14" style:parent-style-name="Обычный" style:family="paragraph">
      <style:paragraph-properties fo:widows="0" fo:orphans="0" style:text-autospace="none" fo:margin-bottom="0in" fo:line-height="100%"/>
    </style:style>
    <style:style style:name="T191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16" style:parent-style-name="Обычный" style:family="paragraph">
      <style:paragraph-properties fo:widows="0" fo:orphans="0" style:text-autospace="none" fo:margin-bottom="0in" fo:line-height="100%"/>
    </style:style>
    <style:style style:name="T191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18" style:parent-style-name="Обычный" style:family="paragraph">
      <style:paragraph-properties fo:widows="0" fo:orphans="0" style:text-autospace="none" fo:margin-bottom="0in" fo:line-height="100%"/>
    </style:style>
    <style:style style:name="T191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20" style:parent-style-name="Обычный" style:family="paragraph">
      <style:paragraph-properties fo:widows="0" fo:orphans="0" style:text-autospace="none" fo:margin-bottom="0in" fo:line-height="100%"/>
    </style:style>
    <style:style style:name="T192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22" style:parent-style-name="Обычный" style:family="paragraph">
      <style:paragraph-properties fo:widows="0" fo:orphans="0" style:text-autospace="none" fo:margin-bottom="0in" fo:line-height="100%"/>
    </style:style>
    <style:style style:name="T192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1924" style:parent-style-name="Обычный" style:family="paragraph">
      <style:paragraph-properties fo:widows="0" fo:orphans="0" style:text-autospace="none" fo:margin-bottom="0in" fo:line-height="100%"/>
    </style:style>
    <style:style style:name="T192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92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27" style:parent-style-name="Обычный" style:family="paragraph">
      <style:paragraph-properties fo:widows="0" fo:orphans="0" style:text-autospace="none" fo:margin-bottom="0in" fo:line-height="100%"/>
    </style:style>
    <style:style style:name="T192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29" style:parent-style-name="Обычный" style:family="paragraph">
      <style:paragraph-properties fo:widows="0" fo:orphans="0" style:text-autospace="none" fo:margin-bottom="0in" fo:line-height="100%"/>
    </style:style>
    <style:style style:name="T193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31" style:parent-style-name="Обычный" style:family="paragraph">
      <style:paragraph-properties fo:widows="0" fo:orphans="0" style:text-autospace="none" fo:margin-bottom="0in" fo:line-height="100%"/>
    </style:style>
    <style:style style:name="T193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93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93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1935" style:parent-style-name="Обычный" style:family="paragraph">
      <style:paragraph-properties fo:widows="0" fo:orphans="0" style:text-autospace="none" fo:margin-bottom="0in" fo:line-height="100%"/>
    </style:style>
    <style:style style:name="T193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1937" style:parent-style-name="Обычный" style:family="paragraph">
      <style:paragraph-properties fo:widows="0" fo:orphans="0" style:text-autospace="none" fo:margin-bottom="0in" fo:line-height="100%"/>
    </style:style>
    <style:style style:name="T193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93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40" style:parent-style-name="Обычный" style:family="paragraph">
      <style:paragraph-properties fo:widows="0" fo:orphans="0" style:text-autospace="none" fo:margin-bottom="0in" fo:line-height="100%"/>
    </style:style>
    <style:style style:name="T194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94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43" style:parent-style-name="Обычный" style:family="paragraph">
      <style:paragraph-properties fo:widows="0" fo:orphans="0" style:text-autospace="none" fo:margin-bottom="0in" fo:line-height="100%"/>
    </style:style>
    <style:style style:name="T194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94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94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94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48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color="#141414" style:letter-kerning="false" fo:font-size="10pt" style:font-size-asian="10pt" style:font-size-complex="10pt" fo:background-color="#808080" fo:language="en" fo:country="US"/>
    </style:style>
    <style:style style:name="P1949" style:parent-style-name="Обычный" style:family="paragraph">
      <style:paragraph-properties fo:widows="0" fo:orphans="0" style:text-autospace="none" fo:margin-bottom="0in" fo:line-height="100%"/>
    </style:style>
    <style:style style:name="T195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95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95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53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color="#141414" style:letter-kerning="false" fo:font-size="10pt" style:font-size-asian="10pt" style:font-size-complex="10pt" fo:background-color="#808080" fo:language="en" fo:country="US"/>
    </style:style>
    <style:style style:name="P1954" style:parent-style-name="Обычный" style:family="paragraph">
      <style:paragraph-properties fo:widows="0" fo:orphans="0" style:text-autospace="none" fo:margin-bottom="0in" fo:line-height="100%"/>
    </style:style>
    <style:style style:name="T195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95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95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58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color="#141414" style:letter-kerning="false" fo:font-size="10pt" style:font-size-asian="10pt" style:font-size-complex="10pt" fo:background-color="#808080" fo:language="en" fo:country="US"/>
    </style:style>
    <style:style style:name="P1959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P1960" style:parent-style-name="Обычный" style:family="paragraph">
      <style:paragraph-properties fo:widows="0" fo:orphans="0" style:text-autospace="none" fo:margin-bottom="0in" fo:line-height="100%"/>
    </style:style>
    <style:style style:name="T1961" style:parent-style-name="Основнойшрифтабзаца" style:family="text">
      <style:text-properties style:font-name="Consolas" style:font-name-complex="Consolas" fo:font-weight="bold" style:font-weight-asian="bold" style:font-weight-complex="bold" style:letter-kerning="false" fo:font-size="10pt" style:font-size-asian="10pt" style:font-size-complex="10pt"/>
    </style:style>
    <style:style style:name="T196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963" style:parent-style-name="Основнойшрифтабзаца" style:family="text">
      <style:text-properties style:font-name="Consolas" style:font-name-complex="Consolas" fo:color="#AA5555" style:letter-kerning="false" fo:font-size="10pt" style:font-size-asian="10pt" style:font-size-complex="10pt"/>
    </style:style>
    <style:style style:name="T196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1965" style:parent-style-name="Обычный" style:family="paragraph">
      <style:paragraph-properties fo:widows="0" fo:orphans="0" style:text-autospace="none" fo:margin-bottom="0in" fo:line-height="100%"/>
    </style:style>
    <style:style style:name="T196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67" style:parent-style-name="Обычный" style:family="paragraph">
      <style:paragraph-properties fo:widows="0" fo:orphans="0" style:text-autospace="none" fo:margin-bottom="0in" fo:line-height="100%"/>
    </style:style>
    <style:style style:name="T196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1969" style:parent-style-name="Обычный" style:family="paragraph">
      <style:paragraph-properties fo:widows="0" fo:orphans="0" style:text-autospace="none" fo:margin-bottom="0in" fo:line-height="100%"/>
    </style:style>
    <style:style style:name="T197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1971" style:parent-style-name="Обычный" style:family="paragraph">
      <style:paragraph-properties fo:widows="0" fo:orphans="0" style:text-autospace="none" fo:margin-bottom="0in" fo:line-height="100%"/>
    </style:style>
    <style:style style:name="T197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97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97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97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97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97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78" style:parent-style-name="Обычный" style:family="paragraph">
      <style:paragraph-properties fo:widows="0" fo:orphans="0" style:text-autospace="none" fo:margin-bottom="0in" fo:line-height="100%"/>
    </style:style>
    <style:style style:name="T197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98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81" style:parent-style-name="Обычный" style:family="paragraph">
      <style:paragraph-properties fo:widows="0" fo:orphans="0" style:text-autospace="none" fo:margin-bottom="0in" fo:line-height="100%"/>
    </style:style>
    <style:style style:name="T198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98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198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198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P1986" style:parent-style-name="Обычный" style:family="paragraph">
      <style:paragraph-properties fo:widows="0" fo:orphans="0" style:text-autospace="none" fo:margin-bottom="0in" fo:line-height="100%"/>
    </style:style>
    <style:style style:name="T198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1988" style:parent-style-name="Обычный" style:family="paragraph">
      <style:paragraph-properties fo:widows="0" fo:orphans="0" style:text-autospace="none" fo:margin-bottom="0in" fo:line-height="100%"/>
    </style:style>
    <style:style style:name="T198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1990" style:parent-style-name="Обычный" style:family="paragraph">
      <style:paragraph-properties fo:widows="0" fo:orphans="0" style:text-autospace="none" fo:margin-bottom="0in" fo:line-height="100%"/>
    </style:style>
    <style:style style:name="T199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1992" style:parent-style-name="Обычный" style:family="paragraph">
      <style:paragraph-properties fo:widows="0" fo:orphans="0" style:text-autospace="none" fo:margin-bottom="0in" fo:line-height="100%"/>
    </style:style>
    <style:style style:name="T199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1994" style:parent-style-name="Обычный" style:family="paragraph">
      <style:paragraph-properties fo:widows="0" fo:orphans="0" style:text-autospace="none" fo:margin-bottom="0in" fo:line-height="100%"/>
    </style:style>
    <style:style style:name="T199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1996" style:parent-style-name="Обычный" style:family="paragraph">
      <style:paragraph-properties fo:widows="0" fo:orphans="0" style:text-autospace="none" fo:margin-bottom="0in" fo:line-height="100%"/>
    </style:style>
    <style:style style:name="T199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1998" style:parent-style-name="Обычный" style:family="paragraph">
      <style:paragraph-properties fo:widows="0" fo:orphans="0" style:text-autospace="none" fo:margin-bottom="0in" fo:line-height="100%"/>
    </style:style>
    <style:style style:name="T199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2000" style:parent-style-name="Обычный" style:family="paragraph">
      <style:paragraph-properties fo:widows="0" fo:orphans="0" style:text-autospace="none" fo:margin-bottom="0in" fo:line-height="100%"/>
      <style:text-properties style:font-name="Consolas" style:font-name-complex="Consolas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P2001" style:parent-style-name="Обычный" style:family="paragraph">
      <style:paragraph-properties fo:widows="0" fo:orphans="0" style:text-autospace="none" fo:margin-bottom="0in" fo:line-height="100%"/>
    </style:style>
    <style:style style:name="T200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2003" style:parent-style-name="Обычный" style:family="paragraph">
      <style:paragraph-properties fo:widows="0" fo:orphans="0" style:text-autospace="none" fo:margin-bottom="0in" fo:line-height="100%"/>
    </style:style>
    <style:style style:name="T200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2005" style:parent-style-name="Обычный" style:family="paragraph">
      <style:paragraph-properties fo:widows="0" fo:orphans="0" style:text-autospace="none" fo:margin-bottom="0in" fo:line-height="100%"/>
    </style:style>
    <style:style style:name="T200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2007" style:parent-style-name="Обычный" style:family="paragraph">
      <style:paragraph-properties fo:widows="0" fo:orphans="0" style:text-autospace="none" fo:margin-bottom="0in" fo:line-height="100%"/>
    </style:style>
    <style:style style:name="T200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2009" style:parent-style-name="Обычный" style:family="paragraph">
      <style:paragraph-properties fo:widows="0" fo:orphans="0" style:text-autospace="none" fo:margin-bottom="0in" fo:line-height="100%"/>
    </style:style>
    <style:style style:name="T201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2011" style:parent-style-name="Обычный" style:family="paragraph">
      <style:paragraph-properties fo:widows="0" fo:orphans="0" style:text-autospace="none" fo:margin-bottom="0in" fo:line-height="100%"/>
    </style:style>
    <style:style style:name="T201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2013" style:parent-style-name="Обычный" style:family="paragraph">
      <style:paragraph-properties fo:widows="0" fo:orphans="0" style:text-autospace="none" fo:margin-bottom="0in" fo:line-height="100%"/>
    </style:style>
    <style:style style:name="T201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2015" style:parent-style-name="Обычный" style:family="paragraph">
      <style:paragraph-properties fo:widows="0" fo:orphans="0" style:text-autospace="none" fo:margin-bottom="0in" fo:line-height="100%"/>
    </style:style>
    <style:style style:name="T201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T201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/>
    </style:style>
    <style:style style:name="T201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2019" style:parent-style-name="Обычный" style:family="paragraph">
      <style:paragraph-properties fo:widows="0" fo:orphans="0" style:text-autospace="none" fo:margin-bottom="0in" fo:line-height="100%"/>
    </style:style>
    <style:style style:name="T202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2021" style:parent-style-name="Обычный" style:family="paragraph">
      <style:paragraph-properties fo:widows="0" fo:orphans="0" style:text-autospace="none" fo:margin-bottom="0in" fo:line-height="100%"/>
    </style:style>
    <style:style style:name="T202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2023" style:parent-style-name="Обычный" style:family="paragraph">
      <style:paragraph-properties fo:widows="0" fo:orphans="0" style:text-autospace="none" fo:margin-bottom="0in" fo:line-height="100%"/>
    </style:style>
    <style:style style:name="T202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2025" style:parent-style-name="Обычный" style:family="paragraph">
      <style:paragraph-properties fo:widows="0" fo:orphans="0" style:text-autospace="none" fo:margin-bottom="0in" fo:line-height="100%"/>
    </style:style>
    <style:style style:name="T202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2027" style:parent-style-name="Обычный" style:family="paragraph">
      <style:paragraph-properties fo:widows="0" fo:orphans="0" style:text-autospace="none" fo:margin-bottom="0in" fo:line-height="100%"/>
    </style:style>
    <style:style style:name="T202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2029" style:parent-style-name="Обычный" style:family="paragraph">
      <style:paragraph-properties fo:widows="0" fo:orphans="0" style:text-autospace="none" fo:margin-bottom="0in" fo:line-height="100%"/>
    </style:style>
    <style:style style:name="T203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2031" style:parent-style-name="Обычный" style:family="paragraph">
      <style:paragraph-properties fo:widows="0" fo:orphans="0" style:text-autospace="none" fo:margin-bottom="0in" fo:line-height="100%"/>
    </style:style>
    <style:style style:name="T203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2033" style:parent-style-name="Обычный" style:family="paragraph">
      <style:paragraph-properties fo:widows="0" fo:orphans="0" style:text-autospace="none" fo:margin-bottom="0in" fo:line-height="100%"/>
    </style:style>
    <style:style style:name="T203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2035" style:parent-style-name="Обычный" style:family="paragraph">
      <style:paragraph-properties fo:widows="0" fo:orphans="0" style:text-autospace="none" fo:margin-bottom="0in" fo:line-height="100%"/>
    </style:style>
    <style:style style:name="T203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2037" style:parent-style-name="Обычный" style:family="paragraph">
      <style:paragraph-properties fo:widows="0" fo:orphans="0" style:text-autospace="none" fo:margin-bottom="0in" fo:line-height="100%"/>
    </style:style>
    <style:style style:name="T203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2039" style:parent-style-name="Обычный" style:family="paragraph">
      <style:paragraph-properties fo:widows="0" fo:orphans="0" style:text-autospace="none" fo:margin-bottom="0in" fo:line-height="100%"/>
    </style:style>
    <style:style style:name="T204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2041" style:parent-style-name="Обычный" style:family="paragraph">
      <style:paragraph-properties fo:widows="0" fo:orphans="0" style:text-autospace="none" fo:margin-bottom="0in" fo:line-height="100%"/>
    </style:style>
    <style:style style:name="T204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2043" style:parent-style-name="Обычный" style:family="paragraph">
      <style:paragraph-properties fo:widows="0" fo:orphans="0" style:text-autospace="none" fo:margin-bottom="0in" fo:line-height="100%"/>
    </style:style>
    <style:style style:name="T204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2045" style:parent-style-name="Обычный" style:family="paragraph">
      <style:paragraph-properties fo:widows="0" fo:orphans="0" style:text-autospace="none" fo:margin-bottom="0in" fo:line-height="100%"/>
    </style:style>
    <style:style style:name="T204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/>
    </style:style>
    <style:style style:name="P2047" style:parent-style-name="Обычный" style:family="paragraph">
      <style:paragraph-properties fo:widows="0" fo:orphans="0" style:text-autospace="none" fo:margin-bottom="0in" fo:line-height="100%"/>
      <style:text-properties style:font-name="Courier New" style:font-name-complex="Courier New" style:letter-kerning="false" fo:font-size="10pt" style:font-size-asian="10pt" style:font-size-complex="10pt"/>
    </style:style>
  </office:automatic-styles>
  <office:body>
    <office:text text:use-soft-page-breaks="true">
      <text:p text:style-name="P1"><text:span text:style-name="T2">bonew@GB-virtual-machine:~$ cat &gt; Pets</text:span></text:p>
      <text:p text:style-name="P3"><text:span text:style-name="T4">Dog</text:span></text:p>
      <text:p text:style-name="P5"><text:span text:style-name="T6">Cat</text:span></text:p>
      <text:p text:style-name="P7"><text:span text:style-name="T8">Hamster</text:span></text:p>
      <text:p text:style-name="P9">bonew@GB-virtual-machine:~$ cat &gt;Pack_Animals</text:p>
      <text:p text:style-name="P10"><text:span text:style-name="T11">horses</text:span></text:p>
      <text:p text:style-name="P12"><text:span text:style-name="T13">camels</text:span></text:p>
      <text:p text:style-name="P14"><text:span text:style-name="T15">donkeys</text:span></text:p>
      <text:p text:style-name="P16"><text:span text:style-name="T17">bonew@GB-virtual-machine:~$ cat P</text:span></text:p>
      <text:p text:style-name="P18"><text:span text:style-name="T19">Pack_Animals <text:s/>Pets</text:span></text:p>
      <text:p text:style-name="P20"><text:span text:style-name="T21">bonew@GB-virtual-machine:~$ cat P</text:span></text:p>
      <text:p text:style-name="P22"><text:span text:style-name="T23">Pack_Animals <text:s/>Pets</text:span></text:p>
      <text:p text:style-name="P24">bonew@GB-virtual-machine:~$ cat Pets</text:p>
      <text:p text:style-name="P25"><text:span text:style-name="T26">Dog</text:span></text:p>
      <text:p text:style-name="P27"><text:span text:style-name="T28">Cat</text:span></text:p>
      <text:p text:style-name="P29"><text:span text:style-name="T30">Hamster</text:span></text:p>
      <text:p text:style-name="P31">bonew@GB-virtual-machine:~$ cat Pack_Animals</text:p>
      <text:p text:style-name="P32"><text:span text:style-name="T33">horses</text:span></text:p>
      <text:p text:style-name="P34"><text:span text:style-name="T35">camels</text:span></text:p>
      <text:p text:style-name="P36"><text:span text:style-name="T37">donkeys</text:span></text:p>
      <text:p text:style-name="P38">bonew@GB-virtual-machine:~$ cat Pets Pack_Animals &gt; Animals</text:p>
      <text:p text:style-name="P39">bonew@GB-virtual-machine:~$ cat Animals</text:p>
      <text:p text:style-name="P40"><text:span text:style-name="T41">Dog</text:span></text:p>
      <text:p text:style-name="P42"><text:span text:style-name="T43">Cat</text:span></text:p>
      <text:p text:style-name="P44"><text:span text:style-name="T45">Hamster</text:span></text:p>
      <text:p text:style-name="P46"><text:span text:style-name="T47">horses</text:span></text:p>
      <text:p text:style-name="P48"><text:span text:style-name="T49">camels</text:span></text:p>
      <text:p text:style-name="P50"><text:span text:style-name="T51">donkeys</text:span></text:p>
      <text:p text:style-name="P52">bonew@GB-virtual-machine:~$ mv Animals Human_Friends</text:p>
      <text:p text:style-name="P53"><text:span text:style-name="T54">bonew@GB-virtual-machine:~$ ll</text:span></text:p>
      <text:p text:style-name="P55"><text:span text:style-name="T56">итого 176</text:span></text:p>
      <text:p text:style-name="P57"><text:span text:style-name="T58">drwxr-x--- 27 bonew bonew <text:s/>4096<text:s/></text:span><text:span text:style-name="T59">июл</text:span><text:span text:style-name="T60"><text:s/>12 00:15 <text:s/></text:span><text:span text:style-name="T61">.</text:span><text:span text:style-name="T62">/</text:span></text:p>
      <text:p text:style-name="P63"><text:span text:style-name="T64">drwxr-xr-x <text:s/>3 root <text:s/>root <text:s text:c="2"/>4096<text:s/></text:span><text:span text:style-name="T65">янв</text:span><text:span text:style-name="T66"><text:s/>23 20:32 <text:s/></text:span><text:span text:style-name="T67">..</text:span><text:span text:style-name="T68">/</text:span></text:p>
      <text:p text:style-name="P69"><text:span text:style-name="T70">drwxrwxr-x <text:s/>2 bonew bonew <text:s/>4096<text:s/></text:span><text:span text:style-name="T71">фев</text:span><text:span text:style-name="T72"><text:s/>10 20:59 <text:s/></text:span><text:span text:style-name="T73">.android</text:span><text:span text:style-name="T74">/</text:span></text:p>
      <text:p text:style-name="P75"><text:span text:style-name="T76">-rw------- <text:s/>1 bonew bonew 10869<text:s/></text:span><text:span text:style-name="T77">июл</text:span><text:span text:style-name="T78"><text:s/>12 00:11 <text:s/>.bash_history</text:span></text:p>
      <text:p text:style-name="P79"><text:span text:style-name="T80">-rw-r--r-- <text:s/>1 bonew bonew <text:s text:c="2"/>220<text:s/></text:span><text:span text:style-name="T81">янв</text:span><text:span text:style-name="T82"><text:s/>23 20:32 <text:s/>.bash_logout</text:span></text:p>
      <text:p text:style-name="P83"><text:span text:style-name="T84">-rw-r--r-- <text:s/>1 bonew bonew <text:s/>3846<text:s/></text:span><text:span text:style-name="T85">апр</text:span><text:span text:style-name="T86"><text:s text:c="2"/>9 22:23 <text:s/>.bashrc</text:span></text:p>
      <text:p text:style-name="P87"><text:span text:style-name="T88">drwx------ 37 bonew bonew <text:s/>4096<text:s/></text:span><text:span text:style-name="T89">июн</text:span><text:span text:style-name="T90"><text:s/>26 12:50 <text:s/></text:span><text:span text:style-name="T91">.cache</text:span><text:span text:style-name="T92">/</text:span></text:p>
      <text:p text:style-name="P93"><text:span text:style-name="T94">drwx------ 25 bonew bonew <text:s/>4096<text:s/></text:span><text:span text:style-name="T95">июн</text:span><text:span text:style-name="T96"><text:s/>26 12:50 <text:s/></text:span><text:span text:style-name="T97">.config</text:span><text:span text:style-name="T98">/</text:span></text:p>
      <text:p text:style-name="P99"><text:span text:style-name="T100">drwxrwxr-x <text:s/>3 bonew bonew <text:s/>4096<text:s/></text:span><text:span text:style-name="T101">фев</text:span><text:span text:style-name="T102"><text:s/>10 21:03 <text:s/></text:span><text:span text:style-name="T103">.dotnet</text:span><text:span text:style-name="T104">/</text:span></text:p>
      <text:p text:style-name="P105"><text:span text:style-name="T106">-rw-rw-r-- <text:s/>1 bonew bonew <text:s text:c="3"/>45<text:s/></text:span><text:span text:style-name="T107">янв</text:span><text:span text:style-name="T108"><text:s/>23 20:46 <text:s/>.gitconfig</text:span></text:p>
      <text:p text:style-name="P109"><text:span text:style-name="T110">drwx------ <text:s/>2 bonew bonew <text:s/>4096<text:s/></text:span><text:span text:style-name="T111">июн</text:span><text:span text:style-name="T112"><text:s text:c="2"/>9 21:53 <text:s/></text:span><text:span text:style-name="T113">.gnupg</text:span><text:span text:style-name="T114">/</text:span></text:p>
      <text:p text:style-name="P115"><text:span text:style-name="T116">-rw-rw-r-- <text:s/>1 bonew bonew <text:s text:c="3"/>38<text:s/></text:span><text:span text:style-name="T117">июл</text:span><text:span text:style-name="T118"><text:s/>12 00:14 <text:s/>Human_Friends</text:span></text:p>
      <text:p text:style-name="P119"><text:span text:style-name="T120">-rw-rw-r-- <text:s/>1 bonew bonew <text:s text:c="3"/>70<text:s/></text:span><text:span text:style-name="T121">апр</text:span><text:span text:style-name="T122"><text:s/>13 22:39 <text:s/>init-file.txt</text:span></text:p>
      <text:p text:style-name="P123"><text:span text:style-name="T124">drwxrwxr-x <text:s/>4 bonew bonew <text:s/>4096<text:s/></text:span><text:span text:style-name="T125">фев</text:span><text:span text:style-name="T126"><text:s/>10 20:59 <text:s/></text:span><text:span text:style-name="T127">.java</text:span><text:span text:style-name="T128">/</text:span></text:p>
      <text:p text:style-name="P129"><text:span text:style-name="T130">drwxrwxr-x <text:s/>3 bonew bonew <text:s/>4096<text:s/></text:span><text:span text:style-name="T131">июн</text:span><text:span text:style-name="T132"><text:s text:c="2"/>6 20:26 <text:s/></text:span><text:span text:style-name="T133">.jdks</text:span><text:span text:style-name="T134">/</text:span></text:p>
      <text:p text:style-name="P135"><text:span text:style-name="T136">-rw------- <text:s/>1 bonew bonew <text:s text:c="3"/>20<text:s/></text:span><text:span text:style-name="T137">мар</text:span><text:span text:style-name="T138"><text:s text:c="2"/>9 01:00 <text:s/>.lesshst</text:span></text:p>
      <text:p text:style-name="P139"><text:span text:style-name="T140">drwx------ <text:s/>6 bonew bonew <text:s/>4096<text:s/></text:span><text:span text:style-name="T141">янв</text:span><text:span text:style-name="T142"><text:s/>23 20:44 <text:s/></text:span><text:span text:style-name="T143">.local</text:span><text:span text:style-name="T144">/</text:span></text:p>
      <text:p text:style-name="P145"><text:span text:style-name="T146">drwx------ <text:s/>3 bonew bonew <text:s/>4096<text:s/></text:span><text:span text:style-name="T147">июн</text:span><text:span text:style-name="T148"><text:s text:c="2"/>6 12:30 <text:s/></text:span><text:span text:style-name="T149">.mozilla</text:span><text:span text:style-name="T150">/</text:span></text:p>
      <text:p text:style-name="P151"><text:span text:style-name="T152">drwx------ <text:s/>3 bonew bonew <text:s/>4096<text:s/></text:span><text:span text:style-name="T153">апр</text:span><text:span text:style-name="T154"><text:s/>13 22:46 <text:s/></text:span><text:span text:style-name="T155">.mysql</text:span><text:span text:style-name="T156">/</text:span></text:p>
      <text:p text:style-name="P157"><text:span text:style-name="T158">-rw------- <text:s/>1 bonew bonew <text:s/>1761<text:s/></text:span><text:span text:style-name="T159">июл</text:span><text:span text:style-name="T160"><text:s text:c="2"/>6 23:47 <text:s/>.mysql_history</text:span></text:p>
      <text:p text:style-name="P161"><text:span text:style-name="T162">-rw-r--r-- <text:s/>1 root <text:s/>root <text:s text:c="2"/>3935<text:s/></text:span><text:span text:style-name="T163">мая</text:span><text:span text:style-name="T164"><text:s/>22 <text:s/>2020 <text:s/>packages_pgadmin_org.pub</text:span></text:p>
      <text:p text:style-name="P165"><text:span text:style-name="T166">-rw-rw-r-- <text:s/>1 bonew bonew <text:s text:c="3"/>22<text:s/></text:span><text:span text:style-name="T167">июл</text:span><text:span text:style-name="T168"><text:s/>12 00:13 <text:s/>Pack_Animals</text:span></text:p>
      <text:p text:style-name="P169"><text:span text:style-name="T170">-rw-rw-r-- <text:s/>1 bonew bonew <text:s text:c="3"/>16<text:s/></text:span><text:span text:style-name="T171">июл</text:span><text:span text:style-name="T172"><text:s/>12 00:12 <text:s/>Pets</text:span></text:p>
      <text:p text:style-name="P173"><text:span text:style-name="T174">drwx------ <text:s/>5 bonew bonew <text:s/>4096<text:s/></text:span><text:span text:style-name="T175">июн</text:span><text:span text:style-name="T176"><text:s/>26 12:54 <text:s/></text:span><text:span text:style-name="T177">.pgadmin</text:span><text:span text:style-name="T178">/</text:span></text:p>
      <text:p text:style-name="P179"><text:span text:style-name="T180">drwx------ <text:s/>3 bonew bonew <text:s/>4096<text:s/></text:span><text:span text:style-name="T181">янв</text:span><text:span text:style-name="T182"><text:s/>23 20:39 <text:s/></text:span><text:span text:style-name="T183">.pki</text:span><text:span text:style-name="T184">/</text:span></text:p>
      <text:soft-page-break/>
      <text:p text:style-name="P185"><text:span text:style-name="T186">-rw-r--r-- <text:s/>1 bonew bonew <text:s text:c="2"/>807<text:s/></text:span><text:span text:style-name="T187">янв</text:span><text:span text:style-name="T188"><text:s/>23 20:32 <text:s/>.profile</text:span></text:p>
      <text:p text:style-name="P189"><text:span text:style-name="T190">-rw-rw-r-- <text:s/>1 bonew bonew <text:s text:c="3"/>66<text:s/></text:span><text:span text:style-name="T191">апр</text:span><text:span text:style-name="T192"><text:s text:c="2"/>9 22:20 <text:s/>.selected_editor</text:span></text:p>
      <text:p text:style-name="P193"><text:span text:style-name="T194">drwx------ <text:s/>7 bonew bonew <text:s/>4096<text:s/></text:span><text:span text:style-name="T195">июн</text:span><text:span text:style-name="T196"><text:s/>16 21:15 <text:s/></text:span><text:span text:style-name="T197">snap</text:span><text:span text:style-name="T198">/</text:span></text:p>
      <text:p text:style-name="P199"><text:span text:style-name="T200">drwx------ <text:s/>2 bonew bonew <text:s/>4096<text:s/></text:span><text:span text:style-name="T201">янв</text:span><text:span text:style-name="T202"><text:s/>23 20:35 <text:s/></text:span><text:span text:style-name="T203">.ssh</text:span><text:span text:style-name="T204">/</text:span></text:p>
      <text:p text:style-name="P205"><text:span text:style-name="T206">-rw-r--r-- <text:s/>1 bonew bonew <text:s text:c="4"/>0<text:s/></text:span><text:span text:style-name="T207">янв</text:span><text:span text:style-name="T208"><text:s/>23 20:35 <text:s/>.sudo_as_admin_successful</text:span></text:p>
      <text:p text:style-name="P209"><text:span text:style-name="T210">drwx------ <text:s/>6 bonew bonew <text:s/>4096<text:s/></text:span><text:span text:style-name="T211">июн</text:span><text:span text:style-name="T212"><text:s text:c="2"/>6 12:30 <text:s/></text:span><text:span text:style-name="T213">.thunderbird</text:span><text:span text:style-name="T214">/</text:span></text:p>
      <text:p text:style-name="P215"><text:span text:style-name="T216">drwxrwxr-x <text:s/>4 bonew bonew <text:s/>4096<text:s/></text:span><text:span text:style-name="T217">июн</text:span><text:span text:style-name="T218"><text:s/>13 02:06 <text:s/></text:span><text:span text:style-name="T219">.vscode</text:span><text:span text:style-name="T220">/</text:span></text:p>
      <text:p text:style-name="P221"><text:span text:style-name="T222">-rw-r--r-- <text:s/>1 root <text:s/>root <text:s text:c="3"/>863<text:s/></text:span><text:span text:style-name="T223">июн</text:span><text:span text:style-name="T224"><text:s/>26 12:48 <text:s/>wget-log</text:span></text:p>
      <text:p text:style-name="P225"><text:span text:style-name="T226">-rw------- <text:s/>1 bonew bonew <text:s text:c="3"/>64<text:s/></text:span><text:span text:style-name="T227">июл</text:span><text:span text:style-name="T228"><text:s/>12 00:09 <text:s/>.Xauthority</text:span></text:p>
      <text:p text:style-name="P229"><text:span text:style-name="T230">drwxr-xr-x <text:s/>2 bonew bonew <text:s/>4096<text:s/></text:span><text:span text:style-name="T231">янв</text:span><text:span text:style-name="T232"><text:s/>23 20:34 <text:s/></text:span><text:span text:style-name="T233">Видео</text:span><text:span text:style-name="T234">/</text:span></text:p>
      <text:p text:style-name="P235"><text:span text:style-name="T236">drwxr-xr-x <text:s/>2 bonew bonew <text:s/>4096<text:s/></text:span><text:span text:style-name="T237">янв</text:span><text:span text:style-name="T238"><text:s/>23 20:34 <text:s/></text:span><text:span text:style-name="T239">Документы</text:span><text:span text:style-name="T240">/</text:span></text:p>
      <text:p text:style-name="P241"><text:span text:style-name="T242">drwxr-xr-x <text:s/>3 bonew bonew <text:s/>4096<text:s/></text:span><text:span text:style-name="T243">июн</text:span><text:span text:style-name="T244"><text:s/>16 20:21 <text:s/></text:span><text:span text:style-name="T245">Загрузки</text:span><text:span text:style-name="T246">/</text:span></text:p>
      <text:p text:style-name="P247"><text:span text:style-name="T248">drwxr-xr-x <text:s/>2 bonew bonew <text:s/>4096<text:s/></text:span><text:span text:style-name="T249">янв</text:span><text:span text:style-name="T250"><text:s/>23 20:57 <text:s/></text:span><text:span text:style-name="T251">Изображения</text:span><text:span text:style-name="T252">/</text:span></text:p>
      <text:p text:style-name="P253"><text:span text:style-name="T254">drwxr-xr-x <text:s/>2 bonew bonew <text:s/>4096<text:s/></text:span><text:span text:style-name="T255">янв</text:span><text:span text:style-name="T256"><text:s/>23 20:34 <text:s/></text:span><text:span text:style-name="T257">Музыка</text:span><text:span text:style-name="T258">/</text:span></text:p>
      <text:p text:style-name="P259"><text:span text:style-name="T260">drwxr-xr-x <text:s/>2 bonew bonew <text:s/>4096<text:s/></text:span><text:span text:style-name="T261">янв</text:span><text:span text:style-name="T262"><text:s/>23 20:34 <text:s/></text:span><text:span text:style-name="T263">Общедоступные</text:span><text:span text:style-name="T264">/</text:span></text:p>
      <text:p text:style-name="P265"><text:span text:style-name="T266">drwxr-xr-x 11 bonew bonew <text:s/>4096<text:s/></text:span><text:span text:style-name="T267">июл</text:span><text:span text:style-name="T268"><text:s/>10 00:36<text:s/></text:span><text:span text:style-name="T269">'</text:span><text:span text:style-name="T270">Рабочий</text:span><text:span text:style-name="T271"><text:s/></text:span><text:span text:style-name="T272">стол</text:span><text:span text:style-name="T273">'</text:span><text:span text:style-name="T274">/</text:span></text:p>
      <text:p text:style-name="P275"><text:span text:style-name="T276">drwxr-xr-x 10 bonew bonew <text:s/>4096<text:s/></text:span><text:span text:style-name="T277">июн</text:span><text:span text:style-name="T278"><text:s/>16 20:19<text:s/></text:span><text:span text:style-name="T279">'</text:span><text:span text:style-name="T280">Рабочий</text:span><text:span text:style-name="T281"><text:s/></text:span><text:span text:style-name="T282">стол</text:span><text:span text:style-name="T283"><text:s/>bak'</text:span><text:span text:style-name="T284">/</text:span></text:p>
      <text:p text:style-name="P285"><text:span text:style-name="T286">drwxr-xr-x <text:s/>2 bonew bonew <text:s/>4096<text:s/></text:span><text:span text:style-name="T287">янв</text:span><text:span text:style-name="T288"><text:s/>23 20:34 <text:s/></text:span><text:span text:style-name="T289">Шаблоны</text:span><text:span text:style-name="T290">/</text:span></text:p>
      <text:p text:style-name="P291">bonew@GB-virtual-machine:~$ cat Human_Friends</text:p>
      <text:p text:style-name="P292"><text:span text:style-name="T293">Dog</text:span></text:p>
      <text:p text:style-name="P294"><text:span text:style-name="T295">Cat</text:span></text:p>
      <text:p text:style-name="P296"><text:span text:style-name="T297">Hamster</text:span></text:p>
      <text:p text:style-name="P298"><text:span text:style-name="T299">horses</text:span></text:p>
      <text:p text:style-name="P300"><text:span text:style-name="T301">camels</text:span></text:p>
      <text:p text:style-name="P302"><text:span text:style-name="T303">donkeys</text:span></text:p>
      <text:p text:style-name="P304">bonew@GB-virtual-machine:~$ mkdir Animals</text:p>
      <text:p text:style-name="P305"><text:span text:style-name="T306">bonew@GB-virtual-machine:~$ mv Animals Animals/</text:span></text:p>
      <text:p text:style-name="P307"><text:span text:style-name="T308">mv: невозможно перенести 'Animals' в свой собственный подкаталог, 'Animals/Animals'</text:span></text:p>
      <text:p text:style-name="P309"><text:span text:style-name="T310">bonew@GB-virtual-machine:~$ mv Animals /Animals</text:span></text:p>
      <text:p text:style-name="P311"><text:span text:style-name="T312">mv: невозможно переместить 'Animals' в '/Animals': Отказано в доступе</text:span></text:p>
      <text:p text:style-name="P313">bonew@GB-virtual-machine:~$ mv Human_Friends Animals/</text:p>
      <text:p text:style-name="P314">bonew@GB-virtual-machine:~$ cd Animals/</text:p>
      <text:p text:style-name="P315">bonew@GB-virtual-machine:~/Animals$ ll</text:p>
      <text:p text:style-name="P316"><text:span text:style-name="T317">итого</text:span><text:span text:style-name="T318"><text:s/>12</text:span></text:p>
      <text:p text:style-name="P319"><text:span text:style-name="T320">drwxrwxr-x <text:s/>2 bonew bonew 4096<text:s/></text:span><text:span text:style-name="T321">июл</text:span><text:span text:style-name="T322"><text:s/>12 00:17<text:s/></text:span><text:span text:style-name="T323">.</text:span><text:span text:style-name="T324">/</text:span></text:p>
      <text:p text:style-name="P325"><text:span text:style-name="T326">drwxr-x--- 28 bonew bonew 4096<text:s/></text:span><text:span text:style-name="T327">июл</text:span><text:span text:style-name="T328"><text:s/>12 00:17<text:s/></text:span><text:span text:style-name="T329">..</text:span><text:span text:style-name="T330">/</text:span></text:p>
      <text:p text:style-name="P331"><text:span text:style-name="T332">-rw-rw-r-- <text:s/>1 bonew bonew <text:s text:c="2"/>38<text:s/></text:span><text:span text:style-name="T333">июл</text:span><text:span text:style-name="T334"><text:s/>12 00:14 Human_Friends</text:span></text:p>
      <text:p text:style-name="P335">bonew@GB-virtual-machine:~/Animals$ sudo wget https://dev.mysql.com/get/mysql-apt-config_0.8.17-1_all.deb</text:p>
      <text:p text:style-name="P336">--2023-07-12 00:18:21-- <text:s/>https://dev.mysql.com/get/mysql-apt-config_0.8.17-1_all.deb</text:p>
      <text:p text:style-name="P337">Распознаётся dev.mysql.com (dev.mysql.com)… 23.52.29.249, 2a02:26f0:9500:b91::2e31, 2a02:26f0:9500:b80::2e31</text:p>
      <text:p text:style-name="P338">Подключение к dev.mysql.com (dev.mysql.com)|23.52.29.249|:443... соединение установлено.</text:p>
      <text:p text:style-name="P339">HTTP-запрос отправлен. Ожидание ответа… 302 Moved Temporarily</text:p>
      <text:p text:style-name="P340">Адрес: https://repo.mysql.com//mysql-apt-config_0.8.17-1_all.deb [переход]</text:p>
      <text:p text:style-name="P341">--2023-07-12 00:18:21-- <text:s/>https://repo.mysql.com//mysql-apt-config_0.8.17-1_all.deb</text:p>
      <text:p text:style-name="P342">Распознаётся repo.mysql.com (repo.mysql.com)… 184.50.200.228</text:p>
      <text:p text:style-name="P343">Подключение к repo.mysql.com (repo.mysql.com)|184.50.200.228|:443... соединение установлено.</text:p>
      <text:p text:style-name="P344"><text:span text:style-name="T345">HTTP-запрос отправлен. Ожидание ответа…<text:s/></text:span><text:span text:style-name="T346">200 OK</text:span></text:p>
      <text:soft-page-break/>
      <text:p text:style-name="P347"><text:span text:style-name="T348">Длина</text:span><text:span text:style-name="T349">: 35592 (35K) [application/x-debian-package]</text:span></text:p>
      <text:p text:style-name="P350"><text:span text:style-name="T351">Сохранение</text:span><text:span text:style-name="T352"><text:s/></text:span><text:span text:style-name="T353">в</text:span><text:span text:style-name="T354">: ‘mysql-apt-config_0.8.17-1_all.deb’</text:span></text:p>
      <text:p text:style-name="P355"/>
      <text:p text:style-name="P356"><text:span text:style-name="T357">mysql-apt-config_0.8.17-1_all.deb <text:s text:c="9"/>100%[======================================================================================&gt;] <text:s/>34,76K <text:s/>--.-KB/s <text:s text:c="3"/></text:span><text:span text:style-name="T358">за</text:span><text:span text:style-name="T359"><text:s/>0,04s</text:span></text:p>
      <text:p text:style-name="P360"/>
      <text:p text:style-name="P361"><text:span text:style-name="T362">2023-07-12 00:18:21 (907 KB/s) - ‘mysql-apt-config_0.8.17-1_all.deb’<text:s/></text:span><text:span text:style-name="T363">сохранён</text:span><text:span text:style-name="T364"><text:s/>[35592/35592]</text:span></text:p>
      <text:p text:style-name="P365"/>
      <text:p text:style-name="P366"><text:span text:style-name="T367">bonew@GB-virtual-machine:~/Animals$ sudo dpkg -i mysql-apt-config_0.8.17-1_all.deb</text:span></text:p>
      <text:p text:style-name="P368"><text:span text:style-name="T369">dpkg:</text:span><text:span text:style-name="T370"><text:s/></text:span><text:span text:style-name="T371">предупреждение:</text:span><text:span text:style-name="T372"><text:s/>снижение версии mysql-apt-config с 0.8.24-1 до 0.8.17-1</text:span></text:p>
      <text:p text:style-name="P373"><text:span text:style-name="T374">(Чтение базы данных … на данный момент установлено 237460 файлов и каталогов.)</text:span></text:p>
      <text:p text:style-name="P375"><text:span text:style-name="T376">Подготовка к распаковке mysql-apt-config_0.8.17-1_all.deb …</text:span></text:p>
      <text:p text:style-name="P377"><text:span text:style-name="T378">Распаковывается mysql-apt-config (0.8.17-1) на замену (0.8.24-1) …</text:span></text:p>
      <text:p text:style-name="P379"><text:span text:style-name="T380">Настраивается пакет mysql-apt-config (0.8.17-1) …</text:span></text:p>
      <text:p text:style-name="P381"><text:span text:style-name="T382">Warning: apt-key should not be used in scripts (called from postinst maintainerscript of the package mysql-apt-config)</text:span></text:p>
      <text:p text:style-name="P383"><text:span text:style-name="T384">Warning: apt-key is deprecated. Manage keyring files in trusted.gpg.d instead (see apt-key(8)).</text:span></text:p>
      <text:p text:style-name="P385"><text:span text:style-name="T386">OK</text:span></text:p>
      <text:p text:style-name="P387"><text:span text:style-name="T388">bonew@GB-virtual-machine:~/Animals$ uname -a</text:span></text:p>
      <text:p text:style-name="P389"><text:span text:style-name="T390">Linux GB-virtual-machine 5.19.0-46-generic #47-Ubuntu SMP PREEMPT_DYNAMIC Fri Jun 16 13:30:11 UTC 2023 x86_64 x86_64 x86_64 GNU/Linux</text:span></text:p>
      <text:p text:style-name="P391"><text:span text:style-name="T392">bonew@GB-virtual-machine:~/Animals$ neofetch</text:span></text:p>
      <text:p text:style-name="P393"><text:span text:style-name="T394"><text:s text:c="12"/>.-/+oossssoo+/-.</text:span><text:span text:style-name="T395"><text:s text:c="15"/></text:span><text:span text:style-name="T396">bonew</text:span><text:span text:style-name="T397">@</text:span><text:span text:style-name="T398">GB-virtual-machine</text:span></text:p>
      <text:p text:style-name="P399"><text:span text:style-name="T400"><text:s text:c="8"/>`:+ssssssssssssssssss+:`</text:span><text:span text:style-name="T401"><text:s text:c="11"/></text:span><text:span text:style-name="T402">------------------------</text:span></text:p>
      <text:p text:style-name="P403"><text:span text:style-name="T404"><text:s text:c="6"/>-+ssssssssssssssssssyyssss+-</text:span><text:span text:style-name="T405"><text:s text:c="9"/></text:span><text:span text:style-name="T406">OS</text:span><text:span text:style-name="T407">: Ubuntu 22.10 x86_64</text:span></text:p>
      <text:p text:style-name="P408"><text:span text:style-name="T409"><text:s text:c="4"/>.ossssssssssssssssss</text:span><text:span text:style-name="T410">dMMMNy</text:span><text:span text:style-name="T411">sssso.</text:span><text:span text:style-name="T412"><text:s text:c="7"/></text:span><text:span text:style-name="T413">Host</text:span><text:span text:style-name="T414">: VMware Virtual Platform None</text:span></text:p>
      <text:p text:style-name="P415"><text:span text:style-name="T416"><text:s text:c="3"/>/sssssssssss</text:span><text:span text:style-name="T417">hdmmNNmmyNMMMMh</text:span><text:span text:style-name="T418">ssssss/</text:span><text:span text:style-name="T419"><text:s text:c="6"/></text:span><text:span text:style-name="T420">Kernel</text:span><text:span text:style-name="T421">: 5.19.0-46-generic</text:span></text:p>
      <text:p text:style-name="P422"><text:span text:style-name="T423"><text:s text:c="2"/>+sssssssss</text:span><text:span text:style-name="T424">hm</text:span><text:span text:style-name="T425">yd</text:span><text:span text:style-name="T426">MMMMMMMNddddy</text:span><text:span text:style-name="T427">ssssssss+</text:span><text:span text:style-name="T428"><text:s text:c="5"/></text:span><text:span text:style-name="T429">Uptime</text:span><text:span text:style-name="T430">: 11 mins</text:span></text:p>
      <text:p text:style-name="P431"><text:span text:style-name="T432"><text:s/>/ssssssss</text:span><text:span text:style-name="T433">hNMMM</text:span><text:span text:style-name="T434">yh</text:span><text:span text:style-name="T435">hyyyyhmNMMMNh</text:span><text:span text:style-name="T436">ssssssss/</text:span><text:span text:style-name="T437"><text:s text:c="4"/></text:span><text:span text:style-name="T438">Packages</text:span><text:span text:style-name="T439">: 1949 (dpkg), 15 (snap)</text:span></text:p>
      <text:p text:style-name="P440"><text:span text:style-name="T441">.ssssssss</text:span><text:span text:style-name="T442">dMMMNh</text:span><text:span text:style-name="T443">ssssssssss</text:span><text:span text:style-name="T444">hNMMMd</text:span><text:span text:style-name="T445">ssssssss.</text:span><text:span text:style-name="T446"><text:s text:c="3"/></text:span><text:span text:style-name="T447">Shell</text:span><text:span text:style-name="T448">: bash 5.2.2</text:span></text:p>
      <text:p text:style-name="P449"><text:span text:style-name="T450">+ssss</text:span><text:span text:style-name="T451">hhhyNMMNy</text:span><text:span text:style-name="T452">ssssssssssss</text:span><text:span text:style-name="T453">yNMMMy</text:span><text:span text:style-name="T454">sssssss+</text:span><text:span text:style-name="T455"><text:s text:c="3"/></text:span><text:span text:style-name="T456">Resolution</text:span><text:span text:style-name="T457">: 3644x2910</text:span></text:p>
      <text:p text:style-name="P458"><text:span text:style-name="T459">oss</text:span><text:span text:style-name="T460">yNMMMNyMMh</text:span><text:span text:style-name="T461">ssssssssssssss</text:span><text:span text:style-name="T462">hmmmh</text:span><text:span text:style-name="T463">ssssssso</text:span><text:span text:style-name="T464"><text:s text:c="3"/></text:span><text:span text:style-name="T465">Theme</text:span><text:span text:style-name="T466">: Yaru-dark [GTK3]</text:span></text:p>
      <text:p text:style-name="P467"><text:span text:style-name="T468">oss</text:span><text:span text:style-name="T469">yNMMMNyMMh</text:span><text:span text:style-name="T470">sssssssssssssshmmmhssssssso</text:span><text:span text:style-name="T471"><text:s text:c="3"/></text:span><text:span text:style-name="T472">Icons</text:span><text:span text:style-name="T473">: Yaru-dark [GTK3]</text:span></text:p>
      <text:p text:style-name="P474"><text:span text:style-name="T475">+ssss</text:span><text:span text:style-name="T476">hhhyNMMNy</text:span><text:span text:style-name="T477">ssssssssssss</text:span><text:span text:style-name="T478">yNMMMy</text:span><text:span text:style-name="T479">sssssss+</text:span><text:span text:style-name="T480"><text:s text:c="3"/></text:span><text:span text:style-name="T481">Terminal</text:span><text:span text:style-name="T482">: /dev/pts/1</text:span></text:p>
      <text:p text:style-name="P483"><text:span text:style-name="T484">.ssssssss</text:span><text:span text:style-name="T485">dMMMNh</text:span><text:span text:style-name="T486">ssssssssss</text:span><text:span text:style-name="T487">hNMMMd</text:span><text:span text:style-name="T488">ssssssss.</text:span><text:span text:style-name="T489"><text:s text:c="3"/></text:span><text:span text:style-name="T490">CPU</text:span><text:span text:style-name="T491">: AMD Ryzen 9 5900X (8) @ 3.700GHz</text:span></text:p>
      <text:p text:style-name="P492"><text:span text:style-name="T493"><text:s/>/ssssssss</text:span><text:span text:style-name="T494">hNMMM</text:span><text:span text:style-name="T495">yh</text:span><text:span text:style-name="T496">hyyyyhdNMMMNh</text:span><text:span text:style-name="T497">ssssssss/</text:span><text:span text:style-name="T498"><text:s text:c="4"/></text:span><text:span text:style-name="T499">GPU</text:span><text:span text:style-name="T500">: 00:0f.0 VMware SVGA II Adapter</text:span></text:p>
      <text:p text:style-name="P501"><text:span text:style-name="T502"><text:s text:c="2"/>+sssssssss</text:span><text:span text:style-name="T503">dm</text:span><text:span text:style-name="T504">yd</text:span><text:span text:style-name="T505">MMMMMMMMddddy</text:span><text:span text:style-name="T506">ssssssss+</text:span><text:span text:style-name="T507"><text:s text:c="5"/></text:span><text:span text:style-name="T508">Memory</text:span><text:span text:style-name="T509">: 1763MiB / 7935MiB</text:span></text:p>
      <text:p text:style-name="P510"><text:span text:style-name="T511">bonew@GB-virtual-machine:~/Animals$ sudo dpkg -i mysql-apt-config_0.8.17-1_all.deb</text:span></text:p>
      <text:p text:style-name="P512"><text:span text:style-name="T513">(Чтение базы данных … на данный момент установлено 237460 файлов и каталогов.)</text:span></text:p>
      <text:p text:style-name="P514"><text:span text:style-name="T515">Подготовка к распаковке mysql-apt-config_0.8.17-1_all.deb …</text:span></text:p>
      <text:p text:style-name="P516"><text:span text:style-name="T517">Распаковывается mysql-apt-config (0.8.17-1) на замену (0.8.17-1) …</text:span></text:p>
      <text:p text:style-name="P518"><text:span text:style-name="T519">Настраивается пакет mysql-apt-config (0.8.17-1) …</text:span></text:p>
      <text:p text:style-name="P520"><text:span text:style-name="T521">Warning: apt-key should not be used in scripts (called from postinst maintainerscript of the package mysql-apt-config)</text:span></text:p>
      <text:p text:style-name="P522"><text:span text:style-name="T523">Warning: apt-key is deprecated. Manage keyring files in trusted.gpg.d instead (see apt-key(8)).</text:span></text:p>
      <text:p text:style-name="P524"><text:span text:style-name="T525">OK</text:span></text:p>
      <text:p text:style-name="P526"><text:span text:style-name="T527">bonew@GB-virtual-machine:~/Animals$ sudo wget https://dev.mysql.com/get/mysql-apt-config_0.8.17-1_all.deb</text:span></text:p>
      <text:p text:style-name="P528"><text:span text:style-name="T529">--2023-07-12 00:20:56-- <text:s/>https://dev.mysql.com/get/mysql-apt-config_0.8.17-1_all.deb</text:span></text:p>
      <text:p text:style-name="P530"><text:span text:style-name="T531">Распознаётся</text:span><text:span text:style-name="T532"><text:s/>dev.mysql.com (dev.mysql.com)… 184.51.238.43, 2001:2030:21:1a9::2e31, 2001:2030:21:19e::2e31</text:span></text:p>
      <text:p text:style-name="P533"><text:span text:style-name="T534">Подключение</text:span><text:span text:style-name="T535"><text:s/></text:span><text:span text:style-name="T536">к</text:span><text:span text:style-name="T537"><text:s/>dev.mysql.com (dev.mysql.com)|184.51.238.43|:443...<text:s/></text:span><text:span text:style-name="T538">соединение</text:span><text:span text:style-name="T539"><text:s/></text:span><text:span text:style-name="T540">установлено</text:span><text:span text:style-name="T541">.</text:span></text:p>
      <text:p text:style-name="P542"><text:span text:style-name="T543">HTTP-запрос отправлен. Ожидание ответа…<text:s/></text:span><text:span text:style-name="T544">302 Moved Temporarily</text:span></text:p>
      <text:p text:style-name="P545"><text:span text:style-name="T546">Адрес</text:span><text:span text:style-name="T547">: https://repo.mysql.com//mysql-apt-config_0.8.17-1_all.deb [</text:span><text:span text:style-name="T548">переход</text:span><text:span text:style-name="T549">]</text:span></text:p>
      <text:soft-page-break/>
      <text:p text:style-name="P550"><text:span text:style-name="T551">--2023-07-12 00:20:56-- <text:s/>https://repo.mysql.com//mysql-apt-config_0.8.17-1_all.deb</text:span></text:p>
      <text:p text:style-name="P552"><text:span text:style-name="T553">Распознаётся</text:span><text:span text:style-name="T554"><text:s/>repo.mysql.com (repo.mysql.com)…<text:s/></text:span><text:span text:style-name="T555">184.50.200.228</text:span></text:p>
      <text:p text:style-name="P556"><text:span text:style-name="T557">Подключение к repo.mysql.com (repo.mysql.com)|184.50.200.228|:443... соединение установлено.</text:span></text:p>
      <text:p text:style-name="P558"><text:span text:style-name="T559">HTTP-запрос отправлен. Ожидание ответа…<text:s/></text:span><text:span text:style-name="T560">200 OK</text:span></text:p>
      <text:p text:style-name="P561"><text:span text:style-name="T562">Длина</text:span><text:span text:style-name="T563">: 35592 (35K) [application/x-debian-package]</text:span></text:p>
      <text:p text:style-name="P564"><text:span text:style-name="T565">Сохранение в: ‘mysql-apt-config_0.8.17-1_all.deb.1’</text:span></text:p>
      <text:p text:style-name="P566"/>
      <text:p text:style-name="P567"><text:span text:style-name="T568">mysql-apt-config_0.8.17-1_all.deb.1 <text:s text:c="7"/>100%[======================================================================================&gt;] <text:s/>34,76K <text:s/>--.-KB/s <text:s text:c="3"/></text:span><text:span text:style-name="T569">за</text:span><text:span text:style-name="T570"><text:s/>0,03s</text:span></text:p>
      <text:p text:style-name="P571"/>
      <text:p text:style-name="P572"><text:span text:style-name="T573">2023-07-12 00:20:56 (1,11 MB/s) - ‘mysql-apt-config_0.8.17-1_all.deb.1’<text:s/></text:span><text:span text:style-name="T574">сохранён</text:span><text:span text:style-name="T575"><text:s/>[35592/35592]</text:span></text:p>
      <text:p text:style-name="P576"/>
      <text:p text:style-name="P577"><text:span text:style-name="T578">bonew@GB-virtual-machine:~/Animals$ sudo dpkg -i mysql-apt-config_0.8.17-1_all.deb</text:span></text:p>
      <text:p text:style-name="P579"><text:span text:style-name="T580">(Чтение базы данных … на данный момент установлено 237460 файлов и каталогов.)</text:span></text:p>
      <text:p text:style-name="P581"><text:span text:style-name="T582">Подготовка к распаковке mysql-apt-config_0.8.17-1_all.deb …</text:span></text:p>
      <text:p text:style-name="P583"><text:span text:style-name="T584">Распаковывается mysql-apt-config (0.8.17-1) на замену (0.8.17-1) …</text:span></text:p>
      <text:p text:style-name="P585"><text:span text:style-name="T586">Настраивается пакет mysql-apt-config (0.8.17-1) …</text:span></text:p>
      <text:p text:style-name="P587"><text:span text:style-name="T588">Warning: apt-key should not be used in scripts (called from postinst maintainerscript of the package mysql-apt-config)</text:span></text:p>
      <text:p text:style-name="P589"><text:span text:style-name="T590">Warning: apt-key is deprecated. Manage keyring files in trusted.gpg.d instead (see apt-key(8)).</text:span></text:p>
      <text:p text:style-name="P591"><text:span text:style-name="T592">OK</text:span></text:p>
      <text:p text:style-name="P593"><text:span text:style-name="T594">bonew@GB-virtual-machine:~/Animals$ sudo dpkg -i mysql-apt-config_0.8.25-1_all.deb</text:span></text:p>
      <text:p text:style-name="P595"><text:span text:style-name="T596">dpkg:</text:span><text:span text:style-name="T597"><text:s/></text:span><text:span text:style-name="T598">ошибка</text:span><text:span text:style-name="T599">:</text:span><text:span text:style-name="T600"><text:s/>cannot access archive 'mysql-apt-config_0.8.25-1_all.deb':<text:s/></text:span><text:span text:style-name="T601">Нет</text:span><text:span text:style-name="T602"><text:s/></text:span><text:span text:style-name="T603">такого</text:span><text:span text:style-name="T604"><text:s/></text:span><text:span text:style-name="T605">файла</text:span><text:span text:style-name="T606"><text:s/></text:span><text:span text:style-name="T607">или</text:span><text:span text:style-name="T608"><text:s/></text:span><text:span text:style-name="T609">каталога</text:span></text:p>
      <text:p text:style-name="P610"><text:span text:style-name="T611">bonew@GB-virtual-machine:~/Animals$ ll</text:span></text:p>
      <text:p text:style-name="P612"><text:span text:style-name="T613">итого</text:span><text:span text:style-name="T614"><text:s/>84</text:span></text:p>
      <text:p text:style-name="P615"><text:span text:style-name="T616">drwxrwxr-x <text:s/>2 bonew bonew <text:s/>4096<text:s/></text:span><text:span text:style-name="T617">июл</text:span><text:span text:style-name="T618"><text:s/>12 00:20<text:s/></text:span><text:span text:style-name="T619">.</text:span><text:span text:style-name="T620">/</text:span></text:p>
      <text:p text:style-name="P621"><text:span text:style-name="T622">drwxr-x--- 28 bonew bonew <text:s/>4096<text:s/></text:span><text:span text:style-name="T623">июл</text:span><text:span text:style-name="T624"><text:s/>12 00:17<text:s/></text:span><text:span text:style-name="T625">..</text:span><text:span text:style-name="T626">/</text:span></text:p>
      <text:p text:style-name="P627"><text:span text:style-name="T628">-rw-rw-r-- <text:s/>1 bonew bonew <text:s text:c="3"/>38<text:s/></text:span><text:span text:style-name="T629">июл</text:span><text:span text:style-name="T630"><text:s/>12 00:14 Human_Friends</text:span></text:p>
      <text:p text:style-name="P631"><text:span text:style-name="T632">-rw-r--r-- <text:s/>1 root <text:s/>root <text:s/>35592<text:s/></text:span><text:span text:style-name="T633">июн</text:span><text:span text:style-name="T634"><text:s/>21 <text:s/>2021<text:s/></text:span><text:span text:style-name="T635">mysql-apt-config_0.8.17-1_all.deb</text:span></text:p>
      <text:p text:style-name="P636"><text:span text:style-name="T637">-rw-r--r-- <text:s/>1 root <text:s/>root <text:s/>35592<text:s/></text:span><text:span text:style-name="T638">июн</text:span><text:span text:style-name="T639"><text:s/>21 <text:s/>2021 mysql-apt-config_0.8.17-1_all.deb.1</text:span></text:p>
      <text:p text:style-name="P640"><text:span text:style-name="T641">bonew@GB-virtual-machine:~/Animals$ sudo dpkg -i mysql-apt-config_0.8.17-1_all.deb.1</text:span></text:p>
      <text:p text:style-name="P642"><text:span text:style-name="T643">(Чтение базы данных … на данный момент установлено 237460 файлов и каталогов.)</text:span></text:p>
      <text:p text:style-name="P644"><text:span text:style-name="T645">Подготовка к распаковке mysql-apt-config_0.8.17-1_all.deb.1 …</text:span></text:p>
      <text:p text:style-name="P646"><text:span text:style-name="T647">Распаковывается mysql-apt-config (0.8.17-1) на замену (0.8.17-1) …</text:span></text:p>
      <text:p text:style-name="P648"><text:span text:style-name="T649">Настраивается пакет mysql-apt-config (0.8.17-1) …</text:span></text:p>
      <text:p text:style-name="P650"><text:span text:style-name="T651">Warning: apt-key should not be used in scripts (called from postinst maintainerscript of the package mysql-apt-config)</text:span></text:p>
      <text:p text:style-name="P652"><text:span text:style-name="T653">Warning: apt-key is deprecated. Manage keyring files in trusted.gpg.d instead (see apt-key(8)).</text:span></text:p>
      <text:p text:style-name="P654"><text:span text:style-name="T655">OK</text:span></text:p>
      <text:p text:style-name="P656"><text:span text:style-name="T657">bonew@GB-virtual-machine:~/Animals$ sudo apt update</text:span></text:p>
      <text:p text:style-name="P658"><text:span text:style-name="T659">Сущ</text:span><text:span text:style-name="T660">:1 http://ru.archive.ubuntu.com/ubuntu kinetic InRelease</text:span></text:p>
      <text:p text:style-name="P661"><text:span text:style-name="T662">Пол</text:span><text:span text:style-name="T663">:2 http://ru.archive.ubuntu.com/ubuntu kinetic-updates InRelease [118 kB]</text:span></text:p>
      <text:p text:style-name="P664"><text:span text:style-name="T665">Сущ</text:span><text:span text:style-name="T666">:3 http://repo.mysql.com/apt/ubuntu kinetic InRelease</text:span></text:p>
      <text:p text:style-name="P667"><text:span text:style-name="T668">Пол</text:span><text:span text:style-name="T669">:4 http://ru.archive.ubuntu.com/ubuntu kinetic-backports InRelease [99,9 kB]</text:span></text:p>
      <text:p text:style-name="P670"><text:span text:style-name="T671">Пол</text:span><text:span text:style-name="T672">:5 http://security.ubuntu.com/ubuntu kinetic-security InRelease [109 kB]</text:span></text:p>
      <text:p text:style-name="P673"><text:span text:style-name="T674">Сущ</text:span><text:span text:style-name="T675">:6 https://packages.microsoft.com/repos/code stable InRelease</text:span></text:p>
      <text:p text:style-name="P676"><text:span text:style-name="T677">Сущ</text:span><text:span text:style-name="T678">:7 https://ftp.postgresql.org/pub/pgadmin/pgadmin4/apt/kinetic pgadmin4 InRelease</text:span></text:p>
      <text:p text:style-name="P679"><text:span text:style-name="T680">Получено 326 kB за 0с (726 kB/s)</text:span></text:p>
      <text:p text:style-name="P681"><text:span text:style-name="T682">Чтение списков пакетов… Готово</text:span></text:p>
      <text:p text:style-name="P683"><text:span text:style-name="T684">Построение дерева зависимостей… Готово</text:span></text:p>
      <text:p text:style-name="P685"><text:span text:style-name="T686">Чтение информации о состоянии… Готово</text:span></text:p>
      <text:soft-page-break/>
      <text:p text:style-name="P687"><text:span text:style-name="T688">Может быть обновлено 5 пакетов. Запустите «apt list --upgradable» для их показа.</text:span></text:p>
      <text:p text:style-name="P689"><text:span text:style-name="T690">W:<text:s/></text:span><text:span text:style-name="T691">http://repo.mysql.com/apt/ubuntu/dists/kinetic/InRelease: Key is stored in legacy trusted.gpg keyring (/etc/apt/trusted.gpg), see the DEPRECATION section in apt-key(8) for details.</text:span></text:p>
      <text:p text:style-name="P692"><text:span text:style-name="T693">W:<text:s/></text:span><text:span text:style-name="T694">https://ftp.postgresql.org/pub/pgadmin/pgadmin4/apt/kinetic/dists/pgadmin4/InRelease: Key is stored in legacy trusted.gpg keyring (/etc/apt/trusted.gpg), see the DEPRECATION section in apt-key(8) for details.</text:span></text:p>
      <text:p text:style-name="P695"><text:span text:style-name="T696">bonew@GB-virtual-machine:~/Animals$ sudo wget https://dev.mysql.com/doc/mysql-apt-config-0.8.17_1.0-1_all.deb</text:span></text:p>
      <text:p text:style-name="P697"><text:span text:style-name="T698">--2023-07-12 00:23:07-- <text:s/>https://dev.mysql.com/doc/mysql-apt-config-0.8.17_1.0-1_all.deb</text:span></text:p>
      <text:p text:style-name="P699"><text:span text:style-name="T700">Распознаётся</text:span><text:span text:style-name="T701"><text:s/>dev.mysql.com (dev.mysql.com)… 184.51.238.43, 2001:2030:21:1a9::2e31, 2001:2030:21:19e::2e31</text:span></text:p>
      <text:p text:style-name="P702"><text:span text:style-name="T703">Подключение</text:span><text:span text:style-name="T704"><text:s/></text:span><text:span text:style-name="T705">к</text:span><text:span text:style-name="T706"><text:s/>dev.mysql.com (dev.mysql.com)|184.51.238.43|:443...<text:s/></text:span><text:span text:style-name="T707">соединение</text:span><text:span text:style-name="T708"><text:s/></text:span><text:span text:style-name="T709">установлено</text:span><text:span text:style-name="T710">.</text:span></text:p>
      <text:p text:style-name="P711"><text:span text:style-name="T712">HTTP-запрос отправлен. Ожидание ответа…<text:s/></text:span><text:span text:style-name="T713">404 Not Found</text:span></text:p>
      <text:p text:style-name="P714"><text:span text:style-name="T715">2023-07-12 00:23:08<text:s/></text:span><text:span text:style-name="T716">ОШИБКА</text:span><text:span text:style-name="T717"><text:s/>404: Not Found.</text:span></text:p>
      <text:p text:style-name="P718"/>
      <text:p text:style-name="P719"><text:span text:style-name="T720">bonew@GB-virtual-machine:~/Animals$ sudo dpkg -i mysql-apt-config-0.8.17_1.0-1_all.deb</text:span></text:p>
      <text:p text:style-name="P721"><text:span text:style-name="T722">dpkg:</text:span><text:span text:style-name="T723"><text:s/></text:span><text:span text:style-name="T724">ошибка</text:span><text:span text:style-name="T725">:</text:span><text:span text:style-name="T726"><text:s/>cannot access archive 'mysql-apt-config-0.8.17_1.0-1_all.deb':<text:s/></text:span><text:span text:style-name="T727">Нет</text:span><text:span text:style-name="T728"><text:s/></text:span><text:span text:style-name="T729">такого</text:span><text:span text:style-name="T730"><text:s/></text:span><text:span text:style-name="T731">файла</text:span><text:span text:style-name="T732"><text:s/></text:span><text:span text:style-name="T733">или</text:span><text:span text:style-name="T734"><text:s/></text:span><text:span text:style-name="T735">каталога</text:span></text:p>
      <text:p text:style-name="P736"><text:span text:style-name="T737">bonew@GB-virtual-machine:~/Animals$ sudo apt install mysql-server</text:span></text:p>
      <text:p text:style-name="P738"><text:span text:style-name="T739">Чтение списков пакетов… Готово</text:span></text:p>
      <text:p text:style-name="P740"><text:span text:style-name="T741">Построение дерева зависимостей… Готово</text:span></text:p>
      <text:p text:style-name="P742"><text:span text:style-name="T743">Чтение информации о состоянии… Готово</text:span></text:p>
      <text:p text:style-name="P744"><text:span text:style-name="T745">Уже установлен пакет mysql-server самой новой версии (8.0.33-1ubuntu22.10).</text:span></text:p>
      <text:p text:style-name="P746"><text:span text:style-name="T747">Обновлено 0 пакетов, установлено 0 новых пакетов, для удаления отмечено 0 пакетов, и 5 пакетов не обновлено.</text:span></text:p>
      <text:p text:style-name="P748"><text:span text:style-name="T749">bonew@GB-virtual-machine:~/Animals$ sudo apt install -f</text:span></text:p>
      <text:p text:style-name="P750"><text:span text:style-name="T751">Чтение списков пакетов… Готово</text:span></text:p>
      <text:p text:style-name="P752"><text:span text:style-name="T753">Построение дерева зависимостей… Готово</text:span></text:p>
      <text:p text:style-name="P754"><text:span text:style-name="T755">Чтение информации о состоянии… Готово</text:span></text:p>
      <text:p text:style-name="P756"><text:span text:style-name="T757">Обновлено 0 пакетов, установлено 0 новых пакетов, для удаления отмечено 0 пакетов, и 5 пакетов не обновлено.</text:span></text:p>
      <text:p text:style-name="P758"><text:span text:style-name="T759">bonew@GB-virtual-machine:~/Animals$ sudo apt install mysql-server mysql-client -y</text:span></text:p>
      <text:p text:style-name="P760"><text:span text:style-name="T761">Чтение списков пакетов… Готово</text:span></text:p>
      <text:p text:style-name="P762"><text:span text:style-name="T763">Построение дерева зависимостей… Готово</text:span></text:p>
      <text:p text:style-name="P764"><text:span text:style-name="T765">Чтение информации о состоянии… Готово</text:span></text:p>
      <text:p text:style-name="P766"><text:span text:style-name="T767">Уже установлен пакет mysql-server самой новой версии (8.0.33-1ubuntu22.10).</text:span></text:p>
      <text:p text:style-name="P768"><text:span text:style-name="T769">Уже установлен пакет mysql-client самой новой версии (8.0.33-1ubuntu22.10).</text:span></text:p>
      <text:p text:style-name="P770"><text:span text:style-name="T771">Обновлено 0 пакетов, установлено 0 новых пакетов, для удаления отмечено 0 пакетов, и 5 пакетов не обновлено.</text:span></text:p>
      <text:p text:style-name="P772"><text:span text:style-name="T773">bonew@GB-virtual-machine:~/Animals$ sudo apt install mysql-client -y</text:span></text:p>
      <text:p text:style-name="P774"><text:span text:style-name="T775">Чтение списков пакетов… Готово</text:span></text:p>
      <text:p text:style-name="P776"><text:span text:style-name="T777">Построение дерева зависимостей… Готово</text:span></text:p>
      <text:p text:style-name="P778"><text:span text:style-name="T779">Чтение информации о состоянии… Готово</text:span></text:p>
      <text:p text:style-name="P780"><text:span text:style-name="T781">Уже установлен пакет mysql-client самой новой версии (8.0.33-1ubuntu22.10).</text:span></text:p>
      <text:p text:style-name="P782"><text:span text:style-name="T783">Обновлено 0 пакетов, установлено 0 новых пакетов, для удаления отмечено 0 пакетов, и 5 пакетов не обновлено.</text:span></text:p>
      <text:p text:style-name="P784"><text:span text:style-name="T785">bonew@GB-virtual-machine:~/Animals$ sudo mysqladmin password -u root -p</text:span></text:p>
      <text:p text:style-name="P786"><text:span text:style-name="T787">Enter password:</text:span></text:p>
      <text:p text:style-name="P788"><text:span text:style-name="T789">New password:</text:span></text:p>
      <text:p text:style-name="P790"><text:span text:style-name="T791">Confirm new password:</text:span></text:p>
      <text:p text:style-name="P792"><text:span text:style-name="T793">Warning: Since password will be sent to server in plain text, use ssl connection to ensure password safety.</text:span></text:p>
      <text:p text:style-name="P794"><text:span text:style-name="T795">mysqladmin: unable to change password; error: 'Your password does not satisfy the current policy requirements'</text:span></text:p>
      <text:p text:style-name="P796"><text:span text:style-name="T797">bonew@GB-virtual-machine:~/Animals$ mysql -uroot -p</text:span></text:p>
      <text:p text:style-name="P798"><text:span text:style-name="T799">Enter password:</text:span></text:p>
      <text:soft-page-break/>
      <text:p text:style-name="P800"><text:span text:style-name="T801">Welcome to the MySQL monitor. <text:s/>Commands end with ; or \g.</text:span></text:p>
      <text:p text:style-name="P802"><text:span text:style-name="T803">Your MySQL connection id is 11</text:span></text:p>
      <text:p text:style-name="P804"><text:span text:style-name="T805">Server version: 8.0.33 MySQL Community Server - GPL</text:span></text:p>
      <text:p text:style-name="P806"/>
      <text:p text:style-name="P807"><text:span text:style-name="T808">Copyright (c) 2000, 2023, Oracle and/or its affiliates.</text:span></text:p>
      <text:p text:style-name="P809"/>
      <text:p text:style-name="P810"><text:span text:style-name="T811">Oracle is a registered trademark of Oracle Corporation and/or its</text:span></text:p>
      <text:p text:style-name="P812"><text:span text:style-name="T813">affiliates. Other names may be trademarks of their respective</text:span></text:p>
      <text:p text:style-name="P814"><text:span text:style-name="T815">owners.</text:span></text:p>
      <text:p text:style-name="P816"/>
      <text:p text:style-name="P817"><text:span text:style-name="T818">Type 'help;' or '\h' for help. Type '\c' to clear the current input statement.</text:span></text:p>
      <text:p text:style-name="P819"/>
      <text:p text:style-name="P820"><text:span text:style-name="T821">mysql&gt; exit</text:span></text:p>
      <text:p text:style-name="P822"><text:span text:style-name="T823">Bye</text:span></text:p>
      <text:p text:style-name="P824"><text:span text:style-name="T825">bonew@GB-virtual-machine:~/Animals$ sudo apt purge mc -y</text:span></text:p>
      <text:p text:style-name="P826"><text:span text:style-name="T827">Чтение списков пакетов… Готово</text:span></text:p>
      <text:p text:style-name="P828"><text:span text:style-name="T829">Построение дерева зависимостей… Готово</text:span></text:p>
      <text:p text:style-name="P830"><text:span text:style-name="T831">Чтение информации о состоянии… Готово</text:span></text:p>
      <text:p text:style-name="P832"><text:span text:style-name="T833">Следующие пакеты устанавливались автоматически и больше не требуются:</text:span></text:p>
      <text:p text:style-name="P834"><text:span text:style-name="T835"><text:s text:c="2"/>libssh2-1 mc-data</text:span></text:p>
      <text:p text:style-name="P836"><text:span text:style-name="T837">Для их удаления используйте «sudo apt autoremove».</text:span></text:p>
      <text:p text:style-name="P838"><text:span text:style-name="T839">Следующие пакеты будут УДАЛЕНЫ:</text:span></text:p>
      <text:p text:style-name="P840"><text:span text:style-name="T841"><text:s text:c="2"/>mc*</text:span></text:p>
      <text:p text:style-name="P842"><text:span text:style-name="T843">Обновлено 0 пакетов, установлено 0 новых пакетов, для удаления отмечено 1 пакетов, и 5 пакетов не обновлено.</text:span></text:p>
      <text:p text:style-name="P844"><text:span text:style-name="T845">После данной операции объём занятого дискового пространства уменьшится на 1 575 kB.</text:span></text:p>
      <text:p text:style-name="P846"><text:span text:style-name="T847">(Чтение базы данных … на данный момент установлено 237460 файлов и каталогов.)</text:span></text:p>
      <text:p text:style-name="P848"><text:span text:style-name="T849">Удаляется mc (3:4.8.28-1) …</text:span></text:p>
      <text:p text:style-name="P850"><text:span text:style-name="T851">update-alternatives: используется /usr/bin/vim.tiny для предоставления /usr/bin/view (view) в автоматическом режиме</text:span></text:p>
      <text:p text:style-name="P852"><text:span text:style-name="T853">Обрабатываются триггеры для gnome-menus (3.36.0-1ubuntu3) …</text:span></text:p>
      <text:p text:style-name="P854"><text:span text:style-name="T855">Обрабатываются триггеры для mailcap (3.70+nmu1ubuntu1) …</text:span></text:p>
      <text:p text:style-name="P856"><text:span text:style-name="T857">Обрабатываются триггеры для desktop-file-utils (0.26-1ubuntu4) …</text:span></text:p>
      <text:p text:style-name="P858"><text:span text:style-name="T859">(Чтение базы данных … на данный момент установлено 237369 файлов и каталогов.)</text:span></text:p>
      <text:p text:style-name="P860"><text:span text:style-name="T861">Вычищаются файлы настройки пакета mc (3:4.8.28-1) …</text:span></text:p>
      <text:p text:style-name="P862"><text:span text:style-name="T863">bonew@GB-virtual-machine:~/Animals$ wget http://ftp.midnight-commander.org/mc-4.8.29.tar.xz</text:span></text:p>
      <text:p text:style-name="P864"><text:span text:style-name="T865">--2023-07-12 00:28:46-- <text:s/>http://ftp.midnight-commander.org/mc-4.8.29.tar.xz</text:span></text:p>
      <text:p text:style-name="P866"><text:span text:style-name="T867">Распознаётся</text:span><text:span text:style-name="T868"><text:s/>ftp.midnight-commander.org (ftp.midnight-commander.org)… 64.50.233.100, 140.211.166.134, 64.50.236.52, ...</text:span></text:p>
      <text:p text:style-name="P869"><text:span text:style-name="T870">Подключение</text:span><text:span text:style-name="T871"><text:s/></text:span><text:span text:style-name="T872">к</text:span><text:span text:style-name="T873"><text:s/>ftp.midnight-commander.org (ftp.midnight-commander.org)|64.50.233.100|:80...<text:s/></text:span><text:span text:style-name="T874">соединение</text:span><text:span text:style-name="T875"><text:s/></text:span><text:span text:style-name="T876">установлено</text:span><text:span text:style-name="T877">.</text:span></text:p>
      <text:p text:style-name="P878"><text:span text:style-name="T879">HTTP-запрос отправлен. Ожидание ответа…<text:s/></text:span><text:span text:style-name="T880">200 OK</text:span></text:p>
      <text:p text:style-name="P881"><text:span text:style-name="T882">Длина</text:span><text:span text:style-name="T883">: 2368164 (2,3M) [application/x-xz]</text:span></text:p>
      <text:p text:style-name="P884"><text:span text:style-name="T885">Сохранение в: ‘mc-4.8.29.tar.xz’</text:span></text:p>
      <text:p text:style-name="P886"/>
      <text:p text:style-name="P887"><text:span text:style-name="T888">mc-4.8.29.tar.xz <text:s text:c="26"/>100%[======================================================================================&gt;] <text:s text:c="2"/>2,26M <text:s/>2,46MB/s <text:s text:c="3"/>за 0,9s</text:span></text:p>
      <text:p text:style-name="P889"/>
      <text:p text:style-name="P890"><text:span text:style-name="T891">2023-07-12 00:28:48 (2,46 MB/s) - ‘mc-4.8.29.tar.xz’<text:s/></text:span><text:span text:style-name="T892">сохранён</text:span><text:span text:style-name="T893"><text:s/>[2368164/2368164]</text:span></text:p>
      <text:p text:style-name="P894"/>
      <text:p text:style-name="P895"><text:span text:style-name="T896">bonew@GB-virtual-machine:~/Animals$ ls</text:span></text:p>
      <text:p text:style-name="P897"><text:span text:style-name="T898">Human_Friends <text:s/></text:span><text:span text:style-name="T899">mc-4.8.29.tar.xz</text:span><text:span text:style-name="T900"><text:s text:c="2"/></text:span><text:span text:style-name="T901">mysql-apt-config_0.8.17-1_all.deb</text:span><text:span text:style-name="T902"><text:s text:c="2"/>mysql-apt-config_0.8.17-1_all.deb.1</text:span></text:p>
      <text:p text:style-name="P903"><text:span text:style-name="T904">bonew@GB-virtual-machine:~/Animals$ mc</text:span></text:p>
      <text:p text:style-name="P905"><text:span text:style-name="T906">Команда «mc» не найдена, но может быть установлена с помощью:</text:span></text:p>
      <text:soft-page-break/>
      <text:p text:style-name="P907"><text:span text:style-name="T908">sudo apt install mc</text:span></text:p>
      <text:p text:style-name="P909"><text:span text:style-name="T910">bonew@GB-virtual-machine:~/Animals$ tar -xf mc-4.8.29.tar.xz</text:span></text:p>
      <text:p text:style-name="P911"><text:span text:style-name="T912">bonew@GB-virtual-machine:~/Animals$ cd mc-4.8.29</text:span></text:p>
      <text:p text:style-name="P913"><text:span text:style-name="T914">bonew@GB-virtual-machine:~/Animals/mc-4.8.29$ ./configure</text:span></text:p>
      <text:p text:style-name="P915"><text:span text:style-name="T916">checking for a BSD-compatible install... /usr/bin/install -c</text:span></text:p>
      <text:p text:style-name="P917"><text:span text:style-name="T918">checking whether build environment is sane... yes</text:span></text:p>
      <text:p text:style-name="P919"><text:span text:style-name="T920">checking for a race-free mkdir -p... /usr/bin/mkdir -p</text:span></text:p>
      <text:p text:style-name="P921"><text:span text:style-name="T922">checking for gawk... no</text:span></text:p>
      <text:p text:style-name="P923"><text:span text:style-name="T924">checking for mawk... mawk</text:span></text:p>
      <text:p text:style-name="P925"><text:span text:style-name="T926">checking whether make sets $(MAKE)... yes</text:span></text:p>
      <text:p text:style-name="P927"><text:span text:style-name="T928">checking whether make supports nested variables... yes</text:span></text:p>
      <text:p text:style-name="P929"><text:span text:style-name="T930">checking whether make supports nested variables... (cached) yes</text:span></text:p>
      <text:p text:style-name="P931"><text:span text:style-name="T932">checking whether to enable maintainer-specific portions of Makefiles... no</text:span></text:p>
      <text:p text:style-name="P933"><text:span text:style-name="T934">checking build system type... x86_64-pc-linux-gnu</text:span></text:p>
      <text:p text:style-name="P935"><text:span text:style-name="T936">checking host system type... x86_64-pc-linux-gnu</text:span></text:p>
      <text:p text:style-name="P937"><text:span text:style-name="T938">checking whether make supports the include directive... yes (GNU style)</text:span></text:p>
      <text:p text:style-name="P939"><text:span text:style-name="T940">checking for gcc... gcc</text:span></text:p>
      <text:p text:style-name="P941"><text:span text:style-name="T942">checking whether the C compiler works... yes</text:span></text:p>
      <text:p text:style-name="P943"><text:span text:style-name="T944">checking for C compiler default output file name... a.out</text:span></text:p>
      <text:p text:style-name="P945"><text:span text:style-name="T946">checking for suffix of executables...</text:span></text:p>
      <text:p text:style-name="P947"><text:span text:style-name="T948">checking whether we are cross compiling... no</text:span></text:p>
      <text:p text:style-name="P949"><text:span text:style-name="T950">checking for suffix of object files... o</text:span></text:p>
      <text:p text:style-name="P951"><text:span text:style-name="T952">checking whether the compiler supports GNU C... yes</text:span></text:p>
      <text:p text:style-name="P953"><text:span text:style-name="T954">checking whether gcc accepts -g... yes</text:span></text:p>
      <text:p text:style-name="P955"><text:span text:style-name="T956">checking for gcc option to enable C11 features... none needed</text:span></text:p>
      <text:p text:style-name="P957"><text:span text:style-name="T958">checking whether gcc understands -c and -o together... yes</text:span></text:p>
      <text:p text:style-name="P959"><text:span text:style-name="T960">checking dependency style of gcc... gcc3</text:span></text:p>
      <text:p text:style-name="P961"><text:span text:style-name="T962">checking for stdio.h... yes</text:span></text:p>
      <text:p text:style-name="P963"><text:span text:style-name="T964">checking for stdlib.h... yes</text:span></text:p>
      <text:p text:style-name="P965"><text:span text:style-name="T966">checking for string.h... yes</text:span></text:p>
      <text:p text:style-name="P967"><text:span text:style-name="T968">checking for inttypes.h... yes</text:span></text:p>
      <text:p text:style-name="P969"><text:span text:style-name="T970">checking for stdint.h... yes</text:span></text:p>
      <text:p text:style-name="P971"><text:span text:style-name="T972">checking for strings.h... yes</text:span></text:p>
      <text:p text:style-name="P973"><text:span text:style-name="T974">checking for sys/stat.h... yes</text:span></text:p>
      <text:p text:style-name="P975"><text:span text:style-name="T976">checking for sys/types.h... yes</text:span></text:p>
      <text:p text:style-name="P977"><text:span text:style-name="T978">checking for unistd.h... yes</text:span></text:p>
      <text:p text:style-name="P979"><text:span text:style-name="T980">checking for wchar.h... yes</text:span></text:p>
      <text:p text:style-name="P981"><text:span text:style-name="T982">checking for minix/config.h... no</text:span></text:p>
      <text:p text:style-name="P983"><text:span text:style-name="T984">checking for sys/param.h... yes</text:span></text:p>
      <text:p text:style-name="P985"><text:span text:style-name="T986">checking for sys/statvfs.h... yes</text:span></text:p>
      <text:p text:style-name="P987"><text:span text:style-name="T988">checking for sys/vfs.h... yes</text:span></text:p>
      <text:p text:style-name="P989"><text:span text:style-name="T990">checking for sys/fs_types.h... no</text:span></text:p>
      <text:p text:style-name="P991"><text:span text:style-name="T992">checking for OS.h... no</text:span></text:p>
      <text:p text:style-name="P993"><text:span text:style-name="T994">checking for netinet/in.h... yes</text:span></text:p>
      <text:p text:style-name="P995"><text:span text:style-name="T996">checking whether it is safe to define __EXTENSIONS__... yes</text:span></text:p>
      <text:p text:style-name="P997"><text:span text:style-name="T998">checking whether _XOPEN_SOURCE should be defined... no</text:span></text:p>
      <text:p text:style-name="P999"><text:span text:style-name="T1000">checking for gcc... (cached) gcc</text:span></text:p>
      <text:p text:style-name="P1001"><text:span text:style-name="T1002">checking whether the compiler supports GNU C... (cached) yes</text:span></text:p>
      <text:p text:style-name="P1003"><text:span text:style-name="T1004">checking whether gcc accepts -g... (cached) yes</text:span></text:p>
      <text:p text:style-name="P1005"><text:span text:style-name="T1006">checking for gcc option to enable C11 features... (cached) none needed</text:span></text:p>
      <text:p text:style-name="P1007"><text:span text:style-name="T1008">checking whether gcc understands -c and -o together... (cached) yes</text:span></text:p>
      <text:p text:style-name="P1009"><text:span text:style-name="T1010">checking dependency style of gcc... (cached) gcc3</text:span></text:p>
      <text:p text:style-name="P1011"><text:span text:style-name="T1012">checking whether C compiler accepts -fdiagnostics-show-option... yes</text:span></text:p>
      <text:p text:style-name="P1013"><text:span text:style-name="T1014">checking whether C compiler accepts -Wassign-enum... no</text:span></text:p>
      <text:p text:style-name="P1015"><text:span text:style-name="T1016">checking whether C compiler accepts -Wbad-function-cast... yes</text:span></text:p>
      <text:p text:style-name="P1017"><text:span text:style-name="T1018">checking whether C compiler accepts -Wcomment... yes</text:span></text:p>
      <text:p text:style-name="P1019"><text:span text:style-name="T1020">checking whether C compiler accepts -Wconditional-uninitialized... no</text:span></text:p>
      <text:soft-page-break/>
      <text:p text:style-name="P1021"><text:span text:style-name="T1022">checking whether C compiler accepts -Wdeclaration-after-statement... yes</text:span></text:p>
      <text:p text:style-name="P1023"><text:span text:style-name="T1024">checking whether C compiler accepts -Wfloat-conversion... yes</text:span></text:p>
      <text:p text:style-name="P1025"><text:span text:style-name="T1026">checking whether C compiler accepts -Wfloat-equal... yes</text:span></text:p>
      <text:p text:style-name="P1027"><text:span text:style-name="T1028">checking whether C compiler accepts -Wformat... yes</text:span></text:p>
      <text:p text:style-name="P1029"><text:span text:style-name="T1030">checking whether C compiler accepts -Wformat-security... yes</text:span></text:p>
      <text:p text:style-name="P1031"><text:span text:style-name="T1032">checking whether C compiler accepts -Wformat-signedness... yes</text:span></text:p>
      <text:p text:style-name="P1033"><text:span text:style-name="T1034">checking whether C compiler accepts -Wimplicit... yes</text:span></text:p>
      <text:p text:style-name="P1035"><text:span text:style-name="T1036">checking whether C compiler accepts -Wimplicit-fallthrough... yes</text:span></text:p>
      <text:p text:style-name="P1037"><text:span text:style-name="T1038">checking whether C compiler accepts -Wignored-qualifiers... yes</text:span></text:p>
      <text:p text:style-name="P1039"><text:span text:style-name="T1040">checking whether C compiler accepts -Wlogical-not-parentheses... yes</text:span></text:p>
      <text:p text:style-name="P1041"><text:span text:style-name="T1042">checking whether C compiler accepts -Wmaybe-uninitialized... yes</text:span></text:p>
      <text:p text:style-name="P1043"><text:span text:style-name="T1044">checking whether C compiler accepts -Wmissing-braces... yes</text:span></text:p>
      <text:p text:style-name="P1045"><text:span text:style-name="T1046">checking whether C compiler accepts -Wmissing-declarations... yes</text:span></text:p>
      <text:p text:style-name="P1047"><text:span text:style-name="T1048">checking whether C compiler accepts -Wmissing-field-initializers... yes</text:span></text:p>
      <text:p text:style-name="P1049"><text:span text:style-name="T1050">checking whether C compiler accepts -Wmissing-format-attribute... yes</text:span></text:p>
      <text:p text:style-name="P1051"><text:span text:style-name="T1052">checking whether C compiler accepts -Wmissing-parameter-type... yes</text:span></text:p>
      <text:p text:style-name="P1053"><text:span text:style-name="T1054">checking whether C compiler accepts -Wmissing-prototypes... yes</text:span></text:p>
      <text:p text:style-name="P1055"><text:span text:style-name="T1056">checking whether C compiler accepts -Wmissing-variable-declarations... no</text:span></text:p>
      <text:p text:style-name="P1057"><text:span text:style-name="T1058">checking whether C compiler accepts -Wnested-externs... yes</text:span></text:p>
      <text:p text:style-name="P1059"><text:span text:style-name="T1060">checking whether C compiler accepts -Wno-long-long... yes</text:span></text:p>
      <text:p text:style-name="P1061"><text:span text:style-name="T1062">checking whether C compiler accepts -Wno-unreachable-code... yes</text:span></text:p>
      <text:p text:style-name="P1063"><text:span text:style-name="T1064">checking whether C compiler accepts -Wparentheses... yes</text:span></text:p>
      <text:p text:style-name="P1065"><text:span text:style-name="T1066">checking whether C compiler accepts -Wpointer-arith... yes</text:span></text:p>
      <text:p text:style-name="P1067"><text:span text:style-name="T1068">checking whether C compiler accepts -Wpointer-sign... yes</text:span></text:p>
      <text:p text:style-name="P1069"><text:span text:style-name="T1070">checking whether C compiler accepts -Wredundant-decls... yes</text:span></text:p>
      <text:p text:style-name="P1071"><text:span text:style-name="T1072">checking whether C compiler accepts -Wreturn-type... yes</text:span></text:p>
      <text:p text:style-name="P1073"><text:span text:style-name="T1074">checking whether C compiler accepts -Wsequence-point... yes</text:span></text:p>
      <text:p text:style-name="P1075"><text:span text:style-name="T1076">checking whether C compiler accepts -Wshadow... yes</text:span></text:p>
      <text:p text:style-name="P1077"><text:span text:style-name="T1078">checking whether C compiler accepts -Wsign-compare... yes</text:span></text:p>
      <text:p text:style-name="P1079"><text:span text:style-name="T1080">checking whether C compiler accepts -Wstrict-prototypes... yes</text:span></text:p>
      <text:p text:style-name="P1081"><text:span text:style-name="T1082">checking whether C compiler accepts -Wswitch... yes</text:span></text:p>
      <text:p text:style-name="P1083"><text:span text:style-name="T1084">checking whether C compiler accepts -Wswitch-default... yes</text:span></text:p>
      <text:p text:style-name="P1085"><text:span text:style-name="T1086">checking whether C compiler accepts -Wtype-limits... yes</text:span></text:p>
      <text:p text:style-name="P1087"><text:span text:style-name="T1088">checking whether C compiler accepts -Wundef... yes</text:span></text:p>
      <text:p text:style-name="P1089"><text:span text:style-name="T1090">checking whether C compiler accepts -Wuninitialized... yes</text:span></text:p>
      <text:p text:style-name="P1091"><text:span text:style-name="T1092">checking whether C compiler accepts -Wunreachable-code... yes</text:span></text:p>
      <text:p text:style-name="P1093"><text:span text:style-name="T1094">checking whether C compiler accepts -Wunused-but-set-variable... yes</text:span></text:p>
      <text:p text:style-name="P1095"><text:span text:style-name="T1096">checking whether C compiler accepts -Wunused-function... yes</text:span></text:p>
      <text:p text:style-name="P1097"><text:span text:style-name="T1098">checking whether C compiler accepts -Wunused-label... yes</text:span></text:p>
      <text:p text:style-name="P1099"><text:span text:style-name="T1100">checking whether C compiler accepts -Wunused-parameter... yes</text:span></text:p>
      <text:p text:style-name="P1101"><text:span text:style-name="T1102">checking whether C compiler accepts -Wunused-result... yes</text:span></text:p>
      <text:p text:style-name="P1103"><text:span text:style-name="T1104">checking whether C compiler accepts -Wunused-value... yes</text:span></text:p>
      <text:p text:style-name="P1105"><text:span text:style-name="T1106">checking whether C compiler accepts -Wunused-variable... yes</text:span></text:p>
      <text:p text:style-name="P1107"><text:span text:style-name="T1108">checking whether C compiler accepts -Wwrite-strings... yes</text:span></text:p>
      <text:p text:style-name="P1109"><text:span text:style-name="T1110">checking for __attribute__((fallthrough))... yes</text:span></text:p>
      <text:p text:style-name="P1111"><text:span text:style-name="T1112">checking how to print strings... printf</text:span></text:p>
      <text:p text:style-name="P1113"><text:span text:style-name="T1114">checking for a sed that does not truncate output... /usr/bin/sed</text:span></text:p>
      <text:p text:style-name="P1115"><text:span text:style-name="T1116">checking for grep that handles long lines and -e... /usr/bin/grep</text:span></text:p>
      <text:p text:style-name="P1117"><text:span text:style-name="T1118">checking for egrep... /usr/bin/grep -E</text:span></text:p>
      <text:p text:style-name="P1119"><text:span text:style-name="T1120">checking for fgrep... /usr/bin/grep -F</text:span></text:p>
      <text:p text:style-name="P1121"><text:span text:style-name="T1122">checking for ld used by gcc... /usr/bin/ld</text:span></text:p>
      <text:p text:style-name="P1123"><text:span text:style-name="T1124">checking if the linker (/usr/bin/ld) is GNU ld... yes</text:span></text:p>
      <text:p text:style-name="P1125"><text:span text:style-name="T1126">checking for BSD- or MS-compatible name lister (nm)... /usr/bin/nm -B</text:span></text:p>
      <text:p text:style-name="P1127"><text:span text:style-name="T1128">checking the name lister (/usr/bin/nm -B) interface... BSD nm</text:span></text:p>
      <text:p text:style-name="P1129"><text:span text:style-name="T1130">checking whether ln -s works... yes</text:span></text:p>
      <text:p text:style-name="P1131"><text:span text:style-name="T1132">checking the maximum length of command line arguments... 1572864</text:span></text:p>
      <text:p text:style-name="P1133"><text:span text:style-name="T1134">checking how to convert x86_64-pc-linux-gnu file names to x86_64-pc-linux-gnu format...<text:s/></text:span><text:soft-page-break/><text:span text:style-name="T1135">func_convert_file_noop</text:span></text:p>
      <text:p text:style-name="P1136"><text:span text:style-name="T1137">checking how to convert x86_64-pc-linux-gnu file names to toolchain format... func_convert_file_noop</text:span></text:p>
      <text:p text:style-name="P1138"><text:span text:style-name="T1139">checking for /usr/bin/ld option to reload object files... -r</text:span></text:p>
      <text:p text:style-name="P1140"><text:span text:style-name="T1141">checking for file... file</text:span></text:p>
      <text:p text:style-name="P1142"><text:span text:style-name="T1143">checking for objdump... objdump</text:span></text:p>
      <text:p text:style-name="P1144"><text:span text:style-name="T1145">checking how to recognize dependent libraries... pass_all</text:span></text:p>
      <text:p text:style-name="P1146"><text:span text:style-name="T1147">checking for dlltool... no</text:span></text:p>
      <text:p text:style-name="P1148"><text:span text:style-name="T1149">checking how to associate runtime and link libraries... printf %s\n</text:span></text:p>
      <text:p text:style-name="P1150"><text:span text:style-name="T1151">checking for ar... ar</text:span></text:p>
      <text:p text:style-name="P1152"><text:span text:style-name="T1153">checking for archiver @FILE support... @</text:span></text:p>
      <text:p text:style-name="P1154"><text:span text:style-name="T1155">checking for strip... strip</text:span></text:p>
      <text:p text:style-name="P1156"><text:span text:style-name="T1157">checking for ranlib... ranlib</text:span></text:p>
      <text:p text:style-name="P1158"><text:span text:style-name="T1159">checking command to parse /usr/bin/nm -B output from gcc object... ok</text:span></text:p>
      <text:p text:style-name="P1160"><text:span text:style-name="T1161">checking for sysroot... no</text:span></text:p>
      <text:p text:style-name="P1162"><text:span text:style-name="T1163">checking for a working dd... /usr/bin/dd</text:span></text:p>
      <text:p text:style-name="P1164"><text:span text:style-name="T1165">checking how to truncate binary pipes... /usr/bin/dd bs=4096 count=1</text:span></text:p>
      <text:p text:style-name="P1166"><text:span text:style-name="T1167">checking for mt... mt</text:span></text:p>
      <text:p text:style-name="P1168"><text:span text:style-name="T1169">checking if mt is a manifest tool... no</text:span></text:p>
      <text:p text:style-name="P1170"><text:span text:style-name="T1171">checking for dlfcn.h... yes</text:span></text:p>
      <text:p text:style-name="P1172"><text:span text:style-name="T1173">checking for objdir... .libs</text:span></text:p>
      <text:p text:style-name="P1174"><text:span text:style-name="T1175">checking if gcc supports -fno-rtti -fno-exceptions... no</text:span></text:p>
      <text:p text:style-name="P1176"><text:span text:style-name="T1177">checking for gcc option to produce PIC... -fPIC -DPIC</text:span></text:p>
      <text:p text:style-name="P1178"><text:span text:style-name="T1179">checking if gcc PIC flag -fPIC -DPIC works... yes</text:span></text:p>
      <text:p text:style-name="P1180"><text:span text:style-name="T1181">checking if gcc static flag -static works... yes</text:span></text:p>
      <text:p text:style-name="P1182"><text:span text:style-name="T1183">checking if gcc supports -c -o file.o... yes</text:span></text:p>
      <text:p text:style-name="P1184"><text:span text:style-name="T1185">checking if gcc supports -c -o file.o... (cached) yes</text:span></text:p>
      <text:p text:style-name="P1186"><text:span text:style-name="T1187">checking whether the gcc linker (/usr/bin/ld -m elf_x86_64) supports shared libraries... yes</text:span></text:p>
      <text:p text:style-name="P1188"><text:span text:style-name="T1189">checking whether -lc should be explicitly linked in... no</text:span></text:p>
      <text:p text:style-name="P1190"><text:span text:style-name="T1191">checking dynamic linker characteristics... GNU/Linux ld.so</text:span></text:p>
      <text:p text:style-name="P1192"><text:span text:style-name="T1193">checking how to hardcode library paths into programs... immediate</text:span></text:p>
      <text:p text:style-name="P1194"><text:span text:style-name="T1195">checking whether stripping libraries is possible... yes</text:span></text:p>
      <text:p text:style-name="P1196"><text:span text:style-name="T1197">checking if libtool supports shared libraries... yes</text:span></text:p>
      <text:p text:style-name="P1198"><text:span text:style-name="T1199">checking whether to build shared libraries... yes</text:span></text:p>
      <text:p text:style-name="P1200"><text:span text:style-name="T1201">checking whether to build static libraries... yes</text:span></text:p>
      <text:p text:style-name="P1202"><text:span text:style-name="T1203">checking for pkg-config... no</text:span></text:p>
      <text:p text:style-name="P1204"><text:span text:style-name="T1205">checking whether ln -s works... yes</text:span></text:p>
      <text:p text:style-name="P1206"><text:span text:style-name="T1207">checking for nroff... true</text:span></text:p>
      <text:p text:style-name="P1208"><text:span text:style-name="T1209">checking for manual formatting macros... -mandoc</text:span></text:p>
      <text:p text:style-name="P1210"><text:span text:style-name="T1211">checking for option to disable ANSI color in manuals... none</text:span></text:p>
      <text:p text:style-name="P1212"><text:span text:style-name="T1213">checking if nroff accepts -Tlatin1 or -Tascii... -Tlatin1</text:span></text:p>
      <text:p text:style-name="P1214"><text:span text:style-name="T1215">checking for file... true</text:span></text:p>
      <text:p text:style-name="P1216"><text:span text:style-name="T1217">checking for -z option to file command... yes</text:span></text:p>
      <text:p text:style-name="P1218"><text:span text:style-name="T1219">checking for -b option to file command... yes</text:span></text:p>
      <text:p text:style-name="P1220"><text:span text:style-name="T1221">checking for -L option to file command... yes</text:span></text:p>
      <text:p text:style-name="P1222"><text:span text:style-name="T1223">checking for -S option to file command... yes</text:span></text:p>
      <text:p text:style-name="P1224"><text:span text:style-name="T1225">checking for gnome-moz-remote... no</text:span></text:p>
      <text:p text:style-name="P1226"><text:span text:style-name="T1227">checking for mozilla... no</text:span></text:p>
      <text:p text:style-name="P1228"><text:span text:style-name="T1229">checking for firefox... firefox</text:span></text:p>
      <text:p text:style-name="P1230"><text:span text:style-name="T1231">checking for ar... (cached) ar</text:span></text:p>
      <text:p text:style-name="P1232"><text:span text:style-name="T1233">checking for CHECK... no</text:span></text:p>
      <text:p text:style-name="P1234"><text:span text:style-name="T1235">configure: WARNING: 'Check' testing framework not found. Check your environment</text:span></text:p>
      <text:p text:style-name="P1236"><text:span text:style-name="T1237">checking for sighandler_t... yes</text:span></text:p>
      <text:p text:style-name="P1238"><text:span text:style-name="T1239">checking for GLIB... no</text:span></text:p>
      <text:p text:style-name="P1240"><text:span text:style-name="T1241">configure: error: glib-2.0 not found or version too old (must be &gt;= 2.30)</text:span></text:p>
      <text:p text:style-name="P1242"><text:span text:style-name="T1243">bonew@GB-virtual-machine:~/Animals/mc-4.8.29$ sudo !!</text:span></text:p>
      <text:p text:style-name="P1244"><text:span text:style-name="T1245">sudo ./configure</text:span></text:p>
      <text:soft-page-break/>
      <text:p text:style-name="P1246"><text:span text:style-name="T1247">checking for a BSD-compatible install... /usr/bin/install -c</text:span></text:p>
      <text:p text:style-name="P1248"><text:span text:style-name="T1249">checking whether build environment is sane... yes</text:span></text:p>
      <text:p text:style-name="P1250"><text:span text:style-name="T1251">checking for a race-free mkdir -p... /usr/bin/mkdir -p</text:span></text:p>
      <text:p text:style-name="P1252"><text:span text:style-name="T1253">checking for gawk... no</text:span></text:p>
      <text:p text:style-name="P1254"><text:span text:style-name="T1255">checking for mawk... mawk</text:span></text:p>
      <text:p text:style-name="P1256"><text:span text:style-name="T1257">checking whether make sets $(MAKE)... yes</text:span></text:p>
      <text:p text:style-name="P1258"><text:span text:style-name="T1259">checking whether make supports nested variables... yes</text:span></text:p>
      <text:p text:style-name="P1260"><text:span text:style-name="T1261">checking whether make supports nested variables... (cached) yes</text:span></text:p>
      <text:p text:style-name="P1262"><text:span text:style-name="T1263">checking whether to enable maintainer-specific portions of Makefiles... no</text:span></text:p>
      <text:p text:style-name="P1264"><text:span text:style-name="T1265">checking build system type... x86_64-pc-linux-gnu</text:span></text:p>
      <text:p text:style-name="P1266"><text:span text:style-name="T1267">checking host system type... x86_64-pc-linux-gnu</text:span></text:p>
      <text:p text:style-name="P1268"><text:span text:style-name="T1269">checking whether make supports the include directive... yes (GNU style)</text:span></text:p>
      <text:p text:style-name="P1270"><text:span text:style-name="T1271">checking for gcc... gcc</text:span></text:p>
      <text:p text:style-name="P1272"><text:span text:style-name="T1273">checking whether the C compiler works... yes</text:span></text:p>
      <text:p text:style-name="P1274"><text:span text:style-name="T1275">checking for C compiler default output file name... a.out</text:span></text:p>
      <text:p text:style-name="P1276"><text:span text:style-name="T1277">checking for suffix of executables...</text:span></text:p>
      <text:p text:style-name="P1278"><text:span text:style-name="T1279">checking whether we are cross compiling... no</text:span></text:p>
      <text:p text:style-name="P1280"><text:span text:style-name="T1281">checking for suffix of object files... o</text:span></text:p>
      <text:p text:style-name="P1282"><text:span text:style-name="T1283">checking whether the compiler supports GNU C... yes</text:span></text:p>
      <text:p text:style-name="P1284"><text:span text:style-name="T1285">checking whether gcc accepts -g... yes</text:span></text:p>
      <text:p text:style-name="P1286"><text:span text:style-name="T1287">checking for gcc option to enable C11 features... none needed</text:span></text:p>
      <text:p text:style-name="P1288"><text:span text:style-name="T1289">checking whether gcc understands -c and -o together... yes</text:span></text:p>
      <text:p text:style-name="P1290"><text:span text:style-name="T1291">checking dependency style of gcc... gcc3</text:span></text:p>
      <text:p text:style-name="P1292"><text:span text:style-name="T1293">checking for stdio.h... yes</text:span></text:p>
      <text:p text:style-name="P1294"><text:span text:style-name="T1295">checking for stdlib.h... yes</text:span></text:p>
      <text:p text:style-name="P1296"><text:span text:style-name="T1297">checking for string.h... yes</text:span></text:p>
      <text:p text:style-name="P1298"><text:span text:style-name="T1299">checking for inttypes.h... yes</text:span></text:p>
      <text:p text:style-name="P1300"><text:span text:style-name="T1301">checking for stdint.h... yes</text:span></text:p>
      <text:p text:style-name="P1302"><text:span text:style-name="T1303">checking for strings.h... yes</text:span></text:p>
      <text:p text:style-name="P1304"><text:span text:style-name="T1305">checking for sys/stat.h... yes</text:span></text:p>
      <text:p text:style-name="P1306"><text:span text:style-name="T1307">checking for sys/types.h... yes</text:span></text:p>
      <text:p text:style-name="P1308"><text:span text:style-name="T1309">checking for unistd.h... yes</text:span></text:p>
      <text:p text:style-name="P1310"><text:span text:style-name="T1311">checking for wchar.h... yes</text:span></text:p>
      <text:p text:style-name="P1312"><text:span text:style-name="T1313">checking for minix/config.h... no</text:span></text:p>
      <text:p text:style-name="P1314"><text:span text:style-name="T1315">checking for sys/param.h... yes</text:span></text:p>
      <text:p text:style-name="P1316"><text:span text:style-name="T1317">checking for sys/statvfs.h... yes</text:span></text:p>
      <text:p text:style-name="P1318"><text:span text:style-name="T1319">checking for sys/vfs.h... yes</text:span></text:p>
      <text:p text:style-name="P1320"><text:span text:style-name="T1321">checking for sys/fs_types.h... no</text:span></text:p>
      <text:p text:style-name="P1322"><text:span text:style-name="T1323">checking for OS.h... no</text:span></text:p>
      <text:p text:style-name="P1324"><text:span text:style-name="T1325">checking for netinet/in.h... yes</text:span></text:p>
      <text:p text:style-name="P1326"><text:span text:style-name="T1327">checking whether it is safe to define __EXTENSIONS__... yes</text:span></text:p>
      <text:p text:style-name="P1328"><text:span text:style-name="T1329">checking whether _XOPEN_SOURCE should be defined... no</text:span></text:p>
      <text:p text:style-name="P1330"><text:span text:style-name="T1331">checking for gcc... (cached) gcc</text:span></text:p>
      <text:p text:style-name="P1332"><text:span text:style-name="T1333">checking whether the compiler supports GNU C... (cached) yes</text:span></text:p>
      <text:p text:style-name="P1334"><text:span text:style-name="T1335">checking whether gcc accepts -g... (cached) yes</text:span></text:p>
      <text:p text:style-name="P1336"><text:span text:style-name="T1337">checking for gcc option to enable C11 features... (cached) none needed</text:span></text:p>
      <text:p text:style-name="P1338"><text:span text:style-name="T1339">checking whether gcc understands -c and -o together... (cached) yes</text:span></text:p>
      <text:p text:style-name="P1340"><text:span text:style-name="T1341">checking dependency style of gcc... (cached) gcc3</text:span></text:p>
      <text:p text:style-name="P1342"><text:span text:style-name="T1343">checking whether C compiler accepts -fdiagnostics-show-option... yes</text:span></text:p>
      <text:p text:style-name="P1344"><text:span text:style-name="T1345">checking whether C compiler accepts -Wassign-enum... no</text:span></text:p>
      <text:p text:style-name="P1346"><text:span text:style-name="T1347">checking whether C compiler accepts -Wbad-function-cast... yes</text:span></text:p>
      <text:p text:style-name="P1348"><text:span text:style-name="T1349">checking whether C compiler accepts -Wcomment... yes</text:span></text:p>
      <text:p text:style-name="P1350"><text:span text:style-name="T1351">checking whether C compiler accepts -Wconditional-uninitialized... no</text:span></text:p>
      <text:p text:style-name="P1352"><text:span text:style-name="T1353">checking whether C compiler accepts -Wdeclaration-after-statement... yes</text:span></text:p>
      <text:p text:style-name="P1354"><text:span text:style-name="T1355">checking whether C compiler accepts -Wfloat-conversion... yes</text:span></text:p>
      <text:p text:style-name="P1356"><text:span text:style-name="T1357">checking whether C compiler accepts -Wfloat-equal... yes</text:span></text:p>
      <text:p text:style-name="P1358"><text:span text:style-name="T1359">checking whether C compiler accepts -Wformat... yes</text:span></text:p>
      <text:soft-page-break/>
      <text:p text:style-name="P1360"><text:span text:style-name="T1361">checking whether C compiler accepts -Wformat-security... yes</text:span></text:p>
      <text:p text:style-name="P1362"><text:span text:style-name="T1363">checking whether C compiler accepts -Wformat-signedness... yes</text:span></text:p>
      <text:p text:style-name="P1364"><text:span text:style-name="T1365">checking whether C compiler accepts -Wimplicit... yes</text:span></text:p>
      <text:p text:style-name="P1366"><text:span text:style-name="T1367">checking whether C compiler accepts -Wimplicit-fallthrough... yes</text:span></text:p>
      <text:p text:style-name="P1368"><text:span text:style-name="T1369">checking whether C compiler accepts -Wignored-qualifiers... yes</text:span></text:p>
      <text:p text:style-name="P1370"><text:span text:style-name="T1371">checking whether C compiler accepts -Wlogical-not-parentheses... yes</text:span></text:p>
      <text:p text:style-name="P1372"><text:span text:style-name="T1373">checking whether C compiler accepts -Wmaybe-uninitialized... yes</text:span></text:p>
      <text:p text:style-name="P1374"><text:span text:style-name="T1375">checking whether C compiler accepts -Wmissing-braces... yes</text:span></text:p>
      <text:p text:style-name="P1376"><text:span text:style-name="T1377">checking whether C compiler accepts -Wmissing-declarations... yes</text:span></text:p>
      <text:p text:style-name="P1378"><text:span text:style-name="T1379">checking whether C compiler accepts -Wmissing-field-initializers... yes</text:span></text:p>
      <text:p text:style-name="P1380"><text:span text:style-name="T1381">checking whether C compiler accepts -Wmissing-format-attribute... yes</text:span></text:p>
      <text:p text:style-name="P1382"><text:span text:style-name="T1383">checking whether C compiler accepts -Wmissing-parameter-type... yes</text:span></text:p>
      <text:p text:style-name="P1384"><text:span text:style-name="T1385">checking whether C compiler accepts -Wmissing-prototypes... yes</text:span></text:p>
      <text:p text:style-name="P1386"><text:span text:style-name="T1387">checking whether C compiler accepts -Wmissing-variable-declarations... no</text:span></text:p>
      <text:p text:style-name="P1388"><text:span text:style-name="T1389">checking whether C compiler accepts -Wnested-externs... yes</text:span></text:p>
      <text:p text:style-name="P1390"><text:span text:style-name="T1391">checking whether C compiler accepts -Wno-long-long... yes</text:span></text:p>
      <text:p text:style-name="P1392"><text:span text:style-name="T1393">checking whether C compiler accepts -Wno-unreachable-code... yes</text:span></text:p>
      <text:p text:style-name="P1394"><text:span text:style-name="T1395">checking whether C compiler accepts -Wparentheses... yes</text:span></text:p>
      <text:p text:style-name="P1396"><text:span text:style-name="T1397">checking whether C compiler accepts -Wpointer-arith... yes</text:span></text:p>
      <text:p text:style-name="P1398"><text:span text:style-name="T1399">checking whether C compiler accepts -Wpointer-sign... yes</text:span></text:p>
      <text:p text:style-name="P1400"><text:span text:style-name="T1401">checking whether C compiler accepts -Wredundant-decls... yes</text:span></text:p>
      <text:p text:style-name="P1402"><text:span text:style-name="T1403">checking whether C compiler accepts -Wreturn-type... yes</text:span></text:p>
      <text:p text:style-name="P1404"><text:span text:style-name="T1405">checking whether C compiler accepts -Wsequence-point... yes</text:span></text:p>
      <text:p text:style-name="P1406"><text:span text:style-name="T1407">checking whether C compiler accepts -Wshadow... yes</text:span></text:p>
      <text:p text:style-name="P1408"><text:span text:style-name="T1409">checking whether C compiler accepts -Wsign-compare... yes</text:span></text:p>
      <text:p text:style-name="P1410"><text:span text:style-name="T1411">checking whether C compiler accepts -Wstrict-prototypes... yes</text:span></text:p>
      <text:p text:style-name="P1412"><text:span text:style-name="T1413">checking whether C compiler accepts -Wswitch... yes</text:span></text:p>
      <text:p text:style-name="P1414"><text:span text:style-name="T1415">checking whether C compiler accepts -Wswitch-default... yes</text:span></text:p>
      <text:p text:style-name="P1416"><text:span text:style-name="T1417">checking whether C compiler accepts -Wtype-limits... yes</text:span></text:p>
      <text:p text:style-name="P1418"><text:span text:style-name="T1419">checking whether C compiler accepts -Wundef... yes</text:span></text:p>
      <text:p text:style-name="P1420"><text:span text:style-name="T1421">checking whether C compiler accepts -Wuninitialized... yes</text:span></text:p>
      <text:p text:style-name="P1422"><text:span text:style-name="T1423">checking whether C compiler accepts -Wunreachable-code... yes</text:span></text:p>
      <text:p text:style-name="P1424"><text:span text:style-name="T1425">checking whether C compiler accepts -Wunused-but-set-variable... yes</text:span></text:p>
      <text:p text:style-name="P1426"><text:span text:style-name="T1427">checking whether C compiler accepts -Wunused-function... yes</text:span></text:p>
      <text:p text:style-name="P1428"><text:span text:style-name="T1429">checking whether C compiler accepts -Wunused-label... yes</text:span></text:p>
      <text:p text:style-name="P1430"><text:span text:style-name="T1431">checking whether C compiler accepts -Wunused-parameter... yes</text:span></text:p>
      <text:p text:style-name="P1432"><text:span text:style-name="T1433">checking whether C compiler accepts -Wunused-result... yes</text:span></text:p>
      <text:p text:style-name="P1434"><text:span text:style-name="T1435">checking whether C compiler accepts -Wunused-value... yes</text:span></text:p>
      <text:p text:style-name="P1436"><text:span text:style-name="T1437">checking whether C compiler accepts -Wunused-variable... yes</text:span></text:p>
      <text:p text:style-name="P1438"><text:span text:style-name="T1439">checking whether C compiler accepts -Wwrite-strings... yes</text:span></text:p>
      <text:p text:style-name="P1440"><text:span text:style-name="T1441">checking for __attribute__((fallthrough))... yes</text:span></text:p>
      <text:p text:style-name="P1442"><text:span text:style-name="T1443">checking how to print strings... printf</text:span></text:p>
      <text:p text:style-name="P1444"><text:span text:style-name="T1445">checking for a sed that does not truncate output... /usr/bin/sed</text:span></text:p>
      <text:p text:style-name="P1446"><text:span text:style-name="T1447">checking for grep that handles long lines and -e... /usr/bin/grep</text:span></text:p>
      <text:p text:style-name="P1448"><text:span text:style-name="T1449">checking for egrep... /usr/bin/grep -E</text:span></text:p>
      <text:p text:style-name="P1450"><text:span text:style-name="T1451">checking for fgrep... /usr/bin/grep -F</text:span></text:p>
      <text:p text:style-name="P1452"><text:span text:style-name="T1453">checking for ld used by gcc... /usr/bin/ld</text:span></text:p>
      <text:p text:style-name="P1454"><text:span text:style-name="T1455">checking if the linker (/usr/bin/ld) is GNU ld... yes</text:span></text:p>
      <text:p text:style-name="P1456"><text:span text:style-name="T1457">checking for BSD- or MS-compatible name lister (nm)... /usr/bin/nm -B</text:span></text:p>
      <text:p text:style-name="P1458"><text:span text:style-name="T1459">checking the name lister (/usr/bin/nm -B) interface... BSD nm</text:span></text:p>
      <text:p text:style-name="P1460"><text:span text:style-name="T1461">checking whether ln -s works... yes</text:span></text:p>
      <text:p text:style-name="P1462"><text:span text:style-name="T1463">checking the maximum length of command line arguments... 1572864</text:span></text:p>
      <text:p text:style-name="P1464"><text:span text:style-name="T1465">checking how to convert x86_64-pc-linux-gnu file names to x86_64-pc-linux-gnu format... func_convert_file_noop</text:span></text:p>
      <text:p text:style-name="P1466"><text:span text:style-name="T1467">checking how to convert x86_64-pc-linux-gnu file names to toolchain format... func_convert_file_noop</text:span></text:p>
      <text:p text:style-name="P1468"><text:span text:style-name="T1469">checking for /usr/bin/ld option to reload object files... -r</text:span></text:p>
      <text:soft-page-break/>
      <text:p text:style-name="P1470"><text:span text:style-name="T1471">checking for file... file</text:span></text:p>
      <text:p text:style-name="P1472"><text:span text:style-name="T1473">checking for objdump... objdump</text:span></text:p>
      <text:p text:style-name="P1474"><text:span text:style-name="T1475">checking how to recognize dependent libraries... pass_all</text:span></text:p>
      <text:p text:style-name="P1476"><text:span text:style-name="T1477">checking for dlltool... no</text:span></text:p>
      <text:p text:style-name="P1478"><text:span text:style-name="T1479">checking how to associate runtime and link libraries... printf %s\n</text:span></text:p>
      <text:p text:style-name="P1480"><text:span text:style-name="T1481">checking for ar... ar</text:span></text:p>
      <text:p text:style-name="P1482"><text:span text:style-name="T1483">checking for archiver @FILE support... @</text:span></text:p>
      <text:p text:style-name="P1484"><text:span text:style-name="T1485">checking for strip... strip</text:span></text:p>
      <text:p text:style-name="P1486"><text:span text:style-name="T1487">checking for ranlib... ranlib</text:span></text:p>
      <text:p text:style-name="P1488"><text:span text:style-name="T1489">checking command to parse /usr/bin/nm -B output from gcc object... ok</text:span></text:p>
      <text:p text:style-name="P1490"><text:span text:style-name="T1491">checking for sysroot... no</text:span></text:p>
      <text:p text:style-name="P1492"><text:span text:style-name="T1493">checking for a working dd... /usr/bin/dd</text:span></text:p>
      <text:p text:style-name="P1494"><text:span text:style-name="T1495">checking how to truncate binary pipes... /usr/bin/dd bs=4096 count=1</text:span></text:p>
      <text:p text:style-name="P1496"><text:span text:style-name="T1497">checking for mt... mt</text:span></text:p>
      <text:p text:style-name="P1498"><text:span text:style-name="T1499">checking if mt is a manifest tool... no</text:span></text:p>
      <text:p text:style-name="P1500"><text:span text:style-name="T1501">checking for dlfcn.h... yes</text:span></text:p>
      <text:p text:style-name="P1502"><text:span text:style-name="T1503">checking for objdir... .libs</text:span></text:p>
      <text:p text:style-name="P1504"><text:span text:style-name="T1505">checking if gcc supports -fno-rtti -fno-exceptions... no</text:span></text:p>
      <text:p text:style-name="P1506"><text:span text:style-name="T1507">checking for gcc option to produce PIC... -fPIC -DPIC</text:span></text:p>
      <text:p text:style-name="P1508"><text:span text:style-name="T1509">checking if gcc PIC flag -fPIC -DPIC works... yes</text:span></text:p>
      <text:p text:style-name="P1510"><text:span text:style-name="T1511">checking if gcc static flag -static works... yes</text:span></text:p>
      <text:p text:style-name="P1512"><text:span text:style-name="T1513">checking if gcc supports -c -o file.o... yes</text:span></text:p>
      <text:p text:style-name="P1514"><text:span text:style-name="T1515">checking if gcc supports -c -o file.o... (cached) yes</text:span></text:p>
      <text:p text:style-name="P1516"><text:span text:style-name="T1517">checking whether the gcc linker (/usr/bin/ld -m elf_x86_64) supports shared libraries... yes</text:span></text:p>
      <text:p text:style-name="P1518"><text:span text:style-name="T1519">checking whether -lc should be explicitly linked in... no</text:span></text:p>
      <text:p text:style-name="P1520"><text:span text:style-name="T1521">checking dynamic linker characteristics... GNU/Linux ld.so</text:span></text:p>
      <text:p text:style-name="P1522"><text:span text:style-name="T1523">checking how to hardcode library paths into programs... immediate</text:span></text:p>
      <text:p text:style-name="P1524"><text:span text:style-name="T1525">checking whether stripping libraries is possible... yes</text:span></text:p>
      <text:p text:style-name="P1526"><text:span text:style-name="T1527">checking if libtool supports shared libraries... yes</text:span></text:p>
      <text:p text:style-name="P1528"><text:span text:style-name="T1529">checking whether to build shared libraries... yes</text:span></text:p>
      <text:p text:style-name="P1530"><text:span text:style-name="T1531">checking whether to build static libraries... yes</text:span></text:p>
      <text:p text:style-name="P1532"><text:span text:style-name="T1533">checking for pkg-config... no</text:span></text:p>
      <text:p text:style-name="P1534"><text:span text:style-name="T1535">checking whether ln -s works... yes</text:span></text:p>
      <text:p text:style-name="P1536"><text:span text:style-name="T1537">checking for nroff... true</text:span></text:p>
      <text:p text:style-name="P1538"><text:span text:style-name="T1539">checking for manual formatting macros... -mandoc</text:span></text:p>
      <text:p text:style-name="P1540"><text:span text:style-name="T1541">checking for option to disable ANSI color in manuals... none</text:span></text:p>
      <text:p text:style-name="P1542"><text:span text:style-name="T1543">checking if nroff accepts -Tlatin1 or -Tascii... -Tlatin1</text:span></text:p>
      <text:p text:style-name="P1544"><text:span text:style-name="T1545">checking for file... true</text:span></text:p>
      <text:p text:style-name="P1546"><text:span text:style-name="T1547">checking for -z option to file command... yes</text:span></text:p>
      <text:p text:style-name="P1548"><text:span text:style-name="T1549">checking for -b option to file command... yes</text:span></text:p>
      <text:p text:style-name="P1550"><text:span text:style-name="T1551">checking for -L option to file command... yes</text:span></text:p>
      <text:p text:style-name="P1552"><text:span text:style-name="T1553">checking for -S option to file command... yes</text:span></text:p>
      <text:p text:style-name="P1554"><text:span text:style-name="T1555">checking for gnome-moz-remote... no</text:span></text:p>
      <text:p text:style-name="P1556"><text:span text:style-name="T1557">checking for mozilla... no</text:span></text:p>
      <text:p text:style-name="P1558"><text:span text:style-name="T1559">checking for firefox... firefox</text:span></text:p>
      <text:p text:style-name="P1560"><text:span text:style-name="T1561">checking for ar... (cached) ar</text:span></text:p>
      <text:p text:style-name="P1562"><text:span text:style-name="T1563">checking for CHECK... no</text:span></text:p>
      <text:p text:style-name="P1564"><text:span text:style-name="T1565">configure: WARNING: 'Check' testing framework not found. Check your environment</text:span></text:p>
      <text:p text:style-name="P1566"><text:span text:style-name="T1567">checking for sighandler_t... yes</text:span></text:p>
      <text:p text:style-name="P1568"><text:span text:style-name="T1569">checking for GLIB... no</text:span></text:p>
      <text:p text:style-name="P1570"><text:span text:style-name="T1571">configure: error: glib-2.0 not found or version too old (must be &gt;= 2.30)</text:span></text:p>
      <text:p text:style-name="P1572"><text:span text:style-name="T1573">bonew@GB-virtual-machine:~/Animals/mc-4.8.29$ make</text:span></text:p>
      <text:p text:style-name="P1574"><text:span text:style-name="T1575">make: *** Не заданы цели и не найден make-файл. <text:s/>Останов</text:span><text:span text:style-name="T1576">.</text:span></text:p>
      <text:p text:style-name="P1577"><text:span text:style-name="T1578">bonew@GB-virtual-machine:~/Animals/mc-4.8.29$ sudo make install</text:span></text:p>
      <text:p text:style-name="P1579"><text:span text:style-name="T1580">make: *** Нет правила для сборки цели «install». <text:s/>Останов</text:span><text:span text:style-name="T1581">.</text:span></text:p>
      <text:p text:style-name="P1582"><text:span text:style-name="T1583">bonew@GB-virtual-machine:~/Animals/mc-4.8.29$ make</text:span></text:p>
      <text:p text:style-name="P1584"><text:span text:style-name="T1585">make <text:s text:c="23"/>make-first-existing-target <text:s/>make-ssl-cert</text:span></text:p>
      <text:soft-page-break/>
      <text:p text:style-name="P1586"><text:span text:style-name="T1587">bonew@GB-virtual-machine:~/Animals/mc-4.8.29$ make</text:span></text:p>
      <text:p text:style-name="P1588"><text:span text:style-name="T1589">make <text:s text:c="23"/>make-first-existing-target <text:s/>make-ssl-cert</text:span></text:p>
      <text:p text:style-name="P1590"><text:span text:style-name="T1591">bonew@GB-virtual-machine:~/Animals/mc-4.8.29$ ./configure</text:span></text:p>
      <text:p text:style-name="P1592"><text:span text:style-name="T1593">make</text:span></text:p>
      <text:p text:style-name="P1594"><text:span text:style-name="T1595">sudo make install</text:span></text:p>
      <text:p text:style-name="P1596"><text:span text:style-name="T1597">checking for a BSD-compatible install... /usr/bin/install -c</text:span></text:p>
      <text:p text:style-name="P1598"><text:span text:style-name="T1599">checking whether build environment is sane... yes</text:span></text:p>
      <text:p text:style-name="P1600"><text:span text:style-name="T1601">checking for a race-free mkdir -p... /usr/bin/mkdir -p</text:span></text:p>
      <text:p text:style-name="P1602"><text:span text:style-name="T1603">checking for gawk... no</text:span></text:p>
      <text:p text:style-name="P1604"><text:span text:style-name="T1605">checking for mawk... mawk</text:span></text:p>
      <text:p text:style-name="P1606"><text:span text:style-name="T1607">checking whether make sets $(MAKE)... yes</text:span></text:p>
      <text:p text:style-name="P1608"><text:span text:style-name="T1609">checking whether make supports nested variables... yes</text:span></text:p>
      <text:p text:style-name="P1610"><text:span text:style-name="T1611">checking whether make supports nested variables... (cached) yes</text:span></text:p>
      <text:p text:style-name="P1612"><text:span text:style-name="T1613">checking whether to enable maintainer-specific portions of Makefiles... no</text:span></text:p>
      <text:p text:style-name="P1614"><text:span text:style-name="T1615">checking build system type... x86_64-pc-linux-gnu</text:span></text:p>
      <text:p text:style-name="P1616"><text:span text:style-name="T1617">checking host system type... x86_64-pc-linux-gnu</text:span></text:p>
      <text:p text:style-name="P1618"><text:span text:style-name="T1619">checking whether make supports the include directive... yes (GNU style)</text:span></text:p>
      <text:p text:style-name="P1620"><text:span text:style-name="T1621">checking for gcc... gcc</text:span></text:p>
      <text:p text:style-name="P1622"><text:span text:style-name="T1623">checking whether the C compiler works... yes</text:span></text:p>
      <text:p text:style-name="P1624"><text:span text:style-name="T1625">checking for C compiler default output file name... a.out</text:span></text:p>
      <text:p text:style-name="P1626"><text:span text:style-name="T1627">checking for suffix of executables...</text:span></text:p>
      <text:p text:style-name="P1628"><text:span text:style-name="T1629">checking whether we are cross compiling... no</text:span></text:p>
      <text:p text:style-name="P1630"><text:span text:style-name="T1631">checking for suffix of object files... o</text:span></text:p>
      <text:p text:style-name="P1632"><text:span text:style-name="T1633">checking whether the compiler supports GNU C... yes</text:span></text:p>
      <text:p text:style-name="P1634"><text:span text:style-name="T1635">checking whether gcc accepts -g... yes</text:span></text:p>
      <text:p text:style-name="P1636"><text:span text:style-name="T1637">checking for gcc option to enable C11 features... none needed</text:span></text:p>
      <text:p text:style-name="P1638"><text:span text:style-name="T1639">checking whether gcc understands -c and -o together... yes</text:span></text:p>
      <text:p text:style-name="P1640"><text:span text:style-name="T1641">checking dependency style of gcc... gcc3</text:span></text:p>
      <text:p text:style-name="P1642"><text:span text:style-name="T1643">checking for stdio.h... yes</text:span></text:p>
      <text:p text:style-name="P1644"><text:span text:style-name="T1645">checking for stdlib.h... yes</text:span></text:p>
      <text:p text:style-name="P1646"><text:span text:style-name="T1647">checking for string.h... yes</text:span></text:p>
      <text:p text:style-name="P1648"><text:span text:style-name="T1649">checking for inttypes.h... yes</text:span></text:p>
      <text:p text:style-name="P1650"><text:span text:style-name="T1651">checking for stdint.h... yes</text:span></text:p>
      <text:p text:style-name="P1652"><text:span text:style-name="T1653">checking for strings.h... yes</text:span></text:p>
      <text:p text:style-name="P1654"><text:span text:style-name="T1655">checking for sys/stat.h... yes</text:span></text:p>
      <text:p text:style-name="P1656"><text:span text:style-name="T1657">checking for sys/types.h... yes</text:span></text:p>
      <text:p text:style-name="P1658"><text:span text:style-name="T1659">checking for unistd.h... yes</text:span></text:p>
      <text:p text:style-name="P1660"><text:span text:style-name="T1661">checking for wchar.h... yes</text:span></text:p>
      <text:p text:style-name="P1662"><text:span text:style-name="T1663">checking for minix/config.h... no</text:span></text:p>
      <text:p text:style-name="P1664"><text:span text:style-name="T1665">checking for sys/param.h... yes</text:span></text:p>
      <text:p text:style-name="P1666"><text:span text:style-name="T1667">checking for sys/statvfs.h... yes</text:span></text:p>
      <text:p text:style-name="P1668"><text:span text:style-name="T1669">checking for sys/vfs.h... yes</text:span></text:p>
      <text:p text:style-name="P1670"><text:span text:style-name="T1671">checking for sys/fs_types.h... no</text:span></text:p>
      <text:p text:style-name="P1672"><text:span text:style-name="T1673">checking for OS.h... no</text:span></text:p>
      <text:p text:style-name="P1674"><text:span text:style-name="T1675">checking for netinet/in.h... yes</text:span></text:p>
      <text:p text:style-name="P1676"><text:span text:style-name="T1677">checking whether it is safe to define __EXTENSIONS__... yes</text:span></text:p>
      <text:p text:style-name="P1678"><text:span text:style-name="T1679">checking whether _XOPEN_SOURCE should be defined... no</text:span></text:p>
      <text:p text:style-name="P1680"><text:span text:style-name="T1681">checking for gcc... (cached) gcc</text:span></text:p>
      <text:p text:style-name="P1682"><text:span text:style-name="T1683">checking whether the compiler supports GNU C... (cached) yes</text:span></text:p>
      <text:p text:style-name="P1684"><text:span text:style-name="T1685">checking whether gcc accepts -g... (cached) yes</text:span></text:p>
      <text:p text:style-name="P1686"><text:span text:style-name="T1687">checking for gcc option to enable C11 features... (cached) none needed</text:span></text:p>
      <text:p text:style-name="P1688"><text:span text:style-name="T1689">checking whether gcc understands -c and -o together... (cached) yes</text:span></text:p>
      <text:p text:style-name="P1690"><text:span text:style-name="T1691">checking dependency style of gcc... (cached) gcc3</text:span></text:p>
      <text:p text:style-name="P1692"><text:span text:style-name="T1693">checking whether C compiler accepts -fdiagnostics-show-option... yes</text:span></text:p>
      <text:p text:style-name="P1694"><text:span text:style-name="T1695">checking whether C compiler accepts -Wassign-enum... no</text:span></text:p>
      <text:p text:style-name="P1696"><text:span text:style-name="T1697">checking whether C compiler accepts -Wbad-function-cast... yes</text:span></text:p>
      <text:p text:style-name="P1698"><text:span text:style-name="T1699">checking whether C compiler accepts -Wcomment... yes</text:span></text:p>
      <text:soft-page-break/>
      <text:p text:style-name="P1700"><text:span text:style-name="T1701">checking whether C compiler accepts -Wconditional-uninitialized... no</text:span></text:p>
      <text:p text:style-name="P1702"><text:span text:style-name="T1703">checking whether C compiler accepts -Wdeclaration-after-statement... yes</text:span></text:p>
      <text:p text:style-name="P1704"><text:span text:style-name="T1705">checking whether C compiler accepts -Wfloat-conversion... yes</text:span></text:p>
      <text:p text:style-name="P1706"><text:span text:style-name="T1707">checking whether C compiler accepts -Wfloat-equal... yes</text:span></text:p>
      <text:p text:style-name="P1708"><text:span text:style-name="T1709">checking whether C compiler accepts -Wformat... yes</text:span></text:p>
      <text:p text:style-name="P1710"><text:span text:style-name="T1711">checking whether C compiler accepts -Wformat-security... yes</text:span></text:p>
      <text:p text:style-name="P1712"><text:span text:style-name="T1713">checking whether C compiler accepts -Wformat-signedness... yes</text:span></text:p>
      <text:p text:style-name="P1714"><text:span text:style-name="T1715">checking whether C compiler accepts -Wimplicit... yes</text:span></text:p>
      <text:p text:style-name="P1716"><text:span text:style-name="T1717">checking whether C compiler accepts -Wimplicit-fallthrough... yes</text:span></text:p>
      <text:p text:style-name="P1718"><text:span text:style-name="T1719">checking whether C compiler accepts -Wignored-qualifiers... yes</text:span></text:p>
      <text:p text:style-name="P1720"><text:span text:style-name="T1721">checking whether C compiler accepts -Wlogical-not-parentheses... yes</text:span></text:p>
      <text:p text:style-name="P1722"><text:span text:style-name="T1723">checking whether C compiler accepts -Wmaybe-uninitialized... yes</text:span></text:p>
      <text:p text:style-name="P1724"><text:span text:style-name="T1725">checking whether C compiler accepts -Wmissing-braces... yes</text:span></text:p>
      <text:p text:style-name="P1726"><text:span text:style-name="T1727">checking whether C compiler accepts -Wmissing-declarations... yes</text:span></text:p>
      <text:p text:style-name="P1728"><text:span text:style-name="T1729">checking whether C compiler accepts -Wmissing-field-initializers... yes</text:span></text:p>
      <text:p text:style-name="P1730"><text:span text:style-name="T1731">checking whether C compiler accepts -Wmissing-format-attribute... yes</text:span></text:p>
      <text:p text:style-name="P1732"><text:span text:style-name="T1733">checking whether C compiler accepts -Wmissing-parameter-type... yes</text:span></text:p>
      <text:p text:style-name="P1734"><text:span text:style-name="T1735">checking whether C compiler accepts -Wmissing-prototypes... yes</text:span></text:p>
      <text:p text:style-name="P1736"><text:span text:style-name="T1737">checking whether C compiler accepts -Wmissing-variable-declarations... no</text:span></text:p>
      <text:p text:style-name="P1738"><text:span text:style-name="T1739">checking whether C compiler accepts -Wnested-externs... yes</text:span></text:p>
      <text:p text:style-name="P1740"><text:span text:style-name="T1741">checking whether C compiler accepts -Wno-long-long... yes</text:span></text:p>
      <text:p text:style-name="P1742"><text:span text:style-name="T1743">checking whether C compiler accepts -Wno-unreachable-code... yes</text:span></text:p>
      <text:p text:style-name="P1744"><text:span text:style-name="T1745">checking whether C compiler accepts -Wparentheses... yes</text:span></text:p>
      <text:p text:style-name="P1746"><text:span text:style-name="T1747">checking whether C compiler accepts -Wpointer-arith... yes</text:span></text:p>
      <text:p text:style-name="P1748"><text:span text:style-name="T1749">checking whether C compiler accepts -Wpointer-sign... yes</text:span></text:p>
      <text:p text:style-name="P1750"><text:span text:style-name="T1751">checking whether C compiler accepts -Wredundant-decls... yes</text:span></text:p>
      <text:p text:style-name="P1752"><text:span text:style-name="T1753">checking whether C compiler accepts -Wreturn-type... yes</text:span></text:p>
      <text:p text:style-name="P1754"><text:span text:style-name="T1755">checking whether C compiler accepts -Wsequence-point... yes</text:span></text:p>
      <text:p text:style-name="P1756"><text:span text:style-name="T1757">checking whether C compiler accepts -Wshadow... yes</text:span></text:p>
      <text:p text:style-name="P1758"><text:span text:style-name="T1759">checking whether C compiler accepts -Wsign-compare... yes</text:span></text:p>
      <text:p text:style-name="P1760"><text:span text:style-name="T1761">checking whether C compiler accepts -Wstrict-prototypes... yes</text:span></text:p>
      <text:p text:style-name="P1762"><text:span text:style-name="T1763">checking whether C compiler accepts -Wswitch... yes</text:span></text:p>
      <text:p text:style-name="P1764"><text:span text:style-name="T1765">checking whether C compiler accepts -Wswitch-default... yes</text:span></text:p>
      <text:p text:style-name="P1766"><text:span text:style-name="T1767">checking whether C compiler accepts -Wtype-limits... yes</text:span></text:p>
      <text:p text:style-name="P1768"><text:span text:style-name="T1769">checking whether C compiler accepts -Wundef... yes</text:span></text:p>
      <text:p text:style-name="P1770"><text:span text:style-name="T1771">checking whether C compiler accepts -Wuninitialized... yes</text:span></text:p>
      <text:p text:style-name="P1772"><text:span text:style-name="T1773">checking whether C compiler accepts -Wunreachable-code... yes</text:span></text:p>
      <text:p text:style-name="P1774"><text:span text:style-name="T1775">checking whether C compiler accepts -Wunused-but-set-variable... yes</text:span></text:p>
      <text:p text:style-name="P1776"><text:span text:style-name="T1777">checking whether C compiler accepts -Wunused-function... yes</text:span></text:p>
      <text:p text:style-name="P1778"><text:span text:style-name="T1779">checking whether C compiler accepts -Wunused-label... yes</text:span></text:p>
      <text:p text:style-name="P1780"><text:span text:style-name="T1781">checking whether C compiler accepts -Wunused-parameter... yes</text:span></text:p>
      <text:p text:style-name="P1782"><text:span text:style-name="T1783">checking whether C compiler accepts -Wunused-result... yes</text:span></text:p>
      <text:p text:style-name="P1784"><text:span text:style-name="T1785">checking whether C compiler accepts -Wunused-value... yes</text:span></text:p>
      <text:p text:style-name="P1786"><text:span text:style-name="T1787">checking whether C compiler accepts -Wunused-variable... yes</text:span></text:p>
      <text:p text:style-name="P1788"><text:span text:style-name="T1789">checking whether C compiler accepts -Wwrite-strings... yes</text:span></text:p>
      <text:p text:style-name="P1790"><text:span text:style-name="T1791">checking for __attribute__((fallthrough))... yes</text:span></text:p>
      <text:p text:style-name="P1792"><text:span text:style-name="T1793">checking how to print strings... printf</text:span></text:p>
      <text:p text:style-name="P1794"><text:span text:style-name="T1795">checking for a sed that does not truncate output... /usr/bin/sed</text:span></text:p>
      <text:p text:style-name="P1796"><text:span text:style-name="T1797">checking for grep that handles long lines and -e... /usr/bin/grep</text:span></text:p>
      <text:p text:style-name="P1798"><text:span text:style-name="T1799">checking for egrep... /usr/bin/grep -E</text:span></text:p>
      <text:p text:style-name="P1800"><text:span text:style-name="T1801">checking for fgrep... /usr/bin/grep -F</text:span></text:p>
      <text:p text:style-name="P1802"><text:span text:style-name="T1803">checking for ld used by gcc... /usr/bin/ld</text:span></text:p>
      <text:p text:style-name="P1804"><text:span text:style-name="T1805">checking if the linker (/usr/bin/ld) is GNU ld... yes</text:span></text:p>
      <text:p text:style-name="P1806"><text:span text:style-name="T1807">checking for BSD- or MS-compatible name lister (nm)... /usr/bin/nm -B</text:span></text:p>
      <text:p text:style-name="P1808"><text:span text:style-name="T1809">checking the name lister (/usr/bin/nm -B) interface... BSD nm</text:span></text:p>
      <text:p text:style-name="P1810"><text:span text:style-name="T1811">checking whether ln -s works... yes</text:span></text:p>
      <text:p text:style-name="P1812"><text:span text:style-name="T1813">checking the maximum length of command line arguments... 1572864</text:span></text:p>
      <text:soft-page-break/>
      <text:p text:style-name="P1814"><text:span text:style-name="T1815">checking how to convert x86_64-pc-linux-gnu file names to x86_64-pc-linux-gnu format... func_convert_file_noop</text:span></text:p>
      <text:p text:style-name="P1816"><text:span text:style-name="T1817">checking how to convert x86_64-pc-linux-gnu file names to toolchain format... func_convert_file_noop</text:span></text:p>
      <text:p text:style-name="P1818"><text:span text:style-name="T1819">checking for /usr/bin/ld option to reload object files... -r</text:span></text:p>
      <text:p text:style-name="P1820"><text:span text:style-name="T1821">checking for file... file</text:span></text:p>
      <text:p text:style-name="P1822"><text:span text:style-name="T1823">checking for objdump... objdump</text:span></text:p>
      <text:p text:style-name="P1824"><text:span text:style-name="T1825">checking how to recognize dependent libraries... pass_all</text:span></text:p>
      <text:p text:style-name="P1826"><text:span text:style-name="T1827">checking for dlltool... no</text:span></text:p>
      <text:p text:style-name="P1828"><text:span text:style-name="T1829">checking how to associate runtime and link libraries... printf %s\n</text:span></text:p>
      <text:p text:style-name="P1830"><text:span text:style-name="T1831">checking for ar... ar</text:span></text:p>
      <text:p text:style-name="P1832"><text:span text:style-name="T1833">checking for archiver @FILE support... @</text:span></text:p>
      <text:p text:style-name="P1834"><text:span text:style-name="T1835">checking for strip... strip</text:span></text:p>
      <text:p text:style-name="P1836"><text:span text:style-name="T1837">checking for ranlib... ranlib</text:span></text:p>
      <text:p text:style-name="P1838"><text:span text:style-name="T1839">checking command to parse /usr/bin/nm -B output from gcc object... ok</text:span></text:p>
      <text:p text:style-name="P1840"><text:span text:style-name="T1841">checking for sysroot... no</text:span></text:p>
      <text:p text:style-name="P1842"><text:span text:style-name="T1843">checking for a working dd... /usr/bin/dd</text:span></text:p>
      <text:p text:style-name="P1844"><text:span text:style-name="T1845">checking how to truncate binary pipes... /usr/bin/dd bs=4096 count=1</text:span></text:p>
      <text:p text:style-name="P1846"><text:span text:style-name="T1847">checking for mt... mt</text:span></text:p>
      <text:p text:style-name="P1848"><text:span text:style-name="T1849">checking if mt is a manifest tool... no</text:span></text:p>
      <text:p text:style-name="P1850"><text:span text:style-name="T1851">checking for dlfcn.h... yes</text:span></text:p>
      <text:p text:style-name="P1852"><text:span text:style-name="T1853">checking for objdir... .libs</text:span></text:p>
      <text:p text:style-name="P1854"><text:span text:style-name="T1855">checking if gcc supports -fno-rtti -fno-exceptions... no</text:span></text:p>
      <text:p text:style-name="P1856"><text:span text:style-name="T1857">checking for gcc option to produce PIC... -fPIC -DPIC</text:span></text:p>
      <text:p text:style-name="P1858"><text:span text:style-name="T1859">checking if gcc PIC flag -fPIC -DPIC works... yes</text:span></text:p>
      <text:p text:style-name="P1860"><text:span text:style-name="T1861">checking if gcc static flag -static works... yes</text:span></text:p>
      <text:p text:style-name="P1862"><text:span text:style-name="T1863">checking if gcc supports -c -o file.o... yes</text:span></text:p>
      <text:p text:style-name="P1864"><text:span text:style-name="T1865">checking if gcc supports -c -o file.o... (cached) yes</text:span></text:p>
      <text:p text:style-name="P1866"><text:span text:style-name="T1867">checking whether the gcc linker (/usr/bin/ld -m elf_x86_64) supports shared libraries... yes</text:span></text:p>
      <text:p text:style-name="P1868"><text:span text:style-name="T1869">checking whether -lc should be explicitly linked in... no</text:span></text:p>
      <text:p text:style-name="P1870"><text:span text:style-name="T1871">checking dynamic linker characteristics... GNU/Linux ld.so</text:span></text:p>
      <text:p text:style-name="P1872"><text:span text:style-name="T1873">checking how to hardcode library paths into programs... immediate</text:span></text:p>
      <text:p text:style-name="P1874"><text:span text:style-name="T1875">checking whether stripping libraries is possible... yes</text:span></text:p>
      <text:p text:style-name="P1876"><text:span text:style-name="T1877">checking if libtool supports shared libraries... yes</text:span></text:p>
      <text:p text:style-name="P1878"><text:span text:style-name="T1879">checking whether to build shared libraries... yes</text:span></text:p>
      <text:p text:style-name="P1880"><text:span text:style-name="T1881">checking whether to build static libraries... yes</text:span></text:p>
      <text:p text:style-name="P1882"><text:span text:style-name="T1883">checking for pkg-config... no</text:span></text:p>
      <text:p text:style-name="P1884"><text:span text:style-name="T1885">checking whether ln -s works... yes</text:span></text:p>
      <text:p text:style-name="P1886"><text:span text:style-name="T1887">checking for nroff... true</text:span></text:p>
      <text:p text:style-name="P1888"><text:span text:style-name="T1889">checking for manual formatting macros... -mandoc</text:span></text:p>
      <text:p text:style-name="P1890"><text:span text:style-name="T1891">checking for option to disable ANSI color in manuals... none</text:span></text:p>
      <text:p text:style-name="P1892"><text:span text:style-name="T1893">checking if nroff accepts -Tlatin1 or -Tascii... -Tlatin1</text:span></text:p>
      <text:p text:style-name="P1894"><text:span text:style-name="T1895">checking for file... true</text:span></text:p>
      <text:p text:style-name="P1896"><text:span text:style-name="T1897">checking for -z option to file command... yes</text:span></text:p>
      <text:p text:style-name="P1898"><text:span text:style-name="T1899">checking for -b option to file command... yes</text:span></text:p>
      <text:p text:style-name="P1900"><text:span text:style-name="T1901">checking for -L option to file command... yes</text:span></text:p>
      <text:p text:style-name="P1902"><text:span text:style-name="T1903">checking for -S option to file command... yes</text:span></text:p>
      <text:p text:style-name="P1904"><text:span text:style-name="T1905">checking for gnome-moz-remote... no</text:span></text:p>
      <text:p text:style-name="P1906"><text:span text:style-name="T1907">checking for mozilla... no</text:span></text:p>
      <text:p text:style-name="P1908"><text:span text:style-name="T1909">checking for firefox... firefox</text:span></text:p>
      <text:p text:style-name="P1910"><text:span text:style-name="T1911">checking for ar... (cached) ar</text:span></text:p>
      <text:p text:style-name="P1912"><text:span text:style-name="T1913">checking for CHECK... no</text:span></text:p>
      <text:p text:style-name="P1914"><text:span text:style-name="T1915">configure: WARNING: 'Check' testing framework not found. Check your environment</text:span></text:p>
      <text:p text:style-name="P1916"><text:span text:style-name="T1917">checking for sighandler_t... yes</text:span></text:p>
      <text:p text:style-name="P1918"><text:span text:style-name="T1919">checking for GLIB... no</text:span></text:p>
      <text:p text:style-name="P1920"><text:span text:style-name="T1921">configure: error: glib-2.0 not found or version too old (must be &gt;= 2.30)</text:span></text:p>
      <text:p text:style-name="P1922"><text:span text:style-name="T1923">make: *** Не заданы цели и не найден make-файл. <text:s/>Останов.</text:span></text:p>
      <text:soft-page-break/>
      <text:p text:style-name="P1924"><text:span text:style-name="T1925">make: *** Нет правила для сборки цели «install». <text:s/>Останов</text:span><text:span text:style-name="T1926">.</text:span></text:p>
      <text:p text:style-name="P1927"><text:span text:style-name="T1928">bonew@GB-virtual-machine:~/Animals/mc-4.8.29$ wget https://dl.google.com/linux/direct/google-chrome-stable_current_amd64.deb</text:span></text:p>
      <text:p text:style-name="P1929"><text:span text:style-name="T1930">--2023-07-12 00:32:22-- <text:s/>https://dl.google.com/linux/direct/google-chrome-stable_current_amd64.deb</text:span></text:p>
      <text:p text:style-name="P1931"><text:span text:style-name="T1932">Распознаётся</text:span><text:span text:style-name="T1933"><text:s/>dl.google.com (dl.google.com)…<text:s/></text:span><text:span text:style-name="T1934">108.177.14.136, 108.177.14.190, 108.177.14.91, ...</text:span></text:p>
      <text:p text:style-name="P1935"><text:span text:style-name="T1936">Подключение к dl.google.com (dl.google.com)|108.177.14.136|:443... соединение установлено.</text:span></text:p>
      <text:p text:style-name="P1937"><text:span text:style-name="T1938">HTTP-запрос отправлен. Ожидание ответа…<text:s/></text:span><text:span text:style-name="T1939">200 OK</text:span></text:p>
      <text:p text:style-name="P1940"><text:span text:style-name="T1941">Длина</text:span><text:span text:style-name="T1942">: 94327756 (90M) [application/x-debian-package]</text:span></text:p>
      <text:p text:style-name="P1943"><text:span text:style-name="T1944">Сохранение</text:span><text:span text:style-name="T1945"><text:s/></text:span><text:span text:style-name="T1946">в</text:span><text:span text:style-name="T1947">: ‘google-chrome-stable_current_amd64.deb’</text:span></text:p>
      <text:p text:style-name="P1948"/>
      <text:p text:style-name="P1949"><text:span text:style-name="T1950">google-chrome-stable_current_amd64.deb <text:s text:c="4"/>100%[======================================================================================&gt;] <text:s/>89,96M <text:s/>68,3MB/s <text:s text:c="3"/></text:span><text:span text:style-name="T1951">за</text:span><text:span text:style-name="T1952"><text:s/>1,3s</text:span></text:p>
      <text:p text:style-name="P1953"/>
      <text:p text:style-name="P1954"><text:span text:style-name="T1955">2023-07-12 00:32:23 (68,3 MB/s) - ‘google-chrome-stable_current_amd64.deb’<text:s/></text:span><text:span text:style-name="T1956">сохранён</text:span><text:span text:style-name="T1957"><text:s/>[94327756/94327756]</text:span></text:p>
      <text:p text:style-name="P1958"/>
      <text:p text:style-name="P1959">bonew@GB-virtual-machine:~/Animals/mc-4.8.29$ sudo dpkg -i google-chrome-stable_current_amd64.deb -y</text:p>
      <text:p text:style-name="P1960"><text:span text:style-name="T1961">dpkg:</text:span><text:span text:style-name="T1962"><text:s/></text:span><text:span text:style-name="T1963">ошибка:</text:span><text:span text:style-name="T1964"><text:s/>cannot access archive '-y': Нет такого файла или каталога</text:span></text:p>
      <text:p text:style-name="P1965"><text:span text:style-name="T1966">bonew@GB-virtual-machine:~/Animals/mc-4.8.29$ sudo dpkg -i google-chrome-stable_current_amd64.deb</text:span></text:p>
      <text:p text:style-name="P1967"><text:span text:style-name="T1968">Выбор ранее не выбранного пакета google-chrome-stable.</text:span></text:p>
      <text:p text:style-name="P1969"><text:span text:style-name="T1970">(Чтение базы данных … на данный момент установлено 237360 файлов и каталогов.)</text:span></text:p>
      <text:p text:style-name="P1971"><text:span text:style-name="T1972">Подготовка</text:span><text:span text:style-name="T1973"><text:s/></text:span><text:span text:style-name="T1974">к</text:span><text:span text:style-name="T1975"><text:s/></text:span><text:span text:style-name="T1976">распаковке</text:span><text:span text:style-name="T1977"><text:s/>google-chrome-stable_current_amd64.deb …</text:span></text:p>
      <text:p text:style-name="P1978"><text:span text:style-name="T1979">Распаковывается</text:span><text:span text:style-name="T1980"><text:s/>google-chrome-stable (114.0.5735.198-1) …</text:span></text:p>
      <text:p text:style-name="P1981"><text:span text:style-name="T1982">Настраивается</text:span><text:span text:style-name="T1983"><text:s/></text:span><text:span text:style-name="T1984">пакет</text:span><text:span text:style-name="T1985"><text:s/>google-chrome-stable (114.0.5735.198-1) …</text:span></text:p>
      <text:p text:style-name="P1986"><text:span text:style-name="T1987">update-alternatives: используется /usr/bin/google-chrome-stable для предоставления /usr/bin/x-www-browser (x-www-browser) в автоматическом режиме</text:span></text:p>
      <text:p text:style-name="P1988"><text:span text:style-name="T1989">update-alternatives: используется /usr/bin/google-chrome-stable для предоставления /usr/bin/gnome-www-browser (gnome-www-browser) в автоматическом режиме</text:span></text:p>
      <text:p text:style-name="P1990"><text:span text:style-name="T1991">update-alternatives: используется /usr/bin/google-chrome-stable для предоставления /usr/bin/google-chrome (google-chrome) в автоматическом режиме</text:span></text:p>
      <text:p text:style-name="P1992"><text:span text:style-name="T1993">Обрабатываются триггеры для mailcap (3.70+nmu1ubuntu1) …</text:span></text:p>
      <text:p text:style-name="P1994"><text:span text:style-name="T1995">Обрабатываются триггеры для gnome-menus (3.36.0-1ubuntu3) …</text:span></text:p>
      <text:p text:style-name="P1996"><text:span text:style-name="T1997">Обрабатываются триггеры для desktop-file-utils (0.26-1ubuntu4) …</text:span></text:p>
      <text:p text:style-name="P1998"><text:span text:style-name="T1999">Обрабатываются триггеры для man-db (2.10.2-2) …</text:span></text:p>
      <text:p text:style-name="P2000">bonew@GB-virtual-machine:~/Animals/mc-4.8.29$ sudo apt purge google-chrome-stable</text:p>
      <text:p text:style-name="P2001"><text:span text:style-name="T2002">Чтение списков пакетов… Готово</text:span></text:p>
      <text:p text:style-name="P2003"><text:span text:style-name="T2004">Построение дерева зависимостей… Готово</text:span></text:p>
      <text:p text:style-name="P2005"><text:span text:style-name="T2006">Чтение информации о состоянии… Готово</text:span></text:p>
      <text:p text:style-name="P2007"><text:span text:style-name="T2008">Следующие пакеты устанавливались автоматически и больше не требуются:</text:span></text:p>
      <text:p text:style-name="P2009"><text:span text:style-name="T2010"><text:s text:c="2"/>libssh2-1 mc-data</text:span></text:p>
      <text:p text:style-name="P2011"><text:span text:style-name="T2012">Для их удаления используйте «sudo apt autoremove».</text:span></text:p>
      <text:p text:style-name="P2013"><text:span text:style-name="T2014">Следующие пакеты будут УДАЛЕНЫ:</text:span></text:p>
      <text:p text:style-name="P2015"><text:span text:style-name="T2016"><text:s text:c="2"/>google-chrome-stable</text:span><text:span text:style-name="T2017">z</text:span><text:span text:style-name="T2018">*</text:span></text:p>
      <text:p text:style-name="P2019"><text:span text:style-name="T2020">Обновлено 0 пакетов, установлено 0 новых пакетов, для удаления отмечено 1 пакетов, и 5 пакетов не обновлено.</text:span></text:p>
      <text:p text:style-name="P2021"><text:span text:style-name="T2022">После данной операции объём занятого дискового пространства уменьшится на 322 MB.</text:span></text:p>
      <text:p text:style-name="P2023"><text:span text:style-name="T2024">Хотите продолжить? [Д/н] y</text:span></text:p>
      <text:p text:style-name="P2025"><text:span text:style-name="T2026">(Чтение базы данных … на данный момент установлено 237474 файла и каталога.)</text:span></text:p>
      <text:p text:style-name="P2027"><text:span text:style-name="T2028">Удаляется google-chrome-stable (114.0.5735.198-1) …</text:span></text:p>
      <text:p text:style-name="P2029"><text:span text:style-name="T2030">update-alternatives: используется /usr/bin/firefox для предоставления /usr/bin/x-www-browser (x-www-browser) в автоматическом режиме</text:span></text:p>
      <text:soft-page-break/>
      <text:p text:style-name="P2031"><text:span text:style-name="T2032">update-alternatives: используется /usr/bin/firefox для предоставления /usr/bin/gnome-www-browser (gnome-www-browser) в автоматическом режиме</text:span></text:p>
      <text:p text:style-name="P2033"><text:span text:style-name="T2034">Обрабатываются триггеры для gnome-menus (3.36.0-1ubuntu3) …</text:span></text:p>
      <text:p text:style-name="P2035"><text:span text:style-name="T2036">Обрабатываются триггеры для man-db (2.10.2-2) …</text:span></text:p>
      <text:p text:style-name="P2037"><text:span text:style-name="T2038">Обрабатываются триггеры для mailcap (3.70+nmu1ubuntu1) …</text:span></text:p>
      <text:p text:style-name="P2039"><text:span text:style-name="T2040">Обрабатываются триггеры для desktop-file-utils (0.26-1ubuntu4) …</text:span></text:p>
      <text:p text:style-name="P2041"><text:span text:style-name="T2042">(Чтение базы данных … на данный момент установлено 237360 файлов и каталогов.)</text:span></text:p>
      <text:p text:style-name="P2043"><text:span text:style-name="T2044">Вычищаются файлы настройки пакета google-chrome-stable (114.0.5735.198-1) …</text:span></text:p>
      <text:p text:style-name="P2045"><text:span text:style-name="T2046">bonew@GB-virtual-machine:~/Animals/mc-4.8.29$</text:span></text:p>
      <text:p text:style-name="P20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</meta:initial-creator>
    <dc:creator>q</dc:creator>
    <meta:creation-date>2023-07-11T22:17:00Z</meta:creation-date>
    <dc:date>2023-07-11T22:18:00Z</dc:date>
    <meta:template xlink:href="Normal" xlink:type="simple"/>
    <meta:editing-cycles>2</meta:editing-cycles>
    <meta:editing-duration>PT60S</meta:editing-duration>
    <meta:document-statistic meta:page-count="17" meta:paragraph-count="91" meta:word-count="6824" meta:character-count="45634" meta:row-count="324" meta:non-whitespace-character-count="38901"/>
  </office:meta>
</office:document-meta>
</file>